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1_errors" table:style-name="ta1">
        <table:shapes>
          <draw:frame draw:z-index="0" draw:style-name="gr1" draw:text-style-name="P1" svg:width="13.1969in" svg:height="7.4228in" svg:x="0in" svg:y="0.0394in">
            <draw:object draw:notify-on-update-of-ranges="model1_errors.A1:model1_errors.A1 model1_errors.A2:model1_errors.A148 model1_errors.B1:model1_errors.B1 model1_errors.B2:model1_errors.B148 model1_errors.A1:model1_errors.A1 model1_errors.A2:model1_errors.A148 model1_errors.C1:model1_errors.C1 model1_errors.C2:model1_errors.C148 model1_errors.A1:model1_errors.A1 model1_errors.A2:model1_errors.A148 model1_errors.D1:model1_errors.D1 model1_errors.D2:model1_errors.D148 model1_errors.A1:model1_errors.A1 model1_errors.A2:model1_errors.A148 model1_errors.E1:model1_errors.E1 model1_errors.E2:model1_errors.E148 model1_errors.A1:model1_errors.A1 model1_errors.A2:model1_errors.A148 model1_errors.F1:model1_errors.F1 model1_errors.F2:model1_errors.F148 model1_errors.A1:model1_errors.A1 model1_errors.A2:model1_errors.A148 model1_errors.G1:model1_errors.G1 model1_errors.G2:model1_errors.G148 model1_errors.A1:model1_errors.A1 model1_errors.A2:model1_errors.A148 model1_errors.H1:model1_errors.H1 model1_errors.H2:model1_errors.H148 model1_errors.A1:model1_errors.A1 model1_errors.A2:model1_errors.A148 model1_errors.I1:model1_errors.I1 model1_errors.I2:model1_errors.I148 model1_errors.A1:model1_errors.A1 model1_errors.A2:model1_errors.A148 model1_errors.J1:model1_errors.J1 model1_errors.J2:model1_errors.J148 model1_errors.A1:model1_errors.A1 model1_errors.A2:model1_errors.A148 model1_errors.K1:model1_errors.K1 model1_errors.K2:model1_errors.K148 model1_errors.A1:model1_errors.A1 model1_errors.A2:model1_errors.A148 model1_errors.L1:model1_errors.L1 model1_errors.L2:model1_errors.L148 model1_errors.A1:model1_errors.A1 model1_errors.A2:model1_errors.A148 model1_errors.M1:model1_errors.M1 model1_errors.M2:model1_errors.M148 model1_errors.A1:model1_errors.A1 model1_errors.A2:model1_errors.A148 model1_errors.N1:model1_errors.N1 model1_errors.N2:model1_errors.N148 model1_errors.A1:model1_errors.A1 model1_errors.A2:model1_errors.A148 model1_errors.O1:model1_errors.O1 model1_errors.O2:model1_errors.O148 model1_errors.A1:model1_errors.A1 model1_errors.A2:model1_errors.A148 model1_errors.P1:model1_errors.P1 model1_errors.P2:model1_errors.P148 model1_errors.A1:model1_errors.A1 model1_errors.A2:model1_errors.A148 model1_errors.Q1:model1_errors.Q1 model1_errors.Q2:model1_errors.Q1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float" office:value="500119" calcext:value-type="float">
            <text:p>500119</text:p>
          </table:table-cell>
          <table:table-cell office:value-type="float" office:value="500143" calcext:value-type="float">
            <text:p>500143</text:p>
          </table:table-cell>
          <table:table-cell office:value-type="float" office:value="500178" calcext:value-type="float">
            <text:p>500178</text:p>
          </table:table-cell>
          <table:table-cell office:value-type="float" office:value="500208" calcext:value-type="float">
            <text:p>500208</text:p>
          </table:table-cell>
          <table:table-cell office:value-type="float" office:value="500224" calcext:value-type="float">
            <text:p>500224</text:p>
          </table:table-cell>
          <table:table-cell office:value-type="float" office:value="500496" calcext:value-type="float">
            <text:p>500496</text:p>
          </table:table-cell>
          <table:table-cell office:value-type="float" office:value="544256" calcext:value-type="float">
            <text:p>544256</text:p>
          </table:table-cell>
          <table:table-cell office:value-type="float" office:value="546135" calcext:value-type="float">
            <text:p>546135</text:p>
          </table:table-cell>
          <table:table-cell office:value-type="float" office:value="554782" calcext:value-type="float">
            <text:p>554782</text:p>
          </table:table-cell>
          <table:table-cell office:value-type="float" office:value="554791" calcext:value-type="float">
            <text:p>554791</text:p>
          </table:table-cell>
          <table:table-cell office:value-type="float" office:value="554804" calcext:value-type="float">
            <text:p>554804</text:p>
          </table:table-cell>
          <table:table-cell office:value-type="float" office:value="554821" calcext:value-type="float">
            <text:p>554821</text:p>
          </table:table-cell>
          <table:table-cell office:value-type="float" office:value="555134" calcext:value-type="float">
            <text:p>555134</text:p>
          </table:table-cell>
          <table:table-cell office:value-type="float" office:value="563889" calcext:value-type="float">
            <text:p>563889</text:p>
          </table:table-cell>
          <table:table-cell office:value-type="float" office:value="569810" calcext:value-type="float">
            <text:p>569810</text:p>
          </table:table-cell>
          <table:table-cell office:value-type="float" office:value="582786" calcext:value-type="float">
            <text:p>582786</text:p>
          </table:table-cell>
        </table:table-row>
        <table:table-row table:style-name="ro1">
          <table:table-cell office:value-type="date" office:date-value="2018-10-06T16:34:00" calcext:value-type="date">
            <text:p>2018-10-06T16:34:00</text:p>
          </table:table-cell>
          <table:table-cell table:number-columns-repeated="11"/>
          <table:table-cell office:value-type="float" office:value="4.14784517331794" calcext:value-type="float">
            <text:p>4.14784517331794</text:p>
          </table:table-cell>
          <table:table-cell table:number-columns-repeated="4"/>
        </table:table-row>
        <table:table-row table:style-name="ro1">
          <table:table-cell office:value-type="date" office:date-value="2018-10-06T16:39:00" calcext:value-type="date">
            <text:p>2018-10-06T16:39:00</text:p>
          </table:table-cell>
          <table:table-cell table:number-columns-repeated="11"/>
          <table:table-cell office:value-type="float" office:value="2.07229005533018" calcext:value-type="float">
            <text:p>2.07229005533018</text:p>
          </table:table-cell>
          <table:table-cell table:number-columns-repeated="4"/>
        </table:table-row>
        <table:table-row table:style-name="ro1">
          <table:table-cell office:value-type="date" office:date-value="2018-10-06T16:44:00" calcext:value-type="date">
            <text:p>2018-10-06T16:44:00</text:p>
          </table:table-cell>
          <table:table-cell table:number-columns-repeated="11"/>
          <table:table-cell office:value-type="float" office:value="2.13974370689464" calcext:value-type="float">
            <text:p>2.13974370689464</text:p>
          </table:table-cell>
          <table:table-cell table:number-columns-repeated="4"/>
        </table:table-row>
        <table:table-row table:style-name="ro1">
          <table:table-cell office:value-type="date" office:date-value="2018-10-06T16:49:00" calcext:value-type="date">
            <text:p>2018-10-06T16:49:00</text:p>
          </table:table-cell>
          <table:table-cell table:number-columns-repeated="9"/>
          <table:table-cell office:value-type="float" office:value="1.06881384898879" calcext:value-type="float">
            <text:p>1.06881384898879</text:p>
          </table:table-cell>
          <table:table-cell/>
          <table:table-cell office:value-type="float" office:value="1.69110239452956" calcext:value-type="float">
            <text:p>1.69110239452956</text:p>
          </table:table-cell>
          <table:table-cell table:number-columns-repeated="4"/>
        </table:table-row>
        <table:table-row table:style-name="ro1">
          <table:table-cell office:value-type="date" office:date-value="2018-10-06T16:54:00" calcext:value-type="date">
            <text:p>2018-10-06T16:54:00</text:p>
          </table:table-cell>
          <table:table-cell table:number-columns-repeated="9"/>
          <table:table-cell office:value-type="float" office:value="1.23316586872454" calcext:value-type="float">
            <text:p>1.23316586872454</text:p>
          </table:table-cell>
          <table:table-cell/>
          <table:table-cell office:value-type="float" office:value="1.30849091318398" calcext:value-type="float">
            <text:p>1.30849091318398</text:p>
          </table:table-cell>
          <table:table-cell table:number-columns-repeated="4"/>
        </table:table-row>
        <table:table-row table:style-name="ro1">
          <table:table-cell office:value-type="date" office:date-value="2018-10-06T16:59:00" calcext:value-type="date">
            <text:p>2018-10-06T16:59:00</text:p>
          </table:table-cell>
          <table:table-cell table:number-columns-repeated="9"/>
          <table:table-cell office:value-type="float" office:value="0.99329876223673" calcext:value-type="float">
            <text:p>0.99329876223673</text:p>
          </table:table-cell>
          <table:table-cell/>
          <table:table-cell office:value-type="float" office:value="1.25754353699755" calcext:value-type="float">
            <text:p>1.25754353699755</text:p>
          </table:table-cell>
          <table:table-cell table:number-columns-repeated="4"/>
        </table:table-row>
        <table:table-row table:style-name="ro1">
          <table:table-cell office:value-type="date" office:date-value="2018-10-06T17:04:00" calcext:value-type="date">
            <text:p>2018-10-06T17:04:00</text:p>
          </table:table-cell>
          <table:table-cell table:number-columns-repeated="9"/>
          <table:table-cell office:value-type="float" office:value="1.40779559387045" calcext:value-type="float">
            <text:p>1.40779559387045</text:p>
          </table:table-cell>
          <table:table-cell office:value-type="float" office:value="10.4222538120361" calcext:value-type="float">
            <text:p>10.4222538120361</text:p>
          </table:table-cell>
          <table:table-cell office:value-type="float" office:value="1.51050243092452" calcext:value-type="float">
            <text:p>1.51050243092452</text:p>
          </table:table-cell>
          <table:table-cell table:number-columns-repeated="4"/>
        </table:table-row>
        <table:table-row table:style-name="ro1">
          <table:table-cell office:value-type="date" office:date-value="2018-10-06T17:09:00" calcext:value-type="date">
            <text:p>2018-10-06T17:09:00</text:p>
          </table:table-cell>
          <table:table-cell table:number-columns-repeated="9"/>
          <table:table-cell office:value-type="float" office:value="0.924660445809708" calcext:value-type="float">
            <text:p>0.924660445809708</text:p>
          </table:table-cell>
          <table:table-cell office:value-type="float" office:value="3.0541541082363" calcext:value-type="float">
            <text:p>3.0541541082363</text:p>
          </table:table-cell>
          <table:table-cell office:value-type="float" office:value="1.51572066029997" calcext:value-type="float">
            <text:p>1.51572066029997</text:p>
          </table:table-cell>
          <table:table-cell table:number-columns-repeated="2"/>
          <table:table-cell office:value-type="float" office:value="2.86683566664683" calcext:value-type="float">
            <text:p>2.86683566664683</text:p>
          </table:table-cell>
          <table:table-cell/>
        </table:table-row>
        <table:table-row table:style-name="ro1">
          <table:table-cell office:value-type="date" office:date-value="2018-10-06T17:14:00" calcext:value-type="date">
            <text:p>2018-10-06T17:14:00</text:p>
          </table:table-cell>
          <table:table-cell table:number-columns-repeated="9"/>
          <table:table-cell office:value-type="float" office:value="0.997570082808585" calcext:value-type="float">
            <text:p>0.997570082808585</text:p>
          </table:table-cell>
          <table:table-cell office:value-type="float" office:value="2.85427360695044" calcext:value-type="float">
            <text:p>2.85427360695044</text:p>
          </table:table-cell>
          <table:table-cell office:value-type="float" office:value="1.48168788542125" calcext:value-type="float">
            <text:p>1.48168788542125</text:p>
          </table:table-cell>
          <table:table-cell table:number-columns-repeated="2"/>
          <table:table-cell office:value-type="float" office:value="2.42294225609275" calcext:value-type="float">
            <text:p>2.42294225609275</text:p>
          </table:table-cell>
          <table:table-cell/>
        </table:table-row>
        <table:table-row table:style-name="ro1">
          <table:table-cell office:value-type="date" office:date-value="2018-10-06T17:19:00" calcext:value-type="date">
            <text:p>2018-10-06T17:19:00</text:p>
          </table:table-cell>
          <table:table-cell table:number-columns-repeated="9"/>
          <table:table-cell office:value-type="float" office:value="0.990896661749781" calcext:value-type="float">
            <text:p>0.990896661749781</text:p>
          </table:table-cell>
          <table:table-cell office:value-type="float" office:value="2.90886278311499" calcext:value-type="float">
            <text:p>2.90886278311499</text:p>
          </table:table-cell>
          <table:table-cell office:value-type="float" office:value="1.41151524612217" calcext:value-type="float">
            <text:p>1.41151524612217</text:p>
          </table:table-cell>
          <table:table-cell table:number-columns-repeated="2"/>
          <table:table-cell office:value-type="float" office:value="1.55188641874396" calcext:value-type="float">
            <text:p>1.55188641874396</text:p>
          </table:table-cell>
          <table:table-cell/>
        </table:table-row>
        <table:table-row table:style-name="ro1">
          <table:table-cell office:value-type="date" office:date-value="2018-10-06T17:24:00" calcext:value-type="date">
            <text:p>2018-10-06T17:24:00</text:p>
          </table:table-cell>
          <table:table-cell table:number-columns-repeated="7"/>
          <table:table-cell office:value-type="float" office:value="1.34745087068462" calcext:value-type="float">
            <text:p>1.34745087068462</text:p>
          </table:table-cell>
          <table:table-cell/>
          <table:table-cell office:value-type="float" office:value="0.94219826444511" calcext:value-type="float">
            <text:p>0.94219826444511</text:p>
          </table:table-cell>
          <table:table-cell office:value-type="float" office:value="2.91979264369029" calcext:value-type="float">
            <text:p>2.91979264369029</text:p>
          </table:table-cell>
          <table:table-cell office:value-type="float" office:value="1.51017197118517" calcext:value-type="float">
            <text:p>1.51017197118517</text:p>
          </table:table-cell>
          <table:table-cell table:number-columns-repeated="4"/>
        </table:table-row>
        <table:table-row table:style-name="ro1">
          <table:table-cell office:value-type="date" office:date-value="2018-10-06T17:29:00" calcext:value-type="date">
            <text:p>2018-10-06T17:29:00</text:p>
          </table:table-cell>
          <table:table-cell table:number-columns-repeated="5"/>
          <table:table-cell office:value-type="float" office:value="1.00266574062129" calcext:value-type="float">
            <text:p>1.00266574062129</text:p>
          </table:table-cell>
          <table:table-cell table:number-columns-repeated="3"/>
          <table:table-cell office:value-type="float" office:value="0.950366028381524" calcext:value-type="float">
            <text:p>0.950366028381524</text:p>
          </table:table-cell>
          <table:table-cell office:value-type="float" office:value="2.89036028588343" calcext:value-type="float">
            <text:p>2.89036028588343</text:p>
          </table:table-cell>
          <table:table-cell office:value-type="float" office:value="1.46946165962674" calcext:value-type="float">
            <text:p>1.46946165962674</text:p>
          </table:table-cell>
          <table:table-cell table:number-columns-repeated="4"/>
        </table:table-row>
        <table:table-row table:style-name="ro1">
          <table:table-cell office:value-type="date" office:date-value="2018-10-06T17:34:00" calcext:value-type="date">
            <text:p>2018-10-06T17:34:00</text:p>
          </table:table-cell>
          <table:table-cell table:number-columns-repeated="5"/>
          <table:table-cell office:value-type="float" office:value="1.11819742297156" calcext:value-type="float">
            <text:p>1.11819742297156</text:p>
          </table:table-cell>
          <table:table-cell/>
          <table:table-cell office:value-type="float" office:value="1.3193342576276" calcext:value-type="float">
            <text:p>1.3193342576276</text:p>
          </table:table-cell>
          <table:table-cell/>
          <table:table-cell office:value-type="float" office:value="0.904365729667283" calcext:value-type="float">
            <text:p>0.904365729667283</text:p>
          </table:table-cell>
          <table:table-cell office:value-type="float" office:value="2.56045958835463" calcext:value-type="float">
            <text:p>2.56045958835463</text:p>
          </table:table-cell>
          <table:table-cell office:value-type="float" office:value="1.41936514297501" calcext:value-type="float">
            <text:p>1.41936514297501</text:p>
          </table:table-cell>
          <table:table-cell table:number-columns-repeated="2"/>
          <table:table-cell office:value-type="float" office:value="2.22263137800626" calcext:value-type="float">
            <text:p>2.22263137800626</text:p>
          </table:table-cell>
          <table:table-cell/>
        </table:table-row>
        <table:table-row table:style-name="ro1">
          <table:table-cell office:value-type="date" office:date-value="2018-10-06T17:39:00" calcext:value-type="date">
            <text:p>2018-10-06T17:39:00</text:p>
          </table:table-cell>
          <table:table-cell table:number-columns-repeated="5"/>
          <table:table-cell office:value-type="float" office:value="0.699242971271652" calcext:value-type="float">
            <text:p>0.699242971271652</text:p>
          </table:table-cell>
          <table:table-cell office:value-type="float" office:value="1.83291104881448" calcext:value-type="float">
            <text:p>1.83291104881448</text:p>
          </table:table-cell>
          <table:table-cell office:value-type="float" office:value="1.44007965381715" calcext:value-type="float">
            <text:p>1.44007965381715</text:p>
          </table:table-cell>
          <table:table-cell office:value-type="float" office:value="5.18640331703616" calcext:value-type="float">
            <text:p>5.18640331703616</text:p>
          </table:table-cell>
          <table:table-cell office:value-type="float" office:value="1.03902900974571" calcext:value-type="float">
            <text:p>1.03902900974571</text:p>
          </table:table-cell>
          <table:table-cell/>
          <table:table-cell office:value-type="float" office:value="1.20998172531775" calcext:value-type="float">
            <text:p>1.20998172531775</text:p>
          </table:table-cell>
          <table:table-cell table:number-columns-repeated="2"/>
          <table:table-cell office:value-type="float" office:value="0.605193133273843" calcext:value-type="float">
            <text:p>0.605193133273843</text:p>
          </table:table-cell>
          <table:table-cell/>
        </table:table-row>
        <table:table-row table:style-name="ro1">
          <table:table-cell office:value-type="date" office:date-value="2018-10-06T17:44:00" calcext:value-type="date">
            <text:p>2018-10-06T17:44:00</text:p>
          </table:table-cell>
          <table:table-cell table:number-columns-repeated="5"/>
          <table:table-cell office:value-type="float" office:value="0.673631290112061" calcext:value-type="float">
            <text:p>0.673631290112061</text:p>
          </table:table-cell>
          <table:table-cell/>
          <table:table-cell office:value-type="float" office:value="1.09388800292381" calcext:value-type="float">
            <text:p>1.09388800292381</text:p>
          </table:table-cell>
          <table:table-cell/>
          <table:table-cell office:value-type="float" office:value="1.13329429347254" calcext:value-type="float">
            <text:p>1.13329429347254</text:p>
          </table:table-cell>
          <table:table-cell/>
          <table:table-cell office:value-type="float" office:value="1.11468106266469" calcext:value-type="float">
            <text:p>1.11468106266469</text:p>
          </table:table-cell>
          <table:table-cell table:number-columns-repeated="2"/>
          <table:table-cell office:value-type="float" office:value="0.567588725359565" calcext:value-type="float">
            <text:p>0.567588725359565</text:p>
          </table:table-cell>
          <table:table-cell/>
        </table:table-row>
        <table:table-row table:style-name="ro1">
          <table:table-cell office:value-type="date" office:date-value="2018-10-06T17:49:00" calcext:value-type="date">
            <text:p>2018-10-06T17:49:00</text:p>
          </table:table-cell>
          <table:table-cell table:number-columns-repeated="5"/>
          <table:table-cell office:value-type="float" office:value="1.07601746786999" calcext:value-type="float">
            <text:p>1.07601746786999</text:p>
          </table:table-cell>
          <table:table-cell/>
          <table:table-cell office:value-type="float" office:value="0.99029039984905" calcext:value-type="float">
            <text:p>0.99029039984905</text:p>
          </table:table-cell>
          <table:table-cell office:value-type="float" office:value="4.11091968683051" calcext:value-type="float">
            <text:p>4.11091968683051</text:p>
          </table:table-cell>
          <table:table-cell office:value-type="float" office:value="1.19267096682846" calcext:value-type="float">
            <text:p>1.19267096682846</text:p>
          </table:table-cell>
          <table:table-cell office:value-type="float" office:value="2.5474194135237" calcext:value-type="float">
            <text:p>2.5474194135237</text:p>
          </table:table-cell>
          <table:table-cell office:value-type="float" office:value="0.99101538875988" calcext:value-type="float">
            <text:p>0.99101538875988</text:p>
          </table:table-cell>
          <table:table-cell table:number-columns-repeated="2"/>
          <table:table-cell office:value-type="float" office:value="0.885501710413113" calcext:value-type="float">
            <text:p>0.885501710413113</text:p>
          </table:table-cell>
          <table:table-cell/>
        </table:table-row>
        <table:table-row table:style-name="ro1">
          <table:table-cell office:value-type="date" office:date-value="2018-10-06T17:54:00" calcext:value-type="date">
            <text:p>2018-10-06T17:54:00</text:p>
          </table:table-cell>
          <table:table-cell table:number-columns-repeated="5"/>
          <table:table-cell office:value-type="float" office:value="0.746966060611579" calcext:value-type="float">
            <text:p>0.746966060611579</text:p>
          </table:table-cell>
          <table:table-cell office:value-type="float" office:value="1.7001838816267" calcext:value-type="float">
            <text:p>1.7001838816267</text:p>
          </table:table-cell>
          <table:table-cell office:value-type="float" office:value="1.00285716100712" calcext:value-type="float">
            <text:p>1.00285716100712</text:p>
          </table:table-cell>
          <table:table-cell office:value-type="float" office:value="4.1044716365389" calcext:value-type="float">
            <text:p>4.1044716365389</text:p>
          </table:table-cell>
          <table:table-cell office:value-type="float" office:value="0.71831351286275" calcext:value-type="float">
            <text:p>0.71831351286275</text:p>
          </table:table-cell>
          <table:table-cell office:value-type="float" office:value="2.50419688589206" calcext:value-type="float">
            <text:p>2.50419688589206</text:p>
          </table:table-cell>
          <table:table-cell office:value-type="float" office:value="1.15905351338525" calcext:value-type="float">
            <text:p>1.15905351338525</text:p>
          </table:table-cell>
          <table:table-cell table:number-columns-repeated="2"/>
          <table:table-cell office:value-type="float" office:value="0.687831253370563" calcext:value-type="float">
            <text:p>0.687831253370563</text:p>
          </table:table-cell>
          <table:table-cell/>
        </table:table-row>
        <table:table-row table:style-name="ro1">
          <table:table-cell office:value-type="date" office:date-value="2018-10-06T17:59:00" calcext:value-type="date">
            <text:p>2018-10-06T17:59:00</text:p>
          </table:table-cell>
          <table:table-cell table:number-columns-repeated="7"/>
          <table:table-cell office:value-type="float" office:value="1.11610450268924" calcext:value-type="float">
            <text:p>1.11610450268924</text:p>
          </table:table-cell>
          <table:table-cell/>
          <table:table-cell office:value-type="float" office:value="0.689093899128803" calcext:value-type="float">
            <text:p>0.689093899128803</text:p>
          </table:table-cell>
          <table:table-cell office:value-type="float" office:value="1.60160952778448" calcext:value-type="float">
            <text:p>1.60160952778448</text:p>
          </table:table-cell>
          <table:table-cell office:value-type="float" office:value="1.14144424456427" calcext:value-type="float">
            <text:p>1.14144424456427</text:p>
          </table:table-cell>
          <table:table-cell office:value-type="float" office:value="1.69402638520482" calcext:value-type="float">
            <text:p>1.69402638520482</text:p>
          </table:table-cell>
          <table:table-cell/>
          <table:table-cell office:value-type="float" office:value="0.804641319045475" calcext:value-type="float">
            <text:p>0.804641319045475</text:p>
          </table:table-cell>
          <table:table-cell/>
        </table:table-row>
        <table:table-row table:style-name="ro1">
          <table:table-cell office:value-type="date" office:date-value="2018-10-06T18:04:00" calcext:value-type="date">
            <text:p>2018-10-06T18:04:00</text:p>
          </table:table-cell>
          <table:table-cell table:number-columns-repeated="5"/>
          <table:table-cell office:value-type="float" office:value="0.651989847984996" calcext:value-type="float">
            <text:p>0.651989847984996</text:p>
          </table:table-cell>
          <table:table-cell/>
          <table:table-cell office:value-type="float" office:value="1.12320393052901" calcext:value-type="float">
            <text:p>1.12320393052901</text:p>
          </table:table-cell>
          <table:table-cell office:value-type="float" office:value="1.71831622747784" calcext:value-type="float">
            <text:p>1.71831622747784</text:p>
          </table:table-cell>
          <table:table-cell office:value-type="float" office:value="0.679807630253251" calcext:value-type="float">
            <text:p>0.679807630253251</text:p>
          </table:table-cell>
          <table:table-cell office:value-type="float" office:value="1.3566427955709" calcext:value-type="float">
            <text:p>1.3566427955709</text:p>
          </table:table-cell>
          <table:table-cell office:value-type="float" office:value="1.5510692314234" calcext:value-type="float">
            <text:p>1.5510692314234</text:p>
          </table:table-cell>
          <table:table-cell table:number-columns-repeated="2"/>
          <table:table-cell office:value-type="float" office:value="0.607551392902161" calcext:value-type="float">
            <text:p>0.607551392902161</text:p>
          </table:table-cell>
          <table:table-cell/>
        </table:table-row>
        <table:table-row table:style-name="ro1">
          <table:table-cell office:value-type="date" office:date-value="2018-10-06T18:09:00" calcext:value-type="date">
            <text:p>2018-10-06T18:09:00</text:p>
          </table:table-cell>
          <table:table-cell table:number-columns-repeated="5"/>
          <table:table-cell office:value-type="float" office:value="0.670213474186366" calcext:value-type="float">
            <text:p>0.670213474186366</text:p>
          </table:table-cell>
          <table:table-cell office:value-type="float" office:value="1.38034850314786" calcext:value-type="float">
            <text:p>1.38034850314786</text:p>
          </table:table-cell>
          <table:table-cell office:value-type="float" office:value="1.08485868661935" calcext:value-type="float">
            <text:p>1.08485868661935</text:p>
          </table:table-cell>
          <table:table-cell office:value-type="float" office:value="1.44793592839479" calcext:value-type="float">
            <text:p>1.44793592839479</text:p>
          </table:table-cell>
          <table:table-cell office:value-type="float" office:value="0.630943376191645" calcext:value-type="float">
            <text:p>0.630943376191645</text:p>
          </table:table-cell>
          <table:table-cell office:value-type="float" office:value="1.30131784152075" calcext:value-type="float">
            <text:p>1.30131784152075</text:p>
          </table:table-cell>
          <table:table-cell office:value-type="float" office:value="1.56339874429592" calcext:value-type="float">
            <text:p>1.56339874429592</text:p>
          </table:table-cell>
          <table:table-cell table:number-columns-repeated="2"/>
          <table:table-cell office:value-type="float" office:value="0.633915324284114" calcext:value-type="float">
            <text:p>0.633915324284114</text:p>
          </table:table-cell>
          <table:table-cell office:value-type="float" office:value="2.14200507816681" calcext:value-type="float">
            <text:p>2.14200507816681</text:p>
          </table:table-cell>
        </table:table-row>
        <table:table-row table:style-name="ro1">
          <table:table-cell office:value-type="date" office:date-value="2018-10-06T18:14:00" calcext:value-type="date">
            <text:p>2018-10-06T18:14:00</text:p>
          </table:table-cell>
          <table:table-cell table:number-columns-repeated="5"/>
          <table:table-cell office:value-type="float" office:value="0.553114046899426" calcext:value-type="float">
            <text:p>0.553114046899426</text:p>
          </table:table-cell>
          <table:table-cell office:value-type="float" office:value="1.52891989517128" calcext:value-type="float">
            <text:p>1.52891989517128</text:p>
          </table:table-cell>
          <table:table-cell office:value-type="float" office:value="0.958261897349722" calcext:value-type="float">
            <text:p>0.958261897349722</text:p>
          </table:table-cell>
          <table:table-cell office:value-type="float" office:value="0.944929175917336" calcext:value-type="float">
            <text:p>0.944929175917336</text:p>
          </table:table-cell>
          <table:table-cell office:value-type="float" office:value="0.78237469556445" calcext:value-type="float">
            <text:p>0.78237469556445</text:p>
          </table:table-cell>
          <table:table-cell office:value-type="float" office:value="1.37801209409447" calcext:value-type="float">
            <text:p>1.37801209409447</text:p>
          </table:table-cell>
          <table:table-cell office:value-type="float" office:value="1.57096861518245" calcext:value-type="float">
            <text:p>1.57096861518245</text:p>
          </table:table-cell>
          <table:table-cell office:value-type="float" office:value="1.67682741447678" calcext:value-type="float">
            <text:p>1.67682741447678</text:p>
          </table:table-cell>
          <table:table-cell/>
          <table:table-cell office:value-type="float" office:value="0.665371313582231" calcext:value-type="float">
            <text:p>0.665371313582231</text:p>
          </table:table-cell>
          <table:table-cell office:value-type="float" office:value="1.99825780031854" calcext:value-type="float">
            <text:p>1.99825780031854</text:p>
          </table:table-cell>
        </table:table-row>
        <table:table-row table:style-name="ro1">
          <table:table-cell office:value-type="date" office:date-value="2018-10-06T18:19:00" calcext:value-type="date">
            <text:p>2018-10-06T18:19:00</text:p>
          </table:table-cell>
          <table:table-cell table:number-columns-repeated="5"/>
          <table:table-cell office:value-type="float" office:value="0.562984877151069" calcext:value-type="float">
            <text:p>0.562984877151069</text:p>
          </table:table-cell>
          <table:table-cell/>
          <table:table-cell office:value-type="float" office:value="0.875980591878616" calcext:value-type="float">
            <text:p>0.875980591878616</text:p>
          </table:table-cell>
          <table:table-cell office:value-type="float" office:value="0.845530326723022" calcext:value-type="float">
            <text:p>0.845530326723022</text:p>
          </table:table-cell>
          <table:table-cell office:value-type="float" office:value="0.700382546143846" calcext:value-type="float">
            <text:p>0.700382546143846</text:p>
          </table:table-cell>
          <table:table-cell office:value-type="float" office:value="0.956978728618912" calcext:value-type="float">
            <text:p>0.956978728618912</text:p>
          </table:table-cell>
          <table:table-cell office:value-type="float" office:value="1.05909387235408" calcext:value-type="float">
            <text:p>1.05909387235408</text:p>
          </table:table-cell>
          <table:table-cell office:value-type="float" office:value="1.60690591307459" calcext:value-type="float">
            <text:p>1.60690591307459</text:p>
          </table:table-cell>
          <table:table-cell/>
          <table:table-cell office:value-type="float" office:value="0.535828905329311" calcext:value-type="float">
            <text:p>0.535828905329311</text:p>
          </table:table-cell>
          <table:table-cell office:value-type="float" office:value="2.01265881095703" calcext:value-type="float">
            <text:p>2.01265881095703</text:p>
          </table:table-cell>
        </table:table-row>
        <table:table-row table:style-name="ro1">
          <table:table-cell office:value-type="date" office:date-value="2018-10-06T18:24:00" calcext:value-type="date">
            <text:p>2018-10-06T18:24:00</text:p>
          </table:table-cell>
          <table:table-cell table:number-columns-repeated="5"/>
          <table:table-cell office:value-type="float" office:value="0.523167420914872" calcext:value-type="float">
            <text:p>0.523167420914872</text:p>
          </table:table-cell>
          <table:table-cell office:value-type="float" office:value="1.45359014147375" calcext:value-type="float">
            <text:p>1.45359014147375</text:p>
          </table:table-cell>
          <table:table-cell office:value-type="float" office:value="0.804614118629138" calcext:value-type="float">
            <text:p>0.804614118629138</text:p>
          </table:table-cell>
          <table:table-cell office:value-type="float" office:value="0.685296502655861" calcext:value-type="float">
            <text:p>0.685296502655861</text:p>
          </table:table-cell>
          <table:table-cell office:value-type="float" office:value="0.550547429288635" calcext:value-type="float">
            <text:p>0.550547429288635</text:p>
          </table:table-cell>
          <table:table-cell office:value-type="float" office:value="0.979301508761728" calcext:value-type="float">
            <text:p>0.979301508761728</text:p>
          </table:table-cell>
          <table:table-cell office:value-type="float" office:value="0.883551449171435" calcext:value-type="float">
            <text:p>0.883551449171435</text:p>
          </table:table-cell>
          <table:table-cell office:value-type="float" office:value="1.57066326698734" calcext:value-type="float">
            <text:p>1.57066326698734</text:p>
          </table:table-cell>
          <table:table-cell office:value-type="float" office:value="1.15546152666349" calcext:value-type="float">
            <text:p>1.15546152666349</text:p>
          </table:table-cell>
          <table:table-cell office:value-type="float" office:value="0.393100472431356" calcext:value-type="float">
            <text:p>0.393100472431356</text:p>
          </table:table-cell>
          <table:table-cell office:value-type="float" office:value="1.73159096868805" calcext:value-type="float">
            <text:p>1.73159096868805</text:p>
          </table:table-cell>
        </table:table-row>
        <table:table-row table:style-name="ro1">
          <table:table-cell office:value-type="date" office:date-value="2018-10-06T18:29:00" calcext:value-type="date">
            <text:p>2018-10-06T18:29:00</text:p>
          </table:table-cell>
          <table:table-cell table:number-columns-repeated="6"/>
          <table:table-cell office:value-type="float" office:value="1.381135451304" calcext:value-type="float">
            <text:p>1.381135451304</text:p>
          </table:table-cell>
          <table:table-cell office:value-type="float" office:value="0.837064716589767" calcext:value-type="float">
            <text:p>0.837064716589767</text:p>
          </table:table-cell>
          <table:table-cell office:value-type="float" office:value="0.695190095062742" calcext:value-type="float">
            <text:p>0.695190095062742</text:p>
          </table:table-cell>
          <table:table-cell office:value-type="float" office:value="0.628301838797018" calcext:value-type="float">
            <text:p>0.628301838797018</text:p>
          </table:table-cell>
          <table:table-cell office:value-type="float" office:value="0.641095418139648" calcext:value-type="float">
            <text:p>0.641095418139648</text:p>
          </table:table-cell>
          <table:table-cell office:value-type="float" office:value="0.885216740732005" calcext:value-type="float">
            <text:p>0.885216740732005</text:p>
          </table:table-cell>
          <table:table-cell office:value-type="float" office:value="1.63084671650647" calcext:value-type="float">
            <text:p>1.63084671650647</text:p>
          </table:table-cell>
          <table:table-cell/>
          <table:table-cell office:value-type="float" office:value="0.394706917931263" calcext:value-type="float">
            <text:p>0.394706917931263</text:p>
          </table:table-cell>
          <table:table-cell office:value-type="float" office:value="1.11555415266463" calcext:value-type="float">
            <text:p>1.11555415266463</text:p>
          </table:table-cell>
        </table:table-row>
        <table:table-row table:style-name="ro1">
          <table:table-cell office:value-type="date" office:date-value="2018-10-06T18:34:00" calcext:value-type="date">
            <text:p>2018-10-06T18:34:00</text:p>
          </table:table-cell>
          <table:table-cell table:number-columns-repeated="5"/>
          <table:table-cell office:value-type="float" office:value="0.490231487866692" calcext:value-type="float">
            <text:p>0.490231487866692</text:p>
          </table:table-cell>
          <table:table-cell/>
          <table:table-cell office:value-type="float" office:value="0.883493494894056" calcext:value-type="float">
            <text:p>0.883493494894056</text:p>
          </table:table-cell>
          <table:table-cell office:value-type="float" office:value="0.505952804255653" calcext:value-type="float">
            <text:p>0.505952804255653</text:p>
          </table:table-cell>
          <table:table-cell office:value-type="float" office:value="0.620202970241454" calcext:value-type="float">
            <text:p>0.620202970241454</text:p>
          </table:table-cell>
          <table:table-cell office:value-type="float" office:value="0.689404291812652" calcext:value-type="float">
            <text:p>0.689404291812652</text:p>
          </table:table-cell>
          <table:table-cell office:value-type="float" office:value="0.905852587471356" calcext:value-type="float">
            <text:p>0.905852587471356</text:p>
          </table:table-cell>
          <table:table-cell office:value-type="float" office:value="1.80037552946204" calcext:value-type="float">
            <text:p>1.80037552946204</text:p>
          </table:table-cell>
          <table:table-cell/>
          <table:table-cell office:value-type="float" office:value="0.353364388567192" calcext:value-type="float">
            <text:p>0.353364388567192</text:p>
          </table:table-cell>
          <table:table-cell office:value-type="float" office:value="0.776966376443751" calcext:value-type="float">
            <text:p>0.776966376443751</text:p>
          </table:table-cell>
        </table:table-row>
        <table:table-row table:style-name="ro1">
          <table:table-cell office:value-type="date" office:date-value="2018-10-06T18:39:00" calcext:value-type="date">
            <text:p>2018-10-06T18:39:00</text:p>
          </table:table-cell>
          <table:table-cell table:number-columns-repeated="5"/>
          <table:table-cell office:value-type="float" office:value="0.652597525996715" calcext:value-type="float">
            <text:p>0.652597525996715</text:p>
          </table:table-cell>
          <table:table-cell/>
          <table:table-cell office:value-type="float" office:value="0.736070690271612" calcext:value-type="float">
            <text:p>0.736070690271612</text:p>
          </table:table-cell>
          <table:table-cell office:value-type="float" office:value="0.512474265087665" calcext:value-type="float">
            <text:p>0.512474265087665</text:p>
          </table:table-cell>
          <table:table-cell office:value-type="float" office:value="0.460200554983718" calcext:value-type="float">
            <text:p>0.460200554983718</text:p>
          </table:table-cell>
          <table:table-cell office:value-type="float" office:value="0.568256005587264" calcext:value-type="float">
            <text:p>0.568256005587264</text:p>
          </table:table-cell>
          <table:table-cell office:value-type="float" office:value="0.928690924675024" calcext:value-type="float">
            <text:p>0.928690924675024</text:p>
          </table:table-cell>
          <table:table-cell office:value-type="float" office:value="2.01233352775676" calcext:value-type="float">
            <text:p>2.01233352775676</text:p>
          </table:table-cell>
          <table:table-cell office:value-type="float" office:value="0.991317804671416" calcext:value-type="float">
            <text:p>0.991317804671416</text:p>
          </table:table-cell>
          <table:table-cell office:value-type="float" office:value="0.393861295446824" calcext:value-type="float">
            <text:p>0.393861295446824</text:p>
          </table:table-cell>
          <table:table-cell office:value-type="float" office:value="0.897959091729074" calcext:value-type="float">
            <text:p>0.897959091729074</text:p>
          </table:table-cell>
        </table:table-row>
        <table:table-row table:style-name="ro1">
          <table:table-cell office:value-type="date" office:date-value="2018-10-06T18:44:00" calcext:value-type="date">
            <text:p>2018-10-06T18:44:00</text:p>
          </table:table-cell>
          <table:table-cell table:number-columns-repeated="5"/>
          <table:table-cell office:value-type="float" office:value="0.666109107277608" calcext:value-type="float">
            <text:p>0.666109107277608</text:p>
          </table:table-cell>
          <table:table-cell/>
          <table:table-cell office:value-type="float" office:value="0.639393484846028" calcext:value-type="float">
            <text:p>0.639393484846028</text:p>
          </table:table-cell>
          <table:table-cell office:value-type="float" office:value="0.570159626478057" calcext:value-type="float">
            <text:p>0.570159626478057</text:p>
          </table:table-cell>
          <table:table-cell office:value-type="float" office:value="0.353398970684955" calcext:value-type="float">
            <text:p>0.353398970684955</text:p>
          </table:table-cell>
          <table:table-cell office:value-type="float" office:value="0.308030575557279" calcext:value-type="float">
            <text:p>0.308030575557279</text:p>
          </table:table-cell>
          <table:table-cell office:value-type="float" office:value="1.00800894490187" calcext:value-type="float">
            <text:p>1.00800894490187</text:p>
          </table:table-cell>
          <table:table-cell office:value-type="float" office:value="1.76531549619244" calcext:value-type="float">
            <text:p>1.76531549619244</text:p>
          </table:table-cell>
          <table:table-cell office:value-type="float" office:value="0.994299186283188" calcext:value-type="float">
            <text:p>0.994299186283188</text:p>
          </table:table-cell>
          <table:table-cell office:value-type="float" office:value="0.287552268861453" calcext:value-type="float">
            <text:p>0.287552268861453</text:p>
          </table:table-cell>
          <table:table-cell office:value-type="float" office:value="0.507692112137208" calcext:value-type="float">
            <text:p>0.507692112137208</text:p>
          </table:table-cell>
        </table:table-row>
        <table:table-row table:style-name="ro1">
          <table:table-cell office:value-type="date" office:date-value="2018-10-06T18:49:00" calcext:value-type="date">
            <text:p>2018-10-06T18:49:00</text:p>
          </table:table-cell>
          <table:table-cell table:number-columns-repeated="5"/>
          <table:table-cell office:value-type="float" office:value="0.615947869583939" calcext:value-type="float">
            <text:p>0.615947869583939</text:p>
          </table:table-cell>
          <table:table-cell office:value-type="float" office:value="1.14922639369899" calcext:value-type="float">
            <text:p>1.14922639369899</text:p>
          </table:table-cell>
          <table:table-cell office:value-type="float" office:value="0.686859263439429" calcext:value-type="float">
            <text:p>0.686859263439429</text:p>
          </table:table-cell>
          <table:table-cell office:value-type="float" office:value="0.429383756423203" calcext:value-type="float">
            <text:p>0.429383756423203</text:p>
          </table:table-cell>
          <table:table-cell office:value-type="float" office:value="0.439001481791511" calcext:value-type="float">
            <text:p>0.439001481791511</text:p>
          </table:table-cell>
          <table:table-cell office:value-type="float" office:value="0.242749962064744" calcext:value-type="float">
            <text:p>0.242749962064744</text:p>
          </table:table-cell>
          <table:table-cell office:value-type="float" office:value="1.06333130500821" calcext:value-type="float">
            <text:p>1.06333130500821</text:p>
          </table:table-cell>
          <table:table-cell office:value-type="float" office:value="1.48437436193927" calcext:value-type="float">
            <text:p>1.48437436193927</text:p>
          </table:table-cell>
          <table:table-cell office:value-type="float" office:value="1.04902048804023" calcext:value-type="float">
            <text:p>1.04902048804023</text:p>
          </table:table-cell>
          <table:table-cell office:value-type="float" office:value="0.344719641874614" calcext:value-type="float">
            <text:p>0.344719641874614</text:p>
          </table:table-cell>
          <table:table-cell office:value-type="float" office:value="0.601357925375427" calcext:value-type="float">
            <text:p>0.601357925375427</text:p>
          </table:table-cell>
        </table:table-row>
        <table:table-row table:style-name="ro1">
          <table:table-cell office:value-type="date" office:date-value="2018-10-06T18:54:00" calcext:value-type="date">
            <text:p>2018-10-06T18:54:00</text:p>
          </table:table-cell>
          <table:table-cell table:number-columns-repeated="4"/>
          <table:table-cell office:value-type="float" office:value="5.40447700075096" calcext:value-type="float">
            <text:p>5.40447700075096</text:p>
          </table:table-cell>
          <table:table-cell office:value-type="float" office:value="0.490091227254718" calcext:value-type="float">
            <text:p>0.490091227254718</text:p>
          </table:table-cell>
          <table:table-cell office:value-type="float" office:value="1.21163733092416" calcext:value-type="float">
            <text:p>1.21163733092416</text:p>
          </table:table-cell>
          <table:table-cell office:value-type="float" office:value="0.653932177774619" calcext:value-type="float">
            <text:p>0.653932177774619</text:p>
          </table:table-cell>
          <table:table-cell office:value-type="float" office:value="0.391909706168835" calcext:value-type="float">
            <text:p>0.391909706168835</text:p>
          </table:table-cell>
          <table:table-cell office:value-type="float" office:value="0.538828221664687" calcext:value-type="float">
            <text:p>0.538828221664687</text:p>
          </table:table-cell>
          <table:table-cell office:value-type="float" office:value="0.36636454827177" calcext:value-type="float">
            <text:p>0.36636454827177</text:p>
          </table:table-cell>
          <table:table-cell office:value-type="float" office:value="1.06709457500442" calcext:value-type="float">
            <text:p>1.06709457500442</text:p>
          </table:table-cell>
          <table:table-cell office:value-type="float" office:value="1.52452332138667" calcext:value-type="float">
            <text:p>1.52452332138667</text:p>
          </table:table-cell>
          <table:table-cell office:value-type="float" office:value="1.08314330368162" calcext:value-type="float">
            <text:p>1.08314330368162</text:p>
          </table:table-cell>
          <table:table-cell office:value-type="float" office:value="0.354047891948809" calcext:value-type="float">
            <text:p>0.354047891948809</text:p>
          </table:table-cell>
          <table:table-cell office:value-type="float" office:value="0.712071179810991" calcext:value-type="float">
            <text:p>0.712071179810991</text:p>
          </table:table-cell>
        </table:table-row>
        <table:table-row table:style-name="ro1">
          <table:table-cell office:value-type="date" office:date-value="2018-10-06T18:59:00" calcext:value-type="date">
            <text:p>2018-10-06T18:59:00</text:p>
          </table:table-cell>
          <table:table-cell/>
          <table:table-cell office:value-type="float" office:value="1.18839905780467" calcext:value-type="float">
            <text:p>1.18839905780467</text:p>
          </table:table-cell>
          <table:table-cell table:number-columns-repeated="2"/>
          <table:table-cell office:value-type="float" office:value="5.30781296438145" calcext:value-type="float">
            <text:p>5.30781296438145</text:p>
          </table:table-cell>
          <table:table-cell office:value-type="float" office:value="0.517452834060441" calcext:value-type="float">
            <text:p>0.517452834060441</text:p>
          </table:table-cell>
          <table:table-cell office:value-type="float" office:value="0.917896627861685" calcext:value-type="float">
            <text:p>0.917896627861685</text:p>
          </table:table-cell>
          <table:table-cell office:value-type="float" office:value="0.609778061322317" calcext:value-type="float">
            <text:p>0.609778061322317</text:p>
          </table:table-cell>
          <table:table-cell office:value-type="float" office:value="0.48891481799955" calcext:value-type="float">
            <text:p>0.48891481799955</text:p>
          </table:table-cell>
          <table:table-cell office:value-type="float" office:value="0.539199610043504" calcext:value-type="float">
            <text:p>0.539199610043504</text:p>
          </table:table-cell>
          <table:table-cell office:value-type="float" office:value="0.31404968704892" calcext:value-type="float">
            <text:p>0.31404968704892</text:p>
          </table:table-cell>
          <table:table-cell office:value-type="float" office:value="1.08003341065673" calcext:value-type="float">
            <text:p>1.08003341065673</text:p>
          </table:table-cell>
          <table:table-cell office:value-type="float" office:value="1.50420590828362" calcext:value-type="float">
            <text:p>1.50420590828362</text:p>
          </table:table-cell>
          <table:table-cell office:value-type="float" office:value="1.42121884077637" calcext:value-type="float">
            <text:p>1.42121884077637</text:p>
          </table:table-cell>
          <table:table-cell office:value-type="float" office:value="0.326924588073778" calcext:value-type="float">
            <text:p>0.326924588073778</text:p>
          </table:table-cell>
          <table:table-cell office:value-type="float" office:value="0.943877618879434" calcext:value-type="float">
            <text:p>0.943877618879434</text:p>
          </table:table-cell>
        </table:table-row>
        <table:table-row table:style-name="ro1">
          <table:table-cell office:value-type="date" office:date-value="2018-10-06T19:04:00" calcext:value-type="date">
            <text:p>2018-10-06T19:04:00</text:p>
          </table:table-cell>
          <table:table-cell table:number-columns-repeated="5"/>
          <table:table-cell office:value-type="float" office:value="0.346287898640337" calcext:value-type="float">
            <text:p>0.346287898640337</text:p>
          </table:table-cell>
          <table:table-cell/>
          <table:table-cell office:value-type="float" office:value="0.601019273658626" calcext:value-type="float">
            <text:p>0.601019273658626</text:p>
          </table:table-cell>
          <table:table-cell office:value-type="float" office:value="0.506138279348583" calcext:value-type="float">
            <text:p>0.506138279348583</text:p>
          </table:table-cell>
          <table:table-cell office:value-type="float" office:value="0.620957511846417" calcext:value-type="float">
            <text:p>0.620957511846417</text:p>
          </table:table-cell>
          <table:table-cell office:value-type="float" office:value="0.353589991195795" calcext:value-type="float">
            <text:p>0.353589991195795</text:p>
          </table:table-cell>
          <table:table-cell office:value-type="float" office:value="1.06996122595278" calcext:value-type="float">
            <text:p>1.06996122595278</text:p>
          </table:table-cell>
          <table:table-cell office:value-type="float" office:value="1.46988182350263" calcext:value-type="float">
            <text:p>1.46988182350263</text:p>
          </table:table-cell>
          <table:table-cell office:value-type="float" office:value="1.38764626851589" calcext:value-type="float">
            <text:p>1.38764626851589</text:p>
          </table:table-cell>
          <table:table-cell office:value-type="float" office:value="0.264938418969345" calcext:value-type="float">
            <text:p>0.264938418969345</text:p>
          </table:table-cell>
          <table:table-cell office:value-type="float" office:value="0.76255059983291" calcext:value-type="float">
            <text:p>0.76255059983291</text:p>
          </table:table-cell>
        </table:table-row>
        <table:table-row table:style-name="ro1">
          <table:table-cell office:value-type="date" office:date-value="2018-10-06T19:09:00" calcext:value-type="date">
            <text:p>2018-10-06T19:09:00</text:p>
          </table:table-cell>
          <table:table-cell/>
          <table:table-cell office:value-type="float" office:value="1.0834964926307" calcext:value-type="float">
            <text:p>1.0834964926307</text:p>
          </table:table-cell>
          <table:table-cell table:number-columns-repeated="2"/>
          <table:table-cell office:value-type="float" office:value="5.23539880066495" calcext:value-type="float">
            <text:p>5.23539880066495</text:p>
          </table:table-cell>
          <table:table-cell office:value-type="float" office:value="0.376393456893711" calcext:value-type="float">
            <text:p>0.376393456893711</text:p>
          </table:table-cell>
          <table:table-cell office:value-type="float" office:value="0.64890083928587" calcext:value-type="float">
            <text:p>0.64890083928587</text:p>
          </table:table-cell>
          <table:table-cell office:value-type="float" office:value="0.497009219470094" calcext:value-type="float">
            <text:p>0.497009219470094</text:p>
          </table:table-cell>
          <table:table-cell office:value-type="float" office:value="0.67443985219953" calcext:value-type="float">
            <text:p>0.67443985219953</text:p>
          </table:table-cell>
          <table:table-cell office:value-type="float" office:value="0.615510424346454" calcext:value-type="float">
            <text:p>0.615510424346454</text:p>
          </table:table-cell>
          <table:table-cell/>
          <table:table-cell office:value-type="float" office:value="0.999240966114407" calcext:value-type="float">
            <text:p>0.999240966114407</text:p>
          </table:table-cell>
          <table:table-cell office:value-type="float" office:value="1.50315963498387" calcext:value-type="float">
            <text:p>1.50315963498387</text:p>
          </table:table-cell>
          <table:table-cell office:value-type="float" office:value="1.28588948116547" calcext:value-type="float">
            <text:p>1.28588948116547</text:p>
          </table:table-cell>
          <table:table-cell office:value-type="float" office:value="0.220748603303248" calcext:value-type="float">
            <text:p>0.220748603303248</text:p>
          </table:table-cell>
          <table:table-cell office:value-type="float" office:value="0.792902105933663" calcext:value-type="float">
            <text:p>0.792902105933663</text:p>
          </table:table-cell>
        </table:table-row>
        <table:table-row table:style-name="ro1">
          <table:table-cell office:value-type="date" office:date-value="2018-10-06T19:14:00" calcext:value-type="date">
            <text:p>2018-10-06T19:14:00</text:p>
          </table:table-cell>
          <table:table-cell table:number-columns-repeated="4"/>
          <table:table-cell office:value-type="float" office:value="5.32860987454899" calcext:value-type="float">
            <text:p>5.32860987454899</text:p>
          </table:table-cell>
          <table:table-cell office:value-type="float" office:value="0.289260121338588" calcext:value-type="float">
            <text:p>0.289260121338588</text:p>
          </table:table-cell>
          <table:table-cell office:value-type="float" office:value="0.49620724835998" calcext:value-type="float">
            <text:p>0.49620724835998</text:p>
          </table:table-cell>
          <table:table-cell office:value-type="float" office:value="0.441829461418081" calcext:value-type="float">
            <text:p>0.441829461418081</text:p>
          </table:table-cell>
          <table:table-cell office:value-type="float" office:value="0.644783846866581" calcext:value-type="float">
            <text:p>0.644783846866581</text:p>
          </table:table-cell>
          <table:table-cell office:value-type="float" office:value="0.548781082014802" calcext:value-type="float">
            <text:p>0.548781082014802</text:p>
          </table:table-cell>
          <table:table-cell office:value-type="float" office:value="0.343938802699622" calcext:value-type="float">
            <text:p>0.343938802699622</text:p>
          </table:table-cell>
          <table:table-cell office:value-type="float" office:value="1.01968715572951" calcext:value-type="float">
            <text:p>1.01968715572951</text:p>
          </table:table-cell>
          <table:table-cell office:value-type="float" office:value="1.58214793078109" calcext:value-type="float">
            <text:p>1.58214793078109</text:p>
          </table:table-cell>
          <table:table-cell office:value-type="float" office:value="1.03668503486629" calcext:value-type="float">
            <text:p>1.03668503486629</text:p>
          </table:table-cell>
          <table:table-cell office:value-type="float" office:value="0.178190317491464" calcext:value-type="float">
            <text:p>0.178190317491464</text:p>
          </table:table-cell>
          <table:table-cell office:value-type="float" office:value="0.834912619342774" calcext:value-type="float">
            <text:p>0.834912619342774</text:p>
          </table:table-cell>
        </table:table-row>
        <table:table-row table:style-name="ro1">
          <table:table-cell office:value-type="date" office:date-value="2018-10-06T19:19:00" calcext:value-type="date">
            <text:p>2018-10-06T19:19:00</text:p>
          </table:table-cell>
          <table:table-cell table:number-columns-repeated="4"/>
          <table:table-cell office:value-type="float" office:value="5.55798797377444" calcext:value-type="float">
            <text:p>5.55798797377444</text:p>
          </table:table-cell>
          <table:table-cell office:value-type="float" office:value="0.302860895904077" calcext:value-type="float">
            <text:p>0.302860895904077</text:p>
          </table:table-cell>
          <table:table-cell office:value-type="float" office:value="0.525786492952278" calcext:value-type="float">
            <text:p>0.525786492952278</text:p>
          </table:table-cell>
          <table:table-cell office:value-type="float" office:value="0.472869221626965" calcext:value-type="float">
            <text:p>0.472869221626965</text:p>
          </table:table-cell>
          <table:table-cell office:value-type="float" office:value="0.62566207773321" calcext:value-type="float">
            <text:p>0.62566207773321</text:p>
          </table:table-cell>
          <table:table-cell office:value-type="float" office:value="0.631378345239362" calcext:value-type="float">
            <text:p>0.631378345239362</text:p>
          </table:table-cell>
          <table:table-cell office:value-type="float" office:value="0.401566959711364" calcext:value-type="float">
            <text:p>0.401566959711364</text:p>
          </table:table-cell>
          <table:table-cell office:value-type="float" office:value="0.951619094019124" calcext:value-type="float">
            <text:p>0.951619094019124</text:p>
          </table:table-cell>
          <table:table-cell office:value-type="float" office:value="0.469410806838837" calcext:value-type="float">
            <text:p>0.469410806838837</text:p>
          </table:table-cell>
          <table:table-cell/>
          <table:table-cell office:value-type="float" office:value="0.219059166789938" calcext:value-type="float">
            <text:p>0.219059166789938</text:p>
          </table:table-cell>
          <table:table-cell office:value-type="float" office:value="0.788494832808297" calcext:value-type="float">
            <text:p>0.788494832808297</text:p>
          </table:table-cell>
        </table:table-row>
        <table:table-row table:style-name="ro1">
          <table:table-cell office:value-type="date" office:date-value="2018-10-06T19:24:00" calcext:value-type="date">
            <text:p>2018-10-06T19:24:00</text:p>
          </table:table-cell>
          <table:table-cell table:number-columns-repeated="2"/>
          <table:table-cell office:value-type="float" office:value="1.58574407476961" calcext:value-type="float">
            <text:p>1.58574407476961</text:p>
          </table:table-cell>
          <table:table-cell/>
          <table:table-cell office:value-type="float" office:value="5.37838870228062" calcext:value-type="float">
            <text:p>5.37838870228062</text:p>
          </table:table-cell>
          <table:table-cell office:value-type="float" office:value="0.28786582118645" calcext:value-type="float">
            <text:p>0.28786582118645</text:p>
          </table:table-cell>
          <table:table-cell/>
          <table:table-cell office:value-type="float" office:value="0.416829158373178" calcext:value-type="float">
            <text:p>0.416829158373178</text:p>
          </table:table-cell>
          <table:table-cell office:value-type="float" office:value="0.574568736782821" calcext:value-type="float">
            <text:p>0.574568736782821</text:p>
          </table:table-cell>
          <table:table-cell office:value-type="float" office:value="0.622108976130679" calcext:value-type="float">
            <text:p>0.622108976130679</text:p>
          </table:table-cell>
          <table:table-cell office:value-type="float" office:value="0.672513429151927" calcext:value-type="float">
            <text:p>0.672513429151927</text:p>
          </table:table-cell>
          <table:table-cell office:value-type="float" office:value="0.913531083799532" calcext:value-type="float">
            <text:p>0.913531083799532</text:p>
          </table:table-cell>
          <table:table-cell office:value-type="float" office:value="0.522809723876563" calcext:value-type="float">
            <text:p>0.522809723876563</text:p>
          </table:table-cell>
          <table:table-cell office:value-type="float" office:value="0.748185339966586" calcext:value-type="float">
            <text:p>0.748185339966586</text:p>
          </table:table-cell>
          <table:table-cell office:value-type="float" office:value="0.294935558514343" calcext:value-type="float">
            <text:p>0.294935558514343</text:p>
          </table:table-cell>
          <table:table-cell office:value-type="float" office:value="0.857119521882151" calcext:value-type="float">
            <text:p>0.857119521882151</text:p>
          </table:table-cell>
        </table:table-row>
        <table:table-row table:style-name="ro1">
          <table:table-cell office:value-type="date" office:date-value="2018-10-06T19:29:00" calcext:value-type="date">
            <text:p>2018-10-06T19:29:00</text:p>
          </table:table-cell>
          <table:table-cell table:number-columns-repeated="2"/>
          <table:table-cell office:value-type="float" office:value="1.25244623778702" calcext:value-type="float">
            <text:p>1.25244623778702</text:p>
          </table:table-cell>
          <table:table-cell/>
          <table:table-cell office:value-type="float" office:value="4.77656154588317" calcext:value-type="float">
            <text:p>4.77656154588317</text:p>
          </table:table-cell>
          <table:table-cell office:value-type="float" office:value="0.288156683609966" calcext:value-type="float">
            <text:p>0.288156683609966</text:p>
          </table:table-cell>
          <table:table-cell office:value-type="float" office:value="0.568154131657201" calcext:value-type="float">
            <text:p>0.568154131657201</text:p>
          </table:table-cell>
          <table:table-cell office:value-type="float" office:value="0.425258177551223" calcext:value-type="float">
            <text:p>0.425258177551223</text:p>
          </table:table-cell>
          <table:table-cell office:value-type="float" office:value="0.679965512228645" calcext:value-type="float">
            <text:p>0.679965512228645</text:p>
          </table:table-cell>
          <table:table-cell office:value-type="float" office:value="0.581194662338152" calcext:value-type="float">
            <text:p>0.581194662338152</text:p>
          </table:table-cell>
          <table:table-cell office:value-type="float" office:value="0.628689068166885" calcext:value-type="float">
            <text:p>0.628689068166885</text:p>
          </table:table-cell>
          <table:table-cell office:value-type="float" office:value="0.836813920916971" calcext:value-type="float">
            <text:p>0.836813920916971</text:p>
          </table:table-cell>
          <table:table-cell office:value-type="float" office:value="0.574620199490456" calcext:value-type="float">
            <text:p>0.574620199490456</text:p>
          </table:table-cell>
          <table:table-cell/>
          <table:table-cell office:value-type="float" office:value="0.279865536200703" calcext:value-type="float">
            <text:p>0.279865536200703</text:p>
          </table:table-cell>
          <table:table-cell office:value-type="float" office:value="0.815908766016676" calcext:value-type="float">
            <text:p>0.815908766016676</text:p>
          </table:table-cell>
        </table:table-row>
        <table:table-row table:style-name="ro1">
          <table:table-cell office:value-type="date" office:date-value="2018-10-06T19:34:00" calcext:value-type="date">
            <text:p>2018-10-06T19:34:00</text:p>
          </table:table-cell>
          <table:table-cell table:number-columns-repeated="2"/>
          <table:table-cell office:value-type="float" office:value="1.00688047932907" calcext:value-type="float">
            <text:p>1.00688047932907</text:p>
          </table:table-cell>
          <table:table-cell/>
          <table:table-cell office:value-type="float" office:value="4.7964419423864" calcext:value-type="float">
            <text:p>4.7964419423864</text:p>
          </table:table-cell>
          <table:table-cell office:value-type="float" office:value="0.281195333846824" calcext:value-type="float">
            <text:p>0.281195333846824</text:p>
          </table:table-cell>
          <table:table-cell/>
          <table:table-cell office:value-type="float" office:value="0.456420009089564" calcext:value-type="float">
            <text:p>0.456420009089564</text:p>
          </table:table-cell>
          <table:table-cell office:value-type="float" office:value="0.628794835051979" calcext:value-type="float">
            <text:p>0.628794835051979</text:p>
          </table:table-cell>
          <table:table-cell office:value-type="float" office:value="0.442878309039411" calcext:value-type="float">
            <text:p>0.442878309039411</text:p>
          </table:table-cell>
          <table:table-cell office:value-type="float" office:value="0.638753372018645" calcext:value-type="float">
            <text:p>0.638753372018645</text:p>
          </table:table-cell>
          <table:table-cell office:value-type="float" office:value="0.78324731524409" calcext:value-type="float">
            <text:p>0.78324731524409</text:p>
          </table:table-cell>
          <table:table-cell office:value-type="float" office:value="0.605288092677402" calcext:value-type="float">
            <text:p>0.605288092677402</text:p>
          </table:table-cell>
          <table:table-cell/>
          <table:table-cell office:value-type="float" office:value="0.237854611496575" calcext:value-type="float">
            <text:p>0.237854611496575</text:p>
          </table:table-cell>
          <table:table-cell office:value-type="float" office:value="0.776622974864541" calcext:value-type="float">
            <text:p>0.776622974864541</text:p>
          </table:table-cell>
        </table:table-row>
        <table:table-row table:style-name="ro1">
          <table:table-cell office:value-type="date" office:date-value="2018-10-06T19:39:00" calcext:value-type="date">
            <text:p>2018-10-06T19:39:00</text:p>
          </table:table-cell>
          <table:table-cell/>
          <table:table-cell office:value-type="float" office:value="1.06928637244394" calcext:value-type="float">
            <text:p>1.06928637244394</text:p>
          </table:table-cell>
          <table:table-cell table:number-columns-repeated="2"/>
          <table:table-cell office:value-type="float" office:value="4.5288920065018" calcext:value-type="float">
            <text:p>4.5288920065018</text:p>
          </table:table-cell>
          <table:table-cell/>
          <table:table-cell office:value-type="float" office:value="0.535489522864464" calcext:value-type="float">
            <text:p>0.535489522864464</text:p>
          </table:table-cell>
          <table:table-cell office:value-type="float" office:value="0.504154944756748" calcext:value-type="float">
            <text:p>0.504154944756748</text:p>
          </table:table-cell>
          <table:table-cell office:value-type="float" office:value="0.7144468336635" calcext:value-type="float">
            <text:p>0.7144468336635</text:p>
          </table:table-cell>
          <table:table-cell office:value-type="float" office:value="0.3845067286207" calcext:value-type="float">
            <text:p>0.3845067286207</text:p>
          </table:table-cell>
          <table:table-cell office:value-type="float" office:value="0.532278666277886" calcext:value-type="float">
            <text:p>0.532278666277886</text:p>
          </table:table-cell>
          <table:table-cell office:value-type="float" office:value="0.787473397888013" calcext:value-type="float">
            <text:p>0.787473397888013</text:p>
          </table:table-cell>
          <table:table-cell office:value-type="float" office:value="0.626540025352275" calcext:value-type="float">
            <text:p>0.626540025352275</text:p>
          </table:table-cell>
          <table:table-cell/>
          <table:table-cell office:value-type="float" office:value="0.227160798773339" calcext:value-type="float">
            <text:p>0.227160798773339</text:p>
          </table:table-cell>
          <table:table-cell office:value-type="float" office:value="0.658680637652783" calcext:value-type="float">
            <text:p>0.658680637652783</text:p>
          </table:table-cell>
        </table:table-row>
        <table:table-row table:style-name="ro1">
          <table:table-cell office:value-type="date" office:date-value="2018-10-06T19:44:00" calcext:value-type="date">
            <text:p>2018-10-06T19:44:00</text:p>
          </table:table-cell>
          <table:table-cell/>
          <table:table-cell office:value-type="float" office:value="1.00616553252122" calcext:value-type="float">
            <text:p>1.00616553252122</text:p>
          </table:table-cell>
          <table:table-cell table:number-columns-repeated="2"/>
          <table:table-cell office:value-type="float" office:value="4.49588497391323" calcext:value-type="float">
            <text:p>4.49588497391323</text:p>
          </table:table-cell>
          <table:table-cell office:value-type="float" office:value="0.203437479065419" calcext:value-type="float">
            <text:p>0.203437479065419</text:p>
          </table:table-cell>
          <table:table-cell table:number-columns-repeated="2"/>
          <table:table-cell office:value-type="float" office:value="0.653110919088761" calcext:value-type="float">
            <text:p>0.653110919088761</text:p>
          </table:table-cell>
          <table:table-cell office:value-type="float" office:value="0.309187831484692" calcext:value-type="float">
            <text:p>0.309187831484692</text:p>
          </table:table-cell>
          <table:table-cell office:value-type="float" office:value="0.402947094347191" calcext:value-type="float">
            <text:p>0.402947094347191</text:p>
          </table:table-cell>
          <table:table-cell office:value-type="float" office:value="0.749228493997169" calcext:value-type="float">
            <text:p>0.749228493997169</text:p>
          </table:table-cell>
          <table:table-cell office:value-type="float" office:value="0.666116796394508" calcext:value-type="float">
            <text:p>0.666116796394508</text:p>
          </table:table-cell>
          <table:table-cell office:value-type="float" office:value="0.552575641400069" calcext:value-type="float">
            <text:p>0.552575641400069</text:p>
          </table:table-cell>
          <table:table-cell/>
          <table:table-cell office:value-type="float" office:value="0.594126722194488" calcext:value-type="float">
            <text:p>0.594126722194488</text:p>
          </table:table-cell>
        </table:table-row>
        <table:table-row table:style-name="ro1">
          <table:table-cell office:value-type="date" office:date-value="2018-10-06T19:49:00" calcext:value-type="date">
            <text:p>2018-10-06T19:49:00</text:p>
          </table:table-cell>
          <table:table-cell/>
          <table:table-cell office:value-type="float" office:value="1.06218202062427" calcext:value-type="float">
            <text:p>1.06218202062427</text:p>
          </table:table-cell>
          <table:table-cell office:value-type="float" office:value="1.04243274524126" calcext:value-type="float">
            <text:p>1.04243274524126</text:p>
          </table:table-cell>
          <table:table-cell table:number-columns-repeated="2"/>
          <table:table-cell office:value-type="float" office:value="0.203112217455576" calcext:value-type="float">
            <text:p>0.203112217455576</text:p>
          </table:table-cell>
          <table:table-cell office:value-type="float" office:value="0.494592846118741" calcext:value-type="float">
            <text:p>0.494592846118741</text:p>
          </table:table-cell>
          <table:table-cell/>
          <table:table-cell office:value-type="float" office:value="0.54160789623484" calcext:value-type="float">
            <text:p>0.54160789623484</text:p>
          </table:table-cell>
          <table:table-cell office:value-type="float" office:value="0.361382393979213" calcext:value-type="float">
            <text:p>0.361382393979213</text:p>
          </table:table-cell>
          <table:table-cell/>
          <table:table-cell office:value-type="float" office:value="0.792354615380603" calcext:value-type="float">
            <text:p>0.792354615380603</text:p>
          </table:table-cell>
          <table:table-cell office:value-type="float" office:value="0.618691756902978" calcext:value-type="float">
            <text:p>0.618691756902978</text:p>
          </table:table-cell>
          <table:table-cell office:value-type="float" office:value="0.472214532293162" calcext:value-type="float">
            <text:p>0.472214532293162</text:p>
          </table:table-cell>
          <table:table-cell office:value-type="float" office:value="0.151345414642197" calcext:value-type="float">
            <text:p>0.151345414642197</text:p>
          </table:table-cell>
          <table:table-cell office:value-type="float" office:value="0.583487232389075" calcext:value-type="float">
            <text:p>0.583487232389075</text:p>
          </table:table-cell>
        </table:table-row>
        <table:table-row table:style-name="ro1">
          <table:table-cell office:value-type="date" office:date-value="2018-10-06T19:54:00" calcext:value-type="date">
            <text:p>2018-10-06T19:54:00</text:p>
          </table:table-cell>
          <table:table-cell/>
          <table:table-cell office:value-type="float" office:value="1.20427756487856" calcext:value-type="float">
            <text:p>1.20427756487856</text:p>
          </table:table-cell>
          <table:table-cell office:value-type="float" office:value="1.6271508169967" calcext:value-type="float">
            <text:p>1.6271508169967</text:p>
          </table:table-cell>
          <table:table-cell/>
          <table:table-cell office:value-type="float" office:value="4.45664247935688" calcext:value-type="float">
            <text:p>4.45664247935688</text:p>
          </table:table-cell>
          <table:table-cell/>
          <table:table-cell office:value-type="float" office:value="0.360372143002394" calcext:value-type="float">
            <text:p>0.360372143002394</text:p>
          </table:table-cell>
          <table:table-cell office:value-type="float" office:value="0.472226857204154" calcext:value-type="float">
            <text:p>0.472226857204154</text:p>
          </table:table-cell>
          <table:table-cell office:value-type="float" office:value="0.507201641588075" calcext:value-type="float">
            <text:p>0.507201641588075</text:p>
          </table:table-cell>
          <table:table-cell office:value-type="float" office:value="0.375200092974154" calcext:value-type="float">
            <text:p>0.375200092974154</text:p>
          </table:table-cell>
          <table:table-cell office:value-type="float" office:value="0.323315731001447" calcext:value-type="float">
            <text:p>0.323315731001447</text:p>
          </table:table-cell>
          <table:table-cell office:value-type="float" office:value="0.659464300026359" calcext:value-type="float">
            <text:p>0.659464300026359</text:p>
          </table:table-cell>
          <table:table-cell office:value-type="float" office:value="0.518138643417496" calcext:value-type="float">
            <text:p>0.518138643417496</text:p>
          </table:table-cell>
          <table:table-cell office:value-type="float" office:value="0.598950325404209" calcext:value-type="float">
            <text:p>0.598950325404209</text:p>
          </table:table-cell>
          <table:table-cell/>
          <table:table-cell office:value-type="float" office:value="0.574808754526806" calcext:value-type="float">
            <text:p>0.574808754526806</text:p>
          </table:table-cell>
        </table:table-row>
        <table:table-row table:style-name="ro1">
          <table:table-cell office:value-type="date" office:date-value="2018-10-06T19:59:00" calcext:value-type="date">
            <text:p>2018-10-06T19:59:00</text:p>
          </table:table-cell>
          <table:table-cell/>
          <table:table-cell office:value-type="float" office:value="1.15414815638909" calcext:value-type="float">
            <text:p>1.15414815638909</text:p>
          </table:table-cell>
          <table:table-cell office:value-type="float" office:value="1.5409014596544" calcext:value-type="float">
            <text:p>1.5409014596544</text:p>
          </table:table-cell>
          <table:table-cell/>
          <table:table-cell office:value-type="float" office:value="4.5581857698204" calcext:value-type="float">
            <text:p>4.5581857698204</text:p>
          </table:table-cell>
          <table:table-cell office:value-type="float" office:value="0.135169647153903" calcext:value-type="float">
            <text:p>0.135169647153903</text:p>
          </table:table-cell>
          <table:table-cell office:value-type="float" office:value="0.409277694035929" calcext:value-type="float">
            <text:p>0.409277694035929</text:p>
          </table:table-cell>
          <table:table-cell office:value-type="float" office:value="0.407027941455675" calcext:value-type="float">
            <text:p>0.407027941455675</text:p>
          </table:table-cell>
          <table:table-cell office:value-type="float" office:value="0.563991346402545" calcext:value-type="float">
            <text:p>0.563991346402545</text:p>
          </table:table-cell>
          <table:table-cell office:value-type="float" office:value="0.398667786624625" calcext:value-type="float">
            <text:p>0.398667786624625</text:p>
          </table:table-cell>
          <table:table-cell/>
          <table:table-cell office:value-type="float" office:value="0.671338016880473" calcext:value-type="float">
            <text:p>0.671338016880473</text:p>
          </table:table-cell>
          <table:table-cell office:value-type="float" office:value="0.554457545828729" calcext:value-type="float">
            <text:p>0.554457545828729</text:p>
          </table:table-cell>
          <table:table-cell office:value-type="float" office:value="0.502090347980664" calcext:value-type="float">
            <text:p>0.502090347980664</text:p>
          </table:table-cell>
          <table:table-cell office:value-type="float" office:value="0.164636604072335" calcext:value-type="float">
            <text:p>0.164636604072335</text:p>
          </table:table-cell>
          <table:table-cell office:value-type="float" office:value="0.604955356219371" calcext:value-type="float">
            <text:p>0.604955356219371</text:p>
          </table:table-cell>
        </table:table-row>
        <table:table-row table:style-name="ro1">
          <table:table-cell office:value-type="date" office:date-value="2018-10-06T20:04:00" calcext:value-type="date">
            <text:p>2018-10-06T20:04:00</text:p>
          </table:table-cell>
          <table:table-cell table:number-columns-repeated="4"/>
          <table:table-cell office:value-type="float" office:value="4.44975476691722" calcext:value-type="float">
            <text:p>4.44975476691722</text:p>
          </table:table-cell>
          <table:table-cell office:value-type="float" office:value="0.0765707167903953" calcext:value-type="float">
            <text:p>0.0765707167903953</text:p>
          </table:table-cell>
          <table:table-cell/>
          <table:table-cell office:value-type="float" office:value="0.275442669576796" calcext:value-type="float">
            <text:p>0.275442669576796</text:p>
          </table:table-cell>
          <table:table-cell office:value-type="float" office:value="0.579902728817773" calcext:value-type="float">
            <text:p>0.579902728817773</text:p>
          </table:table-cell>
          <table:table-cell office:value-type="float" office:value="0.388362885819589" calcext:value-type="float">
            <text:p>0.388362885819589</text:p>
          </table:table-cell>
          <table:table-cell/>
          <table:table-cell office:value-type="float" office:value="0.56255128652087" calcext:value-type="float">
            <text:p>0.56255128652087</text:p>
          </table:table-cell>
          <table:table-cell/>
          <table:table-cell office:value-type="float" office:value="0.487502381802208" calcext:value-type="float">
            <text:p>0.487502381802208</text:p>
          </table:table-cell>
          <table:table-cell/>
          <table:table-cell office:value-type="float" office:value="0.591657829812931" calcext:value-type="float">
            <text:p>0.591657829812931</text:p>
          </table:table-cell>
        </table:table-row>
        <table:table-row table:style-name="ro1">
          <table:table-cell office:value-type="date" office:date-value="2018-10-06T20:09:00" calcext:value-type="date">
            <text:p>2018-10-06T20:09:00</text:p>
          </table:table-cell>
          <table:table-cell/>
          <table:table-cell office:value-type="float" office:value="1.13293332577938" calcext:value-type="float">
            <text:p>1.13293332577938</text:p>
          </table:table-cell>
          <table:table-cell office:value-type="float" office:value="1.60869292846746" calcext:value-type="float">
            <text:p>1.60869292846746</text:p>
          </table:table-cell>
          <table:table-cell/>
          <table:table-cell office:value-type="float" office:value="1.02964268177324" calcext:value-type="float">
            <text:p>1.02964268177324</text:p>
          </table:table-cell>
          <table:table-cell office:value-type="float" office:value="0.117378876937464" calcext:value-type="float">
            <text:p>0.117378876937464</text:p>
          </table:table-cell>
          <table:table-cell office:value-type="float" office:value="0.33239492205314" calcext:value-type="float">
            <text:p>0.33239492205314</text:p>
          </table:table-cell>
          <table:table-cell office:value-type="float" office:value="0.261657114558059" calcext:value-type="float">
            <text:p>0.261657114558059</text:p>
          </table:table-cell>
          <table:table-cell office:value-type="float" office:value="0.555254763582092" calcext:value-type="float">
            <text:p>0.555254763582092</text:p>
          </table:table-cell>
          <table:table-cell office:value-type="float" office:value="0.359130058285384" calcext:value-type="float">
            <text:p>0.359130058285384</text:p>
          </table:table-cell>
          <table:table-cell office:value-type="float" office:value="0.371222869589314" calcext:value-type="float">
            <text:p>0.371222869589314</text:p>
          </table:table-cell>
          <table:table-cell office:value-type="float" office:value="0.59418853710919" calcext:value-type="float">
            <text:p>0.59418853710919</text:p>
          </table:table-cell>
          <table:table-cell office:value-type="float" office:value="0.551377177704811" calcext:value-type="float">
            <text:p>0.551377177704811</text:p>
          </table:table-cell>
          <table:table-cell office:value-type="float" office:value="0.46450620998097" calcext:value-type="float">
            <text:p>0.46450620998097</text:p>
          </table:table-cell>
          <table:table-cell office:value-type="float" office:value="0.107226750096135" calcext:value-type="float">
            <text:p>0.107226750096135</text:p>
          </table:table-cell>
          <table:table-cell office:value-type="float" office:value="0.588924235020162" calcext:value-type="float">
            <text:p>0.588924235020162</text:p>
          </table:table-cell>
        </table:table-row>
        <table:table-row table:style-name="ro1">
          <table:table-cell office:value-type="date" office:date-value="2018-10-06T20:14:00" calcext:value-type="date">
            <text:p>2018-10-06T20:14:00</text:p>
          </table:table-cell>
          <table:table-cell/>
          <table:table-cell office:value-type="float" office:value="1.10749931165654" calcext:value-type="float">
            <text:p>1.10749931165654</text:p>
          </table:table-cell>
          <table:table-cell office:value-type="float" office:value="1.72047455996389" calcext:value-type="float">
            <text:p>1.72047455996389</text:p>
          </table:table-cell>
          <table:table-cell/>
          <table:table-cell office:value-type="float" office:value="0.817826829821627" calcext:value-type="float">
            <text:p>0.817826829821627</text:p>
          </table:table-cell>
          <table:table-cell/>
          <table:table-cell office:value-type="float" office:value="0.357275366447521" calcext:value-type="float">
            <text:p>0.357275366447521</text:p>
          </table:table-cell>
          <table:table-cell/>
          <table:table-cell office:value-type="float" office:value="0.532921698414338" calcext:value-type="float">
            <text:p>0.532921698414338</text:p>
          </table:table-cell>
          <table:table-cell office:value-type="float" office:value="0.308347863316407" calcext:value-type="float">
            <text:p>0.308347863316407</text:p>
          </table:table-cell>
          <table:table-cell office:value-type="float" office:value="0.247723648570538" calcext:value-type="float">
            <text:p>0.247723648570538</text:p>
          </table:table-cell>
          <table:table-cell office:value-type="float" office:value="0.612555576943626" calcext:value-type="float">
            <text:p>0.612555576943626</text:p>
          </table:table-cell>
          <table:table-cell office:value-type="float" office:value="0.61186694567431" calcext:value-type="float">
            <text:p>0.61186694567431</text:p>
          </table:table-cell>
          <table:table-cell office:value-type="float" office:value="0.384039071930662" calcext:value-type="float">
            <text:p>0.384039071930662</text:p>
          </table:table-cell>
          <table:table-cell/>
          <table:table-cell office:value-type="float" office:value="0.588209816617933" calcext:value-type="float">
            <text:p>0.588209816617933</text:p>
          </table:table-cell>
        </table:table-row>
        <table:table-row table:style-name="ro1">
          <table:table-cell office:value-type="date" office:date-value="2018-10-06T20:19:00" calcext:value-type="date">
            <text:p>2018-10-06T20:19:00</text:p>
          </table:table-cell>
          <table:table-cell/>
          <table:table-cell office:value-type="float" office:value="1.05135781346862" calcext:value-type="float">
            <text:p>1.05135781346862</text:p>
          </table:table-cell>
          <table:table-cell office:value-type="float" office:value="1.88657157507951" calcext:value-type="float">
            <text:p>1.88657157507951</text:p>
          </table:table-cell>
          <table:table-cell office:value-type="float" office:value="1.97820179833966" calcext:value-type="float">
            <text:p>1.97820179833966</text:p>
          </table:table-cell>
          <table:table-cell office:value-type="float" office:value="0.900469229191103" calcext:value-type="float">
            <text:p>0.900469229191103</text:p>
          </table:table-cell>
          <table:table-cell/>
          <table:table-cell office:value-type="float" office:value="0.331182366652492" calcext:value-type="float">
            <text:p>0.331182366652492</text:p>
          </table:table-cell>
          <table:table-cell office:value-type="float" office:value="0.243517479440155" calcext:value-type="float">
            <text:p>0.243517479440155</text:p>
          </table:table-cell>
          <table:table-cell office:value-type="float" office:value="0.500096048893798" calcext:value-type="float">
            <text:p>0.500096048893798</text:p>
          </table:table-cell>
          <table:table-cell office:value-type="float" office:value="0.316529351250523" calcext:value-type="float">
            <text:p>0.316529351250523</text:p>
          </table:table-cell>
          <table:table-cell office:value-type="float" office:value="0.259764269254998" calcext:value-type="float">
            <text:p>0.259764269254998</text:p>
          </table:table-cell>
          <table:table-cell office:value-type="float" office:value="0.642344037255839" calcext:value-type="float">
            <text:p>0.642344037255839</text:p>
          </table:table-cell>
          <table:table-cell office:value-type="float" office:value="0.45626008887519" calcext:value-type="float">
            <text:p>0.45626008887519</text:p>
          </table:table-cell>
          <table:table-cell office:value-type="float" office:value="0.462267066277074" calcext:value-type="float">
            <text:p>0.462267066277074</text:p>
          </table:table-cell>
          <table:table-cell office:value-type="float" office:value="0.136795049352267" calcext:value-type="float">
            <text:p>0.136795049352267</text:p>
          </table:table-cell>
          <table:table-cell office:value-type="float" office:value="0.52932086885474" calcext:value-type="float">
            <text:p>0.52932086885474</text:p>
          </table:table-cell>
        </table:table-row>
        <table:table-row table:style-name="ro1">
          <table:table-cell office:value-type="date" office:date-value="2018-10-06T20:24:00" calcext:value-type="date">
            <text:p>2018-10-06T20:24:00</text:p>
          </table:table-cell>
          <table:table-cell office:value-type="float" office:value="1.91143517687293" calcext:value-type="float">
            <text:p>1.91143517687293</text:p>
          </table:table-cell>
          <table:table-cell/>
          <table:table-cell office:value-type="float" office:value="1.7786569502981" calcext:value-type="float">
            <text:p>1.7786569502981</text:p>
          </table:table-cell>
          <table:table-cell office:value-type="float" office:value="1.68409092416724" calcext:value-type="float">
            <text:p>1.68409092416724</text:p>
          </table:table-cell>
          <table:table-cell office:value-type="float" office:value="0.582841784902602" calcext:value-type="float">
            <text:p>0.582841784902602</text:p>
          </table:table-cell>
          <table:table-cell/>
          <table:table-cell office:value-type="float" office:value="0.289917548558151" calcext:value-type="float">
            <text:p>0.289917548558151</text:p>
          </table:table-cell>
          <table:table-cell/>
          <table:table-cell office:value-type="float" office:value="0.564603649277935" calcext:value-type="float">
            <text:p>0.564603649277935</text:p>
          </table:table-cell>
          <table:table-cell/>
          <table:table-cell office:value-type="float" office:value="0.203704190532218" calcext:value-type="float">
            <text:p>0.203704190532218</text:p>
          </table:table-cell>
          <table:table-cell office:value-type="float" office:value="0.648302223689642" calcext:value-type="float">
            <text:p>0.648302223689642</text:p>
          </table:table-cell>
          <table:table-cell office:value-type="float" office:value="0.450782767109409" calcext:value-type="float">
            <text:p>0.450782767109409</text:p>
          </table:table-cell>
          <table:table-cell office:value-type="float" office:value="0.426957336208404" calcext:value-type="float">
            <text:p>0.426957336208404</text:p>
          </table:table-cell>
          <table:table-cell office:value-type="float" office:value="0.104131679431609" calcext:value-type="float">
            <text:p>0.104131679431609</text:p>
          </table:table-cell>
          <table:table-cell office:value-type="float" office:value="0.473392755698772" calcext:value-type="float">
            <text:p>0.473392755698772</text:p>
          </table:table-cell>
        </table:table-row>
        <table:table-row table:style-name="ro1">
          <table:table-cell office:value-type="date" office:date-value="2018-10-06T20:29:00" calcext:value-type="date">
            <text:p>2018-10-06T20:29:00</text:p>
          </table:table-cell>
          <table:table-cell office:value-type="float" office:value="1.64433375508972" calcext:value-type="float">
            <text:p>1.64433375508972</text:p>
          </table:table-cell>
          <table:table-cell office:value-type="float" office:value="1.08484003780816" calcext:value-type="float">
            <text:p>1.08484003780816</text:p>
          </table:table-cell>
          <table:table-cell office:value-type="float" office:value="1.84652576203539" calcext:value-type="float">
            <text:p>1.84652576203539</text:p>
          </table:table-cell>
          <table:table-cell office:value-type="float" office:value="0.872285884524398" calcext:value-type="float">
            <text:p>0.872285884524398</text:p>
          </table:table-cell>
          <table:table-cell office:value-type="float" office:value="0.610026050848418" calcext:value-type="float">
            <text:p>0.610026050848418</text:p>
          </table:table-cell>
          <table:table-cell table:number-columns-repeated="2"/>
          <table:table-cell office:value-type="float" office:value="0.217658585435067" calcext:value-type="float">
            <text:p>0.217658585435067</text:p>
          </table:table-cell>
          <table:table-cell office:value-type="float" office:value="0.537005011684435" calcext:value-type="float">
            <text:p>0.537005011684435</text:p>
          </table:table-cell>
          <table:table-cell office:value-type="float" office:value="0.313541431597184" calcext:value-type="float">
            <text:p>0.313541431597184</text:p>
          </table:table-cell>
          <table:table-cell/>
          <table:table-cell office:value-type="float" office:value="0.589553111765708" calcext:value-type="float">
            <text:p>0.589553111765708</text:p>
          </table:table-cell>
          <table:table-cell office:value-type="float" office:value="0.461723534489902" calcext:value-type="float">
            <text:p>0.461723534489902</text:p>
          </table:table-cell>
          <table:table-cell office:value-type="float" office:value="0.36551869146848" calcext:value-type="float">
            <text:p>0.36551869146848</text:p>
          </table:table-cell>
          <table:table-cell/>
          <table:table-cell office:value-type="float" office:value="0.458807669091215" calcext:value-type="float">
            <text:p>0.458807669091215</text:p>
          </table:table-cell>
        </table:table-row>
        <table:table-row table:style-name="ro1">
          <table:table-cell office:value-type="date" office:date-value="2018-10-06T20:34:00" calcext:value-type="date">
            <text:p>2018-10-06T20:34:00</text:p>
          </table:table-cell>
          <table:table-cell office:value-type="float" office:value="1.21325087349739" calcext:value-type="float">
            <text:p>1.21325087349739</text:p>
          </table:table-cell>
          <table:table-cell office:value-type="float" office:value="1.06838642174025" calcext:value-type="float">
            <text:p>1.06838642174025</text:p>
          </table:table-cell>
          <table:table-cell office:value-type="float" office:value="1.79537382886174" calcext:value-type="float">
            <text:p>1.79537382886174</text:p>
          </table:table-cell>
          <table:table-cell/>
          <table:table-cell office:value-type="float" office:value="0.590309267023502" calcext:value-type="float">
            <text:p>0.590309267023502</text:p>
          </table:table-cell>
          <table:table-cell/>
          <table:table-cell office:value-type="float" office:value="0.229036344974523" calcext:value-type="float">
            <text:p>0.229036344974523</text:p>
          </table:table-cell>
          <table:table-cell office:value-type="float" office:value="0.196225369757052" calcext:value-type="float">
            <text:p>0.196225369757052</text:p>
          </table:table-cell>
          <table:table-cell office:value-type="float" office:value="0.567817458852614" calcext:value-type="float">
            <text:p>0.567817458852614</text:p>
          </table:table-cell>
          <table:table-cell office:value-type="float" office:value="0.363308496646216" calcext:value-type="float">
            <text:p>0.363308496646216</text:p>
          </table:table-cell>
          <table:table-cell office:value-type="float" office:value="0.199159977452557" calcext:value-type="float">
            <text:p>0.199159977452557</text:p>
          </table:table-cell>
          <table:table-cell office:value-type="float" office:value="0.580072373017801" calcext:value-type="float">
            <text:p>0.580072373017801</text:p>
          </table:table-cell>
          <table:table-cell office:value-type="float" office:value="0.331961753952255" calcext:value-type="float">
            <text:p>0.331961753952255</text:p>
          </table:table-cell>
          <table:table-cell office:value-type="float" office:value="0.345595233881249" calcext:value-type="float">
            <text:p>0.345595233881249</text:p>
          </table:table-cell>
          <table:table-cell office:value-type="float" office:value="0.108825247659901" calcext:value-type="float">
            <text:p>0.108825247659901</text:p>
          </table:table-cell>
          <table:table-cell office:value-type="float" office:value="0.434815593565943" calcext:value-type="float">
            <text:p>0.434815593565943</text:p>
          </table:table-cell>
        </table:table-row>
        <table:table-row table:style-name="ro1">
          <table:table-cell office:value-type="date" office:date-value="2018-10-06T20:39:00" calcext:value-type="date">
            <text:p>2018-10-06T20:39:00</text:p>
          </table:table-cell>
          <table:table-cell office:value-type="float" office:value="1.2739347905639" calcext:value-type="float">
            <text:p>1.2739347905639</text:p>
          </table:table-cell>
          <table:table-cell office:value-type="float" office:value="0.846195142315389" calcext:value-type="float">
            <text:p>0.846195142315389</text:p>
          </table:table-cell>
          <table:table-cell office:value-type="float" office:value="1.31801585313672" calcext:value-type="float">
            <text:p>1.31801585313672</text:p>
          </table:table-cell>
          <table:table-cell office:value-type="float" office:value="0.858499845743839" calcext:value-type="float">
            <text:p>0.858499845743839</text:p>
          </table:table-cell>
          <table:table-cell office:value-type="float" office:value="0.542808387874764" calcext:value-type="float">
            <text:p>0.542808387874764</text:p>
          </table:table-cell>
          <table:table-cell/>
          <table:table-cell office:value-type="float" office:value="0.303229921209301" calcext:value-type="float">
            <text:p>0.303229921209301</text:p>
          </table:table-cell>
          <table:table-cell/>
          <table:table-cell office:value-type="float" office:value="0.52098770598246" calcext:value-type="float">
            <text:p>0.52098770598246</text:p>
          </table:table-cell>
          <table:table-cell office:value-type="float" office:value="0.37770197977013" calcext:value-type="float">
            <text:p>0.37770197977013</text:p>
          </table:table-cell>
          <table:table-cell/>
          <table:table-cell office:value-type="float" office:value="0.566751152793188" calcext:value-type="float">
            <text:p>0.566751152793188</text:p>
          </table:table-cell>
          <table:table-cell/>
          <table:table-cell office:value-type="float" office:value="0.367108868864028" calcext:value-type="float">
            <text:p>0.367108868864028</text:p>
          </table:table-cell>
          <table:table-cell/>
          <table:table-cell office:value-type="float" office:value="0.361291722286013" calcext:value-type="float">
            <text:p>0.361291722286013</text:p>
          </table:table-cell>
        </table:table-row>
        <table:table-row table:style-name="ro1">
          <table:table-cell office:value-type="date" office:date-value="2018-10-06T20:44:00" calcext:value-type="date">
            <text:p>2018-10-06T20:44:00</text:p>
          </table:table-cell>
          <table:table-cell office:value-type="float" office:value="1.29846304495317" calcext:value-type="float">
            <text:p>1.29846304495317</text:p>
          </table:table-cell>
          <table:table-cell office:value-type="float" office:value="0.911380230302929" calcext:value-type="float">
            <text:p>0.911380230302929</text:p>
          </table:table-cell>
          <table:table-cell/>
          <table:table-cell office:value-type="float" office:value="0.972642786677465" calcext:value-type="float">
            <text:p>0.972642786677465</text:p>
          </table:table-cell>
          <table:table-cell office:value-type="float" office:value="0.547391045891013" calcext:value-type="float">
            <text:p>0.547391045891013</text:p>
          </table:table-cell>
          <table:table-cell office:value-type="float" office:value="0.114794416471659" calcext:value-type="float">
            <text:p>0.114794416471659</text:p>
          </table:table-cell>
          <table:table-cell office:value-type="float" office:value="0.254962212513323" calcext:value-type="float">
            <text:p>0.254962212513323</text:p>
          </table:table-cell>
          <table:table-cell/>
          <table:table-cell office:value-type="float" office:value="0.54066252522551" calcext:value-type="float">
            <text:p>0.54066252522551</text:p>
          </table:table-cell>
          <table:table-cell office:value-type="float" office:value="0.314948343119454" calcext:value-type="float">
            <text:p>0.314948343119454</text:p>
          </table:table-cell>
          <table:table-cell table:number-columns-repeated="2"/>
          <table:table-cell office:value-type="float" office:value="0.229389272381491" calcext:value-type="float">
            <text:p>0.229389272381491</text:p>
          </table:table-cell>
          <table:table-cell office:value-type="float" office:value="0.331628792743849" calcext:value-type="float">
            <text:p>0.331628792743849</text:p>
          </table:table-cell>
          <table:table-cell/>
          <table:table-cell office:value-type="float" office:value="0.407826207340976" calcext:value-type="float">
            <text:p>0.407826207340976</text:p>
          </table:table-cell>
        </table:table-row>
        <table:table-row table:style-name="ro1">
          <table:table-cell office:value-type="date" office:date-value="2018-10-06T20:49:00" calcext:value-type="date">
            <text:p>2018-10-06T20:49:00</text:p>
          </table:table-cell>
          <table:table-cell office:value-type="float" office:value="1.40811487770499" calcext:value-type="float">
            <text:p>1.40811487770499</text:p>
          </table:table-cell>
          <table:table-cell office:value-type="float" office:value="0.817190959667448" calcext:value-type="float">
            <text:p>0.817190959667448</text:p>
          </table:table-cell>
          <table:table-cell office:value-type="float" office:value="0.906365010496518" calcext:value-type="float">
            <text:p>0.906365010496518</text:p>
          </table:table-cell>
          <table:table-cell office:value-type="float" office:value="0.832347702807529" calcext:value-type="float">
            <text:p>0.832347702807529</text:p>
          </table:table-cell>
          <table:table-cell office:value-type="float" office:value="0.59958767255387" calcext:value-type="float">
            <text:p>0.59958767255387</text:p>
          </table:table-cell>
          <table:table-cell office:value-type="float" office:value="0.109313511600892" calcext:value-type="float">
            <text:p>0.109313511600892</text:p>
          </table:table-cell>
          <table:table-cell table:number-columns-repeated="2"/>
          <table:table-cell office:value-type="float" office:value="0.459807123743854" calcext:value-type="float">
            <text:p>0.459807123743854</text:p>
          </table:table-cell>
          <table:table-cell office:value-type="float" office:value="0.316401893083036" calcext:value-type="float">
            <text:p>0.316401893083036</text:p>
          </table:table-cell>
          <table:table-cell/>
          <table:table-cell office:value-type="float" office:value="0.596949520265639" calcext:value-type="float">
            <text:p>0.596949520265639</text:p>
          </table:table-cell>
          <table:table-cell table:number-columns-repeated="3"/>
          <table:table-cell office:value-type="float" office:value="0.373222088245721" calcext:value-type="float">
            <text:p>0.373222088245721</text:p>
          </table:table-cell>
        </table:table-row>
        <table:table-row table:style-name="ro1">
          <table:table-cell office:value-type="date" office:date-value="2018-10-06T20:54:00" calcext:value-type="date">
            <text:p>2018-10-06T20:54:00</text:p>
          </table:table-cell>
          <table:table-cell office:value-type="float" office:value="1.41821079599016" calcext:value-type="float">
            <text:p>1.41821079599016</text:p>
          </table:table-cell>
          <table:table-cell office:value-type="float" office:value="0.817082965961949" calcext:value-type="float">
            <text:p>0.817082965961949</text:p>
          </table:table-cell>
          <table:table-cell office:value-type="float" office:value="0.927765636193797" calcext:value-type="float">
            <text:p>0.927765636193797</text:p>
          </table:table-cell>
          <table:table-cell office:value-type="float" office:value="0.768274293039593" calcext:value-type="float">
            <text:p>0.768274293039593</text:p>
          </table:table-cell>
          <table:table-cell office:value-type="float" office:value="0.519238910601459" calcext:value-type="float">
            <text:p>0.519238910601459</text:p>
          </table:table-cell>
          <table:table-cell/>
          <table:table-cell office:value-type="float" office:value="0.256000737227147" calcext:value-type="float">
            <text:p>0.256000737227147</text:p>
          </table:table-cell>
          <table:table-cell/>
          <table:table-cell office:value-type="float" office:value="0.513258135148064" calcext:value-type="float">
            <text:p>0.513258135148064</text:p>
          </table:table-cell>
          <table:table-cell office:value-type="float" office:value="0.371290593551628" calcext:value-type="float">
            <text:p>0.371290593551628</text:p>
          </table:table-cell>
          <table:table-cell office:value-type="float" office:value="0.201796347423351" calcext:value-type="float">
            <text:p>0.201796347423351</text:p>
          </table:table-cell>
          <table:table-cell office:value-type="float" office:value="0.583188982198896" calcext:value-type="float">
            <text:p>0.583188982198896</text:p>
          </table:table-cell>
          <table:table-cell/>
          <table:table-cell office:value-type="float" office:value="0.322166101767005" calcext:value-type="float">
            <text:p>0.322166101767005</text:p>
          </table:table-cell>
          <table:table-cell office:value-type="float" office:value="0.0388594537815266" calcext:value-type="float">
            <text:p>0.0388594537815266</text:p>
          </table:table-cell>
          <table:table-cell office:value-type="float" office:value="0.349889484974848" calcext:value-type="float">
            <text:p>0.349889484974848</text:p>
          </table:table-cell>
        </table:table-row>
        <table:table-row table:style-name="ro1">
          <table:table-cell office:value-type="date" office:date-value="2018-10-06T20:59:00" calcext:value-type="date">
            <text:p>2018-10-06T20:59:00</text:p>
          </table:table-cell>
          <table:table-cell office:value-type="float" office:value="1.63965915917324" calcext:value-type="float">
            <text:p>1.63965915917324</text:p>
          </table:table-cell>
          <table:table-cell office:value-type="float" office:value="0.783045270901492" calcext:value-type="float">
            <text:p>0.783045270901492</text:p>
          </table:table-cell>
          <table:table-cell office:value-type="float" office:value="0.89376620055419" calcext:value-type="float">
            <text:p>0.89376620055419</text:p>
          </table:table-cell>
          <table:table-cell/>
          <table:table-cell office:value-type="float" office:value="0.548786808024978" calcext:value-type="float">
            <text:p>0.548786808024978</text:p>
          </table:table-cell>
          <table:table-cell/>
          <table:table-cell office:value-type="float" office:value="0.27734117355052" calcext:value-type="float">
            <text:p>0.27734117355052</text:p>
          </table:table-cell>
          <table:table-cell office:value-type="float" office:value="0.0694120317197671" calcext:value-type="float">
            <text:p>0.0694120317197671</text:p>
          </table:table-cell>
          <table:table-cell office:value-type="float" office:value="0.508269941151333" calcext:value-type="float">
            <text:p>0.508269941151333</text:p>
          </table:table-cell>
          <table:table-cell office:value-type="float" office:value="0.442033163883224" calcext:value-type="float">
            <text:p>0.442033163883224</text:p>
          </table:table-cell>
          <table:table-cell/>
          <table:table-cell office:value-type="float" office:value="0.542204973235146" calcext:value-type="float">
            <text:p>0.542204973235146</text:p>
          </table:table-cell>
          <table:table-cell office:value-type="float" office:value="0.120916823830935" calcext:value-type="float">
            <text:p>0.120916823830935</text:p>
          </table:table-cell>
          <table:table-cell office:value-type="float" office:value="0.375754933863362" calcext:value-type="float">
            <text:p>0.375754933863362</text:p>
          </table:table-cell>
          <table:table-cell/>
          <table:table-cell office:value-type="float" office:value="0.35472303112383" calcext:value-type="float">
            <text:p>0.35472303112383</text:p>
          </table:table-cell>
        </table:table-row>
        <table:table-row table:style-name="ro1">
          <table:table-cell office:value-type="date" office:date-value="2018-10-06T21:04:00" calcext:value-type="date">
            <text:p>2018-10-06T21:04:00</text:p>
          </table:table-cell>
          <table:table-cell office:value-type="float" office:value="1.38262483856542" calcext:value-type="float">
            <text:p>1.38262483856542</text:p>
          </table:table-cell>
          <table:table-cell office:value-type="float" office:value="0.716266585212467" calcext:value-type="float">
            <text:p>0.716266585212467</text:p>
          </table:table-cell>
          <table:table-cell office:value-type="float" office:value="0.949648470568583" calcext:value-type="float">
            <text:p>0.949648470568583</text:p>
          </table:table-cell>
          <table:table-cell office:value-type="float" office:value="0.927014478108367" calcext:value-type="float">
            <text:p>0.927014478108367</text:p>
          </table:table-cell>
          <table:table-cell office:value-type="float" office:value="0.631979078602846" calcext:value-type="float">
            <text:p>0.631979078602846</text:p>
          </table:table-cell>
          <table:table-cell office:value-type="float" office:value="0.0593360641862457" calcext:value-type="float">
            <text:p>0.0593360641862457</text:p>
          </table:table-cell>
          <table:table-cell office:value-type="float" office:value="0.203552364401485" calcext:value-type="float">
            <text:p>0.203552364401485</text:p>
          </table:table-cell>
          <table:table-cell/>
          <table:table-cell office:value-type="float" office:value="0.472867722704404" calcext:value-type="float">
            <text:p>0.472867722704404</text:p>
          </table:table-cell>
          <table:table-cell office:value-type="float" office:value="0.389656335573608" calcext:value-type="float">
            <text:p>0.389656335573608</text:p>
          </table:table-cell>
          <table:table-cell/>
          <table:table-cell office:value-type="float" office:value="0.522594433012593" calcext:value-type="float">
            <text:p>0.522594433012593</text:p>
          </table:table-cell>
          <table:table-cell office:value-type="float" office:value="0.133437862310112" calcext:value-type="float">
            <text:p>0.133437862310112</text:p>
          </table:table-cell>
          <table:table-cell office:value-type="float" office:value="0.298833956412794" calcext:value-type="float">
            <text:p>0.298833956412794</text:p>
          </table:table-cell>
          <table:table-cell/>
          <table:table-cell office:value-type="float" office:value="0.330072477402204" calcext:value-type="float">
            <text:p>0.330072477402204</text:p>
          </table:table-cell>
        </table:table-row>
        <table:table-row table:style-name="ro1">
          <table:table-cell office:value-type="date" office:date-value="2018-10-06T21:09:00" calcext:value-type="date">
            <text:p>2018-10-06T21:09:00</text:p>
          </table:table-cell>
          <table:table-cell table:number-columns-repeated="2"/>
          <table:table-cell office:value-type="float" office:value="0.717565629243463" calcext:value-type="float">
            <text:p>0.717565629243463</text:p>
          </table:table-cell>
          <table:table-cell office:value-type="float" office:value="0.900230856160832" calcext:value-type="float">
            <text:p>0.900230856160832</text:p>
          </table:table-cell>
          <table:table-cell office:value-type="float" office:value="0.565625510661562" calcext:value-type="float">
            <text:p>0.565625510661562</text:p>
          </table:table-cell>
          <table:table-cell table:number-columns-repeated="3"/>
          <table:table-cell office:value-type="float" office:value="0.433666945319722" calcext:value-type="float">
            <text:p>0.433666945319722</text:p>
          </table:table-cell>
          <table:table-cell office:value-type="float" office:value="0.349879671170822" calcext:value-type="float">
            <text:p>0.349879671170822</text:p>
          </table:table-cell>
          <table:table-cell/>
          <table:table-cell office:value-type="float" office:value="0.545191492636413" calcext:value-type="float">
            <text:p>0.545191492636413</text:p>
          </table:table-cell>
          <table:table-cell office:value-type="float" office:value="0.0986455585423212" calcext:value-type="float">
            <text:p>0.0986455585423212</text:p>
          </table:table-cell>
          <table:table-cell office:value-type="float" office:value="0.264748659803107" calcext:value-type="float">
            <text:p>0.264748659803107</text:p>
          </table:table-cell>
          <table:table-cell/>
          <table:table-cell office:value-type="float" office:value="0.328301394005304" calcext:value-type="float">
            <text:p>0.328301394005304</text:p>
          </table:table-cell>
        </table:table-row>
        <table:table-row table:style-name="ro1">
          <table:table-cell office:value-type="date" office:date-value="2018-10-06T21:14:00" calcext:value-type="date">
            <text:p>2018-10-06T21:14:00</text:p>
          </table:table-cell>
          <table:table-cell office:value-type="float" office:value="1.43642740085482" calcext:value-type="float">
            <text:p>1.43642740085482</text:p>
          </table:table-cell>
          <table:table-cell office:value-type="float" office:value="0.701025169551091" calcext:value-type="float">
            <text:p>0.701025169551091</text:p>
          </table:table-cell>
          <table:table-cell table:number-columns-repeated="2"/>
          <table:table-cell office:value-type="float" office:value="0.676941852754439" calcext:value-type="float">
            <text:p>0.676941852754439</text:p>
          </table:table-cell>
          <table:table-cell/>
          <table:table-cell office:value-type="float" office:value="0.24037083268812" calcext:value-type="float">
            <text:p>0.24037083268812</text:p>
          </table:table-cell>
          <table:table-cell/>
          <table:table-cell office:value-type="float" office:value="0.415603375427533" calcext:value-type="float">
            <text:p>0.415603375427533</text:p>
          </table:table-cell>
          <table:table-cell office:value-type="float" office:value="0.324404615891577" calcext:value-type="float">
            <text:p>0.324404615891577</text:p>
          </table:table-cell>
          <table:table-cell/>
          <table:table-cell office:value-type="float" office:value="0.535383531941644" calcext:value-type="float">
            <text:p>0.535383531941644</text:p>
          </table:table-cell>
          <table:table-cell/>
          <table:table-cell office:value-type="float" office:value="0.244688865311289" calcext:value-type="float">
            <text:p>0.244688865311289</text:p>
          </table:table-cell>
          <table:table-cell office:value-type="float" office:value="0.0426048654667444" calcext:value-type="float">
            <text:p>0.0426048654667444</text:p>
          </table:table-cell>
          <table:table-cell office:value-type="float" office:value="0.280546235257141" calcext:value-type="float">
            <text:p>0.280546235257141</text:p>
          </table:table-cell>
        </table:table-row>
        <table:table-row table:style-name="ro1">
          <table:table-cell office:value-type="date" office:date-value="2018-10-06T21:19:00" calcext:value-type="date">
            <text:p>2018-10-06T21:19:00</text:p>
          </table:table-cell>
          <table:table-cell office:value-type="float" office:value="1.53577876539576" calcext:value-type="float">
            <text:p>1.53577876539576</text:p>
          </table:table-cell>
          <table:table-cell office:value-type="float" office:value="0.71584423064955" calcext:value-type="float">
            <text:p>0.71584423064955</text:p>
          </table:table-cell>
          <table:table-cell office:value-type="float" office:value="0.723545364343078" calcext:value-type="float">
            <text:p>0.723545364343078</text:p>
          </table:table-cell>
          <table:table-cell office:value-type="float" office:value="0.922526246173069" calcext:value-type="float">
            <text:p>0.922526246173069</text:p>
          </table:table-cell>
          <table:table-cell table:number-columns-repeated="4"/>
          <table:table-cell office:value-type="float" office:value="0.436448450270508" calcext:value-type="float">
            <text:p>0.436448450270508</text:p>
          </table:table-cell>
          <table:table-cell office:value-type="float" office:value="0.232579485919558" calcext:value-type="float">
            <text:p>0.232579485919558</text:p>
          </table:table-cell>
          <table:table-cell/>
          <table:table-cell office:value-type="float" office:value="0.548472908563001" calcext:value-type="float">
            <text:p>0.548472908563001</text:p>
          </table:table-cell>
          <table:table-cell/>
          <table:table-cell office:value-type="float" office:value="0.221661287190525" calcext:value-type="float">
            <text:p>0.221661287190525</text:p>
          </table:table-cell>
          <table:table-cell/>
          <table:table-cell office:value-type="float" office:value="0.276334294729554" calcext:value-type="float">
            <text:p>0.276334294729554</text:p>
          </table:table-cell>
        </table:table-row>
        <table:table-row table:style-name="ro1">
          <table:table-cell office:value-type="date" office:date-value="2018-10-06T21:24:00" calcext:value-type="date">
            <text:p>2018-10-06T21:24:00</text:p>
          </table:table-cell>
          <table:table-cell office:value-type="float" office:value="1.57929268736907" calcext:value-type="float">
            <text:p>1.57929268736907</text:p>
          </table:table-cell>
          <table:table-cell office:value-type="float" office:value="0.790425781941427" calcext:value-type="float">
            <text:p>0.790425781941427</text:p>
          </table:table-cell>
          <table:table-cell office:value-type="float" office:value="0.809696328011878" calcext:value-type="float">
            <text:p>0.809696328011878</text:p>
          </table:table-cell>
          <table:table-cell office:value-type="float" office:value="0.883537068976061" calcext:value-type="float">
            <text:p>0.883537068976061</text:p>
          </table:table-cell>
          <table:table-cell office:value-type="float" office:value="0.67635178075113" calcext:value-type="float">
            <text:p>0.67635178075113</text:p>
          </table:table-cell>
          <table:table-cell table:number-columns-repeated="3"/>
          <table:table-cell office:value-type="float" office:value="0.44228292238412" calcext:value-type="float">
            <text:p>0.44228292238412</text:p>
          </table:table-cell>
          <table:table-cell office:value-type="float" office:value="0.184667611960538" calcext:value-type="float">
            <text:p>0.184667611960538</text:p>
          </table:table-cell>
          <table:table-cell office:value-type="float" office:value="0.156649981876356" calcext:value-type="float">
            <text:p>0.156649981876356</text:p>
          </table:table-cell>
          <table:table-cell table:number-columns-repeated="4"/>
          <table:table-cell office:value-type="float" office:value="0.260095785907119" calcext:value-type="float">
            <text:p>0.260095785907119</text:p>
          </table:table-cell>
        </table:table-row>
        <table:table-row table:style-name="ro1">
          <table:table-cell office:value-type="date" office:date-value="2018-10-06T21:29:00" calcext:value-type="date">
            <text:p>2018-10-06T21:29:00</text:p>
          </table:table-cell>
          <table:table-cell office:value-type="float" office:value="1.11067550268585" calcext:value-type="float">
            <text:p>1.11067550268585</text:p>
          </table:table-cell>
          <table:table-cell/>
          <table:table-cell office:value-type="float" office:value="0.732605620232683" calcext:value-type="float">
            <text:p>0.732605620232683</text:p>
          </table:table-cell>
          <table:table-cell office:value-type="float" office:value="0.772539627046491" calcext:value-type="float">
            <text:p>0.772539627046491</text:p>
          </table:table-cell>
          <table:table-cell office:value-type="float" office:value="0.658793925672558" calcext:value-type="float">
            <text:p>0.658793925672558</text:p>
          </table:table-cell>
          <table:table-cell/>
          <table:table-cell office:value-type="float" office:value="0.147342673536624" calcext:value-type="float">
            <text:p>0.147342673536624</text:p>
          </table:table-cell>
          <table:table-cell office:value-type="float" office:value="0.109593366215806" calcext:value-type="float">
            <text:p>0.109593366215806</text:p>
          </table:table-cell>
          <table:table-cell office:value-type="float" office:value="0.446927361185256" calcext:value-type="float">
            <text:p>0.446927361185256</text:p>
          </table:table-cell>
          <table:table-cell table:number-columns-repeated="2"/>
          <table:table-cell office:value-type="float" office:value="0.528236611238828" calcext:value-type="float">
            <text:p>0.528236611238828</text:p>
          </table:table-cell>
          <table:table-cell office:value-type="float" office:value="0.13047190478224" calcext:value-type="float">
            <text:p>0.13047190478224</text:p>
          </table:table-cell>
          <table:table-cell office:value-type="float" office:value="0.197834461838053" calcext:value-type="float">
            <text:p>0.197834461838053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0.252018844025853" calcext:value-type="float">
            <text:p>0.252018844025853</text:p>
          </table:table-cell>
        </table:table-row>
        <table:table-row table:style-name="ro1">
          <table:table-cell office:value-type="date" office:date-value="2018-10-06T21:34:00" calcext:value-type="date">
            <text:p>2018-10-06T21:34:00</text:p>
          </table:table-cell>
          <table:table-cell office:value-type="float" office:value="1.12937555732708" calcext:value-type="float">
            <text:p>1.12937555732708</text:p>
          </table:table-cell>
          <table:table-cell table:number-columns-repeated="4"/>
          <table:table-cell office:value-type="float" office:value="0.0646663665256897" calcext:value-type="float">
            <text:p>0.0646663665256897</text:p>
          </table:table-cell>
          <table:table-cell office:value-type="float" office:value="0.143083126678318" calcext:value-type="float">
            <text:p>0.143083126678318</text:p>
          </table:table-cell>
          <table:table-cell/>
          <table:table-cell office:value-type="float" office:value="0.458622656508261" calcext:value-type="float">
            <text:p>0.458622656508261</text:p>
          </table:table-cell>
          <table:table-cell table:number-columns-repeated="2"/>
          <table:table-cell office:value-type="float" office:value="0.524088618814119" calcext:value-type="float">
            <text:p>0.524088618814119</text:p>
          </table:table-cell>
          <table:table-cell office:value-type="float" office:value="0.0784089700952437" calcext:value-type="float">
            <text:p>0.0784089700952437</text:p>
          </table:table-cell>
          <table:table-cell office:value-type="float" office:value="0.142289910423349" calcext:value-type="float">
            <text:p>0.142289910423349</text:p>
          </table:table-cell>
          <table:table-cell/>
          <table:table-cell office:value-type="float" office:value="0.242240823162056" calcext:value-type="float">
            <text:p>0.242240823162056</text:p>
          </table:table-cell>
        </table:table-row>
        <table:table-row table:style-name="ro1">
          <table:table-cell office:value-type="date" office:date-value="2018-10-06T21:39:00" calcext:value-type="date">
            <text:p>2018-10-06T21:39:00</text:p>
          </table:table-cell>
          <table:table-cell office:value-type="float" office:value="1.10030922544709" calcext:value-type="float">
            <text:p>1.10030922544709</text:p>
          </table:table-cell>
          <table:table-cell/>
          <table:table-cell office:value-type="float" office:value="0.661524582626992" calcext:value-type="float">
            <text:p>0.661524582626992</text:p>
          </table:table-cell>
          <table:table-cell office:value-type="float" office:value="0.797953656177189" calcext:value-type="float">
            <text:p>0.797953656177189</text:p>
          </table:table-cell>
          <table:table-cell office:value-type="float" office:value="0.614789154597936" calcext:value-type="float">
            <text:p>0.614789154597936</text:p>
          </table:table-cell>
          <table:table-cell table:number-columns-repeated="2"/>
          <table:table-cell office:value-type="float" office:value="0.080148375729431" calcext:value-type="float">
            <text:p>0.080148375729431</text:p>
          </table:table-cell>
          <table:table-cell office:value-type="float" office:value="0.461452526322098" calcext:value-type="float">
            <text:p>0.461452526322098</text:p>
          </table:table-cell>
          <table:table-cell office:value-type="float" office:value="0.169228531785066" calcext:value-type="float">
            <text:p>0.169228531785066</text:p>
          </table:table-cell>
          <table:table-cell/>
          <table:table-cell office:value-type="float" office:value="0.530722866662808" calcext:value-type="float">
            <text:p>0.530722866662808</text:p>
          </table:table-cell>
          <table:table-cell/>
          <table:table-cell office:value-type="float" office:value="0.187040366915184" calcext:value-type="float">
            <text:p>0.187040366915184</text:p>
          </table:table-cell>
          <table:table-cell/>
          <table:table-cell office:value-type="float" office:value="0.201292821187733" calcext:value-type="float">
            <text:p>0.201292821187733</text:p>
          </table:table-cell>
        </table:table-row>
        <table:table-row table:style-name="ro1">
          <table:table-cell office:value-type="date" office:date-value="2018-10-06T21:44:00" calcext:value-type="date">
            <text:p>2018-10-06T21:44:00</text:p>
          </table:table-cell>
          <table:table-cell office:value-type="float" office:value="0.894420797776249" calcext:value-type="float">
            <text:p>0.894420797776249</text:p>
          </table:table-cell>
          <table:table-cell/>
          <table:table-cell office:value-type="float" office:value="0.593162045358437" calcext:value-type="float">
            <text:p>0.593162045358437</text:p>
          </table:table-cell>
          <table:table-cell office:value-type="float" office:value="0.830242041243341" calcext:value-type="float">
            <text:p>0.830242041243341</text:p>
          </table:table-cell>
          <table:table-cell table:number-columns-repeated="4"/>
          <table:table-cell office:value-type="float" office:value="0.404490963621594" calcext:value-type="float">
            <text:p>0.404490963621594</text:p>
          </table:table-cell>
          <table:table-cell/>
          <table:table-cell office:value-type="float" office:value="0.136396381708945" calcext:value-type="float">
            <text:p>0.136396381708945</text:p>
          </table:table-cell>
          <table:table-cell table:number-columns-repeated="2"/>
          <table:table-cell office:value-type="float" office:value="0.192239329732921" calcext:value-type="float">
            <text:p>0.192239329732921</text:p>
          </table:table-cell>
          <table:table-cell/>
          <table:table-cell office:value-type="float" office:value="0.200394104697788" calcext:value-type="float">
            <text:p>0.200394104697788</text:p>
          </table:table-cell>
        </table:table-row>
        <table:table-row table:style-name="ro1">
          <table:table-cell office:value-type="date" office:date-value="2018-10-06T21:49:00" calcext:value-type="date">
            <text:p>2018-10-06T21:49:00</text:p>
          </table:table-cell>
          <table:table-cell/>
          <table:table-cell office:value-type="float" office:value="0.715820039383845" calcext:value-type="float">
            <text:p>0.715820039383845</text:p>
          </table:table-cell>
          <table:table-cell office:value-type="float" office:value="0.462346446980707" calcext:value-type="float">
            <text:p>0.462346446980707</text:p>
          </table:table-cell>
          <table:table-cell office:value-type="float" office:value="0.762549134095872" calcext:value-type="float">
            <text:p>0.762549134095872</text:p>
          </table:table-cell>
          <table:table-cell office:value-type="float" office:value="0.552141064962129" calcext:value-type="float">
            <text:p>0.552141064962129</text:p>
          </table:table-cell>
          <table:table-cell/>
          <table:table-cell office:value-type="float" office:value="0.1163192701685" calcext:value-type="float">
            <text:p>0.1163192701685</text:p>
          </table:table-cell>
          <table:table-cell office:value-type="float" office:value="0.0519030352827983" calcext:value-type="float">
            <text:p>0.0519030352827983</text:p>
          </table:table-cell>
          <table:table-cell office:value-type="float" office:value="0.355451259253655" calcext:value-type="float">
            <text:p>0.355451259253655</text:p>
          </table:table-cell>
          <table:table-cell office:value-type="float" office:value="0.172528575900433" calcext:value-type="float">
            <text:p>0.172528575900433</text:p>
          </table:table-cell>
          <table:table-cell/>
          <table:table-cell office:value-type="float" office:value="0.531778589491776" calcext:value-type="float">
            <text:p>0.531778589491776</text:p>
          </table:table-cell>
          <table:table-cell table:number-columns-repeated="3"/>
          <table:table-cell office:value-type="float" office:value="0.181761323402724" calcext:value-type="float">
            <text:p>0.181761323402724</text:p>
          </table:table-cell>
        </table:table-row>
        <table:table-row table:style-name="ro1">
          <table:table-cell office:value-type="date" office:date-value="2018-10-06T21:54:00" calcext:value-type="date">
            <text:p>2018-10-06T21:54:00</text:p>
          </table:table-cell>
          <table:table-cell office:value-type="float" office:value="1.01839101368962" calcext:value-type="float">
            <text:p>1.01839101368962</text:p>
          </table:table-cell>
          <table:table-cell office:value-type="float" office:value="0.733331220606321" calcext:value-type="float">
            <text:p>0.733331220606321</text:p>
          </table:table-cell>
          <table:table-cell office:value-type="float" office:value="0.404273529389346" calcext:value-type="float">
            <text:p>0.404273529389346</text:p>
          </table:table-cell>
          <table:table-cell office:value-type="float" office:value="1.07576316231722" calcext:value-type="float">
            <text:p>1.07576316231722</text:p>
          </table:table-cell>
          <table:table-cell office:value-type="float" office:value="0.32114919860679" calcext:value-type="float">
            <text:p>0.32114919860679</text:p>
          </table:table-cell>
          <table:table-cell/>
          <table:table-cell office:value-type="float" office:value="0.120432540402672" calcext:value-type="float">
            <text:p>0.120432540402672</text:p>
          </table:table-cell>
          <table:table-cell/>
          <table:table-cell office:value-type="float" office:value="0.320882507481116" calcext:value-type="float">
            <text:p>0.320882507481116</text:p>
          </table:table-cell>
          <table:table-cell office:value-type="float" office:value="0.221029569502779" calcext:value-type="float">
            <text:p>0.221029569502779</text:p>
          </table:table-cell>
          <table:table-cell/>
          <table:table-cell office:value-type="float" office:value="0.520919980635795" calcext:value-type="float">
            <text:p>0.520919980635795</text:p>
          </table:table-cell>
          <table:table-cell office:value-type="float" office:value="0.0874716603181218" calcext:value-type="float">
            <text:p>0.0874716603181218</text:p>
          </table:table-cell>
          <table:table-cell office:value-type="float" office:value="0.25205684206399" calcext:value-type="float">
            <text:p>0.25205684206399</text:p>
          </table:table-cell>
          <table:table-cell/>
          <table:table-cell office:value-type="float" office:value="0.164689454186819" calcext:value-type="float">
            <text:p>0.164689454186819</text:p>
          </table:table-cell>
        </table:table-row>
        <table:table-row table:style-name="ro1">
          <table:table-cell office:value-type="date" office:date-value="2018-10-06T21:59:00" calcext:value-type="date">
            <text:p>2018-10-06T21:59:00</text:p>
          </table:table-cell>
          <table:table-cell office:value-type="float" office:value="1.01141145495827" calcext:value-type="float">
            <text:p>1.01141145495827</text:p>
          </table:table-cell>
          <table:table-cell/>
          <table:table-cell office:value-type="float" office:value="0.354906823115147" calcext:value-type="float">
            <text:p>0.354906823115147</text:p>
          </table:table-cell>
          <table:table-cell table:number-columns-repeated="4"/>
          <table:table-cell office:value-type="float" office:value="0.0492556480530411" calcext:value-type="float">
            <text:p>0.0492556480530411</text:p>
          </table:table-cell>
          <table:table-cell office:value-type="float" office:value="0.374956207723681" calcext:value-type="float">
            <text:p>0.374956207723681</text:p>
          </table:table-cell>
          <table:table-cell office:value-type="float" office:value="0.221226315108279" calcext:value-type="float">
            <text:p>0.22122631510827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.516279474223539" calcext:value-type="float">
            <text:p>0.516279474223539</text:p>
          </table:table-cell>
          <table:table-cell table:number-columns-repeated="3"/>
          <table:table-cell office:value-type="float" office:value="0.165179230578192" calcext:value-type="float">
            <text:p>0.165179230578192</text:p>
          </table:table-cell>
        </table:table-row>
        <table:table-row table:style-name="ro1">
          <table:table-cell office:value-type="date" office:date-value="2018-10-06T22:04:00" calcext:value-type="date">
            <text:p>2018-10-06T22:04:00</text:p>
          </table:table-cell>
          <table:table-cell office:value-type="float" office:value="0.722677413234269" calcext:value-type="float">
            <text:p>0.722677413234269</text:p>
          </table:table-cell>
          <table:table-cell office:value-type="float" office:value="0.675586924564659" calcext:value-type="float">
            <text:p>0.675586924564659</text:p>
          </table:table-cell>
          <table:table-cell office:value-type="float" office:value="0.364254069221529" calcext:value-type="float">
            <text:p>0.364254069221529</text:p>
          </table:table-cell>
          <table:table-cell table:number-columns-repeated="5"/>
          <table:table-cell office:value-type="float" office:value="0.352614147485877" calcext:value-type="float">
            <text:p>0.352614147485877</text:p>
          </table:table-cell>
          <table:table-cell table:number-columns-repeated="2"/>
          <table:table-cell office:value-type="float" office:value="0.552115371204954" calcext:value-type="float">
            <text:p>0.552115371204954</text:p>
          </table:table-cell>
          <table:table-cell/>
          <table:table-cell office:value-type="float" office:value="0.263148519243447" calcext:value-type="float">
            <text:p>0.263148519243447</text:p>
          </table:table-cell>
          <table:table-cell/>
          <table:table-cell office:value-type="float" office:value="0.155208588215597" calcext:value-type="float">
            <text:p>0.155208588215597</text:p>
          </table:table-cell>
        </table:table-row>
        <table:table-row table:style-name="ro1">
          <table:table-cell office:value-type="date" office:date-value="2018-10-06T22:09:00" calcext:value-type="date">
            <text:p>2018-10-06T22:09:00</text:p>
          </table:table-cell>
          <table:table-cell office:value-type="float" office:value="0.657880134811219" calcext:value-type="float">
            <text:p>0.657880134811219</text:p>
          </table:table-cell>
          <table:table-cell office:value-type="float" office:value="0.550762155754244" calcext:value-type="float">
            <text:p>0.550762155754244</text:p>
          </table:table-cell>
          <table:table-cell office:value-type="float" office:value="0.341702502594508" calcext:value-type="float">
            <text:p>0.341702502594508</text:p>
          </table:table-cell>
          <table:table-cell table:number-columns-repeated="5"/>
          <table:table-cell office:value-type="float" office:value="0.338465517832482" calcext:value-type="float">
            <text:p>0.338465517832482</text:p>
          </table:table-cell>
          <table:table-cell table:number-columns-repeated="3"/>
          <table:table-cell office:value-type="float" office:value="0.0818998682942524" calcext:value-type="float">
            <text:p>0.0818998682942524</text:p>
          </table:table-cell>
          <table:table-cell office:value-type="float" office:value="0.194391919805046" calcext:value-type="float">
            <text:p>0.194391919805046</text:p>
          </table:table-cell>
          <table:table-cell/>
          <table:table-cell office:value-type="float" office:value="0.14761688590913" calcext:value-type="float">
            <text:p>0.14761688590913</text:p>
          </table:table-cell>
        </table:table-row>
        <table:table-row table:style-name="ro1">
          <table:table-cell office:value-type="date" office:date-value="2018-10-06T22:14:00" calcext:value-type="date">
            <text:p>2018-10-06T22:14:00</text:p>
          </table:table-cell>
          <table:table-cell/>
          <table:table-cell office:value-type="float" office:value="0.604501648581748" calcext:value-type="float">
            <text:p>0.604501648581748</text:p>
          </table:table-cell>
          <table:table-cell office:value-type="float" office:value="0.295333647774534" calcext:value-type="float">
            <text:p>0.295333647774534</text:p>
          </table:table-cell>
          <table:table-cell/>
          <table:table-cell office:value-type="float" office:value="0.32088776648941" calcext:value-type="float">
            <text:p>0.32088776648941</text:p>
          </table:table-cell>
          <table:table-cell/>
          <table:table-cell office:value-type="float" office:value="0.0970348442416444" calcext:value-type="float">
            <text:p>0.0970348442416444</text:p>
          </table:table-cell>
          <table:table-cell/>
          <table:table-cell office:value-type="float" office:value="0.326630502419956" calcext:value-type="float">
            <text:p>0.326630502419956</text:p>
          </table:table-cell>
          <table:table-cell office:value-type="float" office:value="0.205986483083969" calcext:value-type="float">
            <text:p>0.205986483083969</text:p>
          </table:table-cell>
          <table:table-cell table:number-columns-repeated="5"/>
          <table:table-cell office:value-type="float" office:value="0.115785635518358" calcext:value-type="float">
            <text:p>0.115785635518358</text:p>
          </table:table-cell>
        </table:table-row>
        <table:table-row table:style-name="ro1">
          <table:table-cell office:value-type="date" office:date-value="2018-10-06T22:19:00" calcext:value-type="date">
            <text:p>2018-10-06T22:19:00</text:p>
          </table:table-cell>
          <table:table-cell office:value-type="float" office:value="0.599865825600233" calcext:value-type="float">
            <text:p>0.599865825600233</text:p>
          </table:table-cell>
          <table:table-cell office:value-type="float" office:value="0.509017925475582" calcext:value-type="float">
            <text:p>0.509017925475582</text:p>
          </table:table-cell>
          <table:table-cell office:value-type="float" office:value="0.315882760669616" calcext:value-type="float">
            <text:p>0.315882760669616</text:p>
          </table:table-cell>
          <table:table-cell office:value-type="float" office:value="1.13644745368879" calcext:value-type="float">
            <text:p>1.13644745368879</text:p>
          </table:table-cell>
          <table:table-cell office:value-type="float" office:value="0.250426511529632" calcext:value-type="float">
            <text:p>0.250426511529632</text:p>
          </table:table-cell>
          <table:table-cell/>
          <table:table-cell office:value-type="float" office:value="0.114285518379909" calcext:value-type="float">
            <text:p>0.114285518379909</text:p>
          </table:table-cell>
          <table:table-cell/>
          <table:table-cell office:value-type="float" office:value="0.316863626470862" calcext:value-type="float">
            <text:p>0.316863626470862</text:p>
          </table:table-cell>
          <table:table-cell table:number-columns-repeated="2"/>
          <table:table-cell office:value-type="float" office:value="0.553405856170018" calcext:value-type="float">
            <text:p>0.553405856170018</text:p>
          </table:table-cell>
          <table:table-cell table:number-columns-repeated="3"/>
          <table:table-cell office:value-type="float" office:value="0.101726924643625" calcext:value-type="float">
            <text:p>0.101726924643625</text:p>
          </table:table-cell>
        </table:table-row>
        <table:table-row table:style-name="ro1">
          <table:table-cell office:value-type="date" office:date-value="2018-10-06T22:24:00" calcext:value-type="date">
            <text:p>2018-10-06T22:24:00</text:p>
          </table:table-cell>
          <table:table-cell office:value-type="float" office:value="0.413649571812595" calcext:value-type="float">
            <text:p>0.413649571812595</text:p>
          </table:table-cell>
          <table:table-cell/>
          <table:table-cell office:value-type="float" office:value="0.320162496386491" calcext:value-type="float">
            <text:p>0.320162496386491</text:p>
          </table:table-cell>
          <table:table-cell office:value-type="float" office:value="1.12572573121798" calcext:value-type="float">
            <text:p>1.12572573121798</text:p>
          </table:table-cell>
          <table:table-cell office:value-type="float" office:value="0.288255483561262" calcext:value-type="float">
            <text:p>0.288255483561262</text:p>
          </table:table-cell>
          <table:table-cell office:value-type="float" office:value="7.105427357601E-015" calcext:value-type="float">
            <text:p>7.105427357601E-15</text:p>
          </table:table-cell>
          <table:table-cell office:value-type="float" office:value="0.0992369210844188" calcext:value-type="float">
            <text:p>0.0992369210844188</text:p>
          </table:table-cell>
          <table:table-cell/>
          <table:table-cell office:value-type="float" office:value="0.318424725086437" calcext:value-type="float">
            <text:p>0.318424725086437</text:p>
          </table:table-cell>
          <table:table-cell table:number-columns-repeated="2"/>
          <table:table-cell office:value-type="float" office:value="0.509354770891993" calcext:value-type="float">
            <text:p>0.509354770891993</text:p>
          </table:table-cell>
          <table:table-cell table:number-columns-repeated="3"/>
          <table:table-cell office:value-type="float" office:value="0.103420836851729" calcext:value-type="float">
            <text:p>0.103420836851729</text:p>
          </table:table-cell>
        </table:table-row>
        <table:table-row table:style-name="ro1">
          <table:table-cell office:value-type="date" office:date-value="2018-10-06T22:29:00" calcext:value-type="date">
            <text:p>2018-10-06T22:29:00</text:p>
          </table:table-cell>
          <table:table-cell office:value-type="float" office:value="0.454091012608071" calcext:value-type="float">
            <text:p>0.454091012608071</text:p>
          </table:table-cell>
          <table:table-cell/>
          <table:table-cell office:value-type="float" office:value="0.356771657982231" calcext:value-type="float">
            <text:p>0.356771657982231</text:p>
          </table:table-cell>
          <table:table-cell office:value-type="float" office:value="1.13326252508231" calcext:value-type="float">
            <text:p>1.13326252508231</text:p>
          </table:table-cell>
          <table:table-cell office:value-type="float" office:value="0.31671014043788" calcext:value-type="float">
            <text:p>0.31671014043788</text:p>
          </table:table-cell>
          <table:table-cell/>
          <table:table-cell office:value-type="float" office:value="0.0634892216409" calcext:value-type="float">
            <text:p>0.0634892216409</text:p>
          </table:table-cell>
          <table:table-cell/>
          <table:table-cell office:value-type="float" office:value="0.315038363458054" calcext:value-type="float">
            <text:p>0.315038363458054</text:p>
          </table:table-cell>
          <table:table-cell table:number-columns-repeated="2"/>
          <table:table-cell office:value-type="float" office:value="0.5050546200731" calcext:value-type="float">
            <text:p>0.5050546200731</text:p>
          </table:table-cell>
          <table:table-cell/>
          <table:table-cell office:value-type="float" office:value="0.110580389003619" calcext:value-type="float">
            <text:p>0.110580389003619</text:p>
          </table:table-cell>
          <table:table-cell/>
          <table:table-cell office:value-type="float" office:value="0.107797427523114" calcext:value-type="float">
            <text:p>0.107797427523114</text:p>
          </table:table-cell>
        </table:table-row>
        <table:table-row table:style-name="ro1">
          <table:table-cell office:value-type="date" office:date-value="2018-10-06T22:34:00" calcext:value-type="date">
            <text:p>2018-10-06T22:34:00</text:p>
          </table:table-cell>
          <table:table-cell office:value-type="float" office:value="0.533862582048627" calcext:value-type="float">
            <text:p>0.533862582048627</text:p>
          </table:table-cell>
          <table:table-cell office:value-type="float" office:value="0.589188386449171" calcext:value-type="float">
            <text:p>0.589188386449171</text:p>
          </table:table-cell>
          <table:table-cell table:number-columns-repeated="2"/>
          <table:table-cell office:value-type="float" office:value="0.361766324464517" calcext:value-type="float">
            <text:p>0.361766324464517</text:p>
          </table:table-cell>
          <table:table-cell table:number-columns-repeated="3"/>
          <table:table-cell office:value-type="float" office:value="0.315304325563918" calcext:value-type="float">
            <text:p>0.315304325563918</text:p>
          </table:table-cell>
          <table:table-cell table:number-columns-repeated="6"/>
          <table:table-cell office:value-type="float" office:value="0.104425642931364" calcext:value-type="float">
            <text:p>0.104425642931364</text:p>
          </table:table-cell>
        </table:table-row>
        <table:table-row table:style-name="ro1">
          <table:table-cell office:value-type="date" office:date-value="2018-10-06T22:39:00" calcext:value-type="date">
            <text:p>2018-10-06T22:39:00</text:p>
          </table:table-cell>
          <table:table-cell office:value-type="float" office:value="0.499062448939903" calcext:value-type="float">
            <text:p>0.499062448939903</text:p>
          </table:table-cell>
          <table:table-cell office:value-type="float" office:value="0.579522073673792" calcext:value-type="float">
            <text:p>0.579522073673792</text:p>
          </table:table-cell>
          <table:table-cell office:value-type="float" office:value="0.336679169015575" calcext:value-type="float">
            <text:p>0.336679169015575</text:p>
          </table:table-cell>
          <table:table-cell office:value-type="float" office:value="0.950900360553979" calcext:value-type="float">
            <text:p>0.950900360553979</text:p>
          </table:table-cell>
          <table:table-cell table:number-columns-repeated="4"/>
          <table:table-cell office:value-type="float" office:value="0.313045106506237" calcext:value-type="float">
            <text:p>0.313045106506237</text:p>
          </table:table-cell>
          <table:table-cell office:value-type="float" office:value="0.164815079486271" calcext:value-type="float">
            <text:p>0.164815079486271</text:p>
          </table:table-cell>
          <table:table-cell/>
          <table:table-cell office:value-type="float" office:value="0.503377092669159" calcext:value-type="float">
            <text:p>0.503377092669159</text:p>
          </table:table-cell>
          <table:table-cell office:value-type="float" office:value="0.102891631578313" calcext:value-type="float">
            <text:p>0.102891631578313</text:p>
          </table:table-cell>
          <table:table-cell table:number-columns-repeated="2"/>
          <table:table-cell office:value-type="float" office:value="0.111367726435851" calcext:value-type="float">
            <text:p>0.111367726435851</text:p>
          </table:table-cell>
        </table:table-row>
        <table:table-row table:style-name="ro1">
          <table:table-cell office:value-type="date" office:date-value="2018-10-06T22:44:00" calcext:value-type="date">
            <text:p>2018-10-06T22:44:00</text:p>
          </table:table-cell>
          <table:table-cell office:value-type="float" office:value="0.411504122151207" calcext:value-type="float">
            <text:p>0.411504122151207</text:p>
          </table:table-cell>
          <table:table-cell office:value-type="float" office:value="0.590290571440317" calcext:value-type="float">
            <text:p>0.590290571440317</text:p>
          </table:table-cell>
          <table:table-cell office:value-type="float" office:value="0.381990864447385" calcext:value-type="float">
            <text:p>0.381990864447385</text:p>
          </table:table-cell>
          <table:table-cell office:value-type="float" office:value="0.924728621702357" calcext:value-type="float">
            <text:p>0.924728621702357</text:p>
          </table:table-cell>
          <table:table-cell office:value-type="float" office:value="0.33998377797657" calcext:value-type="float">
            <text:p>0.33998377797657</text:p>
          </table:table-cell>
          <table:table-cell table:number-columns-repeated="3"/>
          <table:table-cell office:value-type="float" office:value="0.279723565437997" calcext:value-type="float">
            <text:p>0.279723565437997</text:p>
          </table:table-cell>
          <table:table-cell table:number-columns-repeated="6"/>
          <table:table-cell office:value-type="float" office:value="0.113144090906346" calcext:value-type="float">
            <text:p>0.113144090906346</text:p>
          </table:table-cell>
        </table:table-row>
        <table:table-row table:style-name="ro1">
          <table:table-cell office:value-type="date" office:date-value="2018-10-06T22:49:00" calcext:value-type="date">
            <text:p>2018-10-06T22:49:00</text:p>
          </table:table-cell>
          <table:table-cell office:value-type="float" office:value="0.446343881937512" calcext:value-type="float">
            <text:p>0.446343881937512</text:p>
          </table:table-cell>
          <table:table-cell/>
          <table:table-cell office:value-type="float" office:value="0.379805365314596" calcext:value-type="float">
            <text:p>0.379805365314596</text:p>
          </table:table-cell>
          <table:table-cell office:value-type="float" office:value="1.0907498485816" calcext:value-type="float">
            <text:p>1.0907498485816</text:p>
          </table:table-cell>
          <table:table-cell office:value-type="float" office:value="0.340018312514894" calcext:value-type="float">
            <text:p>0.340018312514894</text:p>
          </table:table-cell>
          <table:table-cell table:number-columns-repeated="3"/>
          <table:table-cell office:value-type="float" office:value="0.276745629918082" calcext:value-type="float">
            <text:p>0.276745629918082</text:p>
          </table:table-cell>
          <table:table-cell table:number-columns-repeated="6"/>
          <table:table-cell office:value-type="float" office:value="0.089553654685643" calcext:value-type="float">
            <text:p>0.089553654685643</text:p>
          </table:table-cell>
        </table:table-row>
        <table:table-row table:style-name="ro1">
          <table:table-cell office:value-type="date" office:date-value="2018-10-06T22:54:00" calcext:value-type="date">
            <text:p>2018-10-06T22:54:00</text:p>
          </table:table-cell>
          <table:table-cell office:value-type="float" office:value="0.505502980280731" calcext:value-type="float">
            <text:p>0.505502980280731</text:p>
          </table:table-cell>
          <table:table-cell/>
          <table:table-cell office:value-type="float" office:value="0.273486910126461" calcext:value-type="float">
            <text:p>0.273486910126461</text:p>
          </table:table-cell>
          <table:table-cell office:value-type="float" office:value="0.765303434300716" calcext:value-type="float">
            <text:p>0.765303434300716</text:p>
          </table:table-cell>
          <table:table-cell table:number-columns-repeated="4"/>
          <table:table-cell office:value-type="float" office:value="0.245905412734846" calcext:value-type="float">
            <text:p>0.245905412734846</text:p>
          </table:table-cell>
          <table:table-cell table:number-columns-repeated="6"/>
          <table:table-cell office:value-type="float" office:value="0.108442485000223" calcext:value-type="float">
            <text:p>0.108442485000223</text:p>
          </table:table-cell>
        </table:table-row>
        <table:table-row table:style-name="ro1">
          <table:table-cell office:value-type="date" office:date-value="2018-10-06T22:59:00" calcext:value-type="date">
            <text:p>2018-10-06T22:59:00</text:p>
          </table:table-cell>
          <table:table-cell office:value-type="float" office:value="0.537406867718321" calcext:value-type="float">
            <text:p>0.537406867718321</text:p>
          </table:table-cell>
          <table:table-cell office:value-type="float" office:value="0.545328996141342" calcext:value-type="float">
            <text:p>0.545328996141342</text:p>
          </table:table-cell>
          <table:table-cell office:value-type="float" office:value="0.329409958778427" calcext:value-type="float">
            <text:p>0.329409958778427</text:p>
          </table:table-cell>
          <table:table-cell office:value-type="float" office:value="0.802718748034243" calcext:value-type="float">
            <text:p>0.802718748034243</text:p>
          </table:table-cell>
          <table:table-cell office:value-type="float" office:value="0.300847910414697" calcext:value-type="float">
            <text:p>0.300847910414697</text:p>
          </table:table-cell>
          <table:table-cell table:number-columns-repeated="3"/>
          <table:table-cell office:value-type="float" office:value="0.252010266509998" calcext:value-type="float">
            <text:p>0.252010266509998</text:p>
          </table:table-cell>
          <table:table-cell table:number-columns-repeated="6"/>
          <table:table-cell office:value-type="float" office:value="0.116347761560549" calcext:value-type="float">
            <text:p>0.116347761560549</text:p>
          </table:table-cell>
        </table:table-row>
        <table:table-row table:style-name="ro1">
          <table:table-cell office:value-type="date" office:date-value="2018-10-06T23:04:00" calcext:value-type="date">
            <text:p>2018-10-06T23:04:00</text:p>
          </table:table-cell>
          <table:table-cell office:value-type="float" office:value="0.597708283502239" calcext:value-type="float">
            <text:p>0.597708283502239</text:p>
          </table:table-cell>
          <table:table-cell office:value-type="float" office:value="0.528283063175123" calcext:value-type="float">
            <text:p>0.528283063175123</text:p>
          </table:table-cell>
          <table:table-cell office:value-type="float" office:value="0.337719267342482" calcext:value-type="float">
            <text:p>0.337719267342482</text:p>
          </table:table-cell>
          <table:table-cell office:value-type="float" office:value="0.858641716642097" calcext:value-type="float">
            <text:p>0.858641716642097</text:p>
          </table:table-cell>
          <table:table-cell table:number-columns-repeated="2"/>
          <table:table-cell office:value-type="float" office:value="0.0501413828045205" calcext:value-type="float">
            <text:p>0.0501413828045205</text:p>
          </table:table-cell>
          <table:table-cell office:value-type="float" office:value="0.0206105744916538" calcext:value-type="float">
            <text:p>0.0206105744916538</text:p>
          </table:table-cell>
          <table:table-cell office:value-type="float" office:value="0.244433622101056" calcext:value-type="float">
            <text:p>0.244433622101056</text:p>
          </table:table-cell>
          <table:table-cell office:value-type="float" office:value="0.0836061014632783" calcext:value-type="float">
            <text:p>0.0836061014632783</text:p>
          </table:table-cell>
          <table:table-cell/>
          <table:table-cell office:value-type="float" office:value="0.511298360478591" calcext:value-type="float">
            <text:p>0.511298360478591</text:p>
          </table:table-cell>
          <table:table-cell table:number-columns-repeated="3"/>
          <table:table-cell office:value-type="float" office:value="0.114833854676236" calcext:value-type="float">
            <text:p>0.114833854676236</text:p>
          </table:table-cell>
        </table:table-row>
        <table:table-row table:style-name="ro1">
          <table:table-cell office:value-type="date" office:date-value="2018-10-06T23:09:00" calcext:value-type="date">
            <text:p>2018-10-06T23:09:00</text:p>
          </table:table-cell>
          <table:table-cell office:value-type="float" office:value="0.489157552635767" calcext:value-type="float">
            <text:p>0.489157552635767</text:p>
          </table:table-cell>
          <table:table-cell office:value-type="float" office:value="0.472183714968853" calcext:value-type="float">
            <text:p>0.472183714968853</text:p>
          </table:table-cell>
          <table:table-cell table:number-columns-repeated="6"/>
          <table:table-cell office:value-type="float" office:value="0.240550633757273" calcext:value-type="float">
            <text:p>0.240550633757273</text:p>
          </table:table-cell>
          <table:table-cell table:number-columns-repeated="3"/>
          <table:table-cell office:value-type="float" office:value="0.0940886049163829" calcext:value-type="float">
            <text:p>0.0940886049163829</text:p>
          </table:table-cell>
          <table:table-cell table:number-columns-repeated="2"/>
          <table:table-cell office:value-type="float" office:value="0.0798981284862084" calcext:value-type="float">
            <text:p>0.0798981284862084</text:p>
          </table:table-cell>
        </table:table-row>
        <table:table-row table:style-name="ro1">
          <table:table-cell office:value-type="date" office:date-value="2018-10-06T23:14:00" calcext:value-type="date">
            <text:p>2018-10-06T23:14:00</text:p>
          </table:table-cell>
          <table:table-cell office:value-type="float" office:value="0.529322950163493" calcext:value-type="float">
            <text:p>0.529322950163493</text:p>
          </table:table-cell>
          <table:table-cell/>
          <table:table-cell office:value-type="float" office:value="0.332695854793849" calcext:value-type="float">
            <text:p>0.332695854793849</text:p>
          </table:table-cell>
          <table:table-cell office:value-type="float" office:value="0.642036638249639" calcext:value-type="float">
            <text:p>0.642036638249639</text:p>
          </table:table-cell>
          <table:table-cell table:number-columns-repeated="4"/>
          <table:table-cell office:value-type="float" office:value="0.246018478101742" calcext:value-type="float">
            <text:p>0.246018478101742</text:p>
          </table:table-cell>
          <table:table-cell table:number-columns-repeated="2"/>
          <table:table-cell office:value-type="float" office:value="0.522983287267421" calcext:value-type="float">
            <text:p>0.522983287267421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2"/>
          <table:table-cell office:value-type="float" office:value="0.0812199311661139" calcext:value-type="float">
            <text:p>0.0812199311661139</text:p>
          </table:table-cell>
        </table:table-row>
        <table:table-row table:style-name="ro1">
          <table:table-cell office:value-type="date" office:date-value="2018-10-06T23:19:00" calcext:value-type="date">
            <text:p>2018-10-06T23:19:00</text:p>
          </table:table-cell>
          <table:table-cell table:number-columns-repeated="2"/>
          <table:table-cell office:value-type="float" office:value="0.429331716240043" calcext:value-type="float">
            <text:p>0.429331716240043</text:p>
          </table:table-cell>
          <table:table-cell office:value-type="float" office:value="0.625030612629521" calcext:value-type="float">
            <text:p>0.625030612629521</text:p>
          </table:table-cell>
          <table:table-cell office:value-type="float" office:value="0.274377569034703" calcext:value-type="float">
            <text:p>0.274377569034703</text:p>
          </table:table-cell>
          <table:table-cell table:number-columns-repeated="3"/>
          <table:table-cell office:value-type="float" office:value="0.198595721783452" calcext:value-type="float">
            <text:p>0.198595721783452</text:p>
          </table:table-cell>
          <table:table-cell table:number-columns-repeated="6"/>
          <table:table-cell office:value-type="float" office:value="0.0804614558119443" calcext:value-type="float">
            <text:p>0.0804614558119443</text:p>
          </table:table-cell>
        </table:table-row>
        <table:table-row table:style-name="ro1">
          <table:table-cell office:value-type="date" office:date-value="2018-10-06T23:24:00" calcext:value-type="date">
            <text:p>2018-10-06T23:24:00</text:p>
          </table:table-cell>
          <table:table-cell office:value-type="float" office:value="0.501354406416237" calcext:value-type="float">
            <text:p>0.501354406416237</text:p>
          </table:table-cell>
          <table:table-cell office:value-type="float" office:value="0.478924317084443" calcext:value-type="float">
            <text:p>0.478924317084443</text:p>
          </table:table-cell>
          <table:table-cell office:value-type="float" office:value="0.456546651876286" calcext:value-type="float">
            <text:p>0.456546651876286</text:p>
          </table:table-cell>
          <table:table-cell office:value-type="float" office:value="0.577086131728391" calcext:value-type="float">
            <text:p>0.577086131728391</text:p>
          </table:table-cell>
          <table:table-cell table:number-columns-repeated="2"/>
          <table:table-cell office:value-type="float" office:value="0.0698577192906402" calcext:value-type="float">
            <text:p>0.0698577192906402</text:p>
          </table:table-cell>
          <table:table-cell/>
          <table:table-cell office:value-type="float" office:value="0.195043333145573" calcext:value-type="float">
            <text:p>0.195043333145573</text:p>
          </table:table-cell>
          <table:table-cell table:number-columns-repeated="7"/>
        </table:table-row>
        <table:table-row table:style-name="ro1">
          <table:table-cell office:value-type="date" office:date-value="2018-10-06T23:29:00" calcext:value-type="date">
            <text:p>2018-10-06T23:29:00</text:p>
          </table:table-cell>
          <table:table-cell office:value-type="float" office:value="0.46070282555673" calcext:value-type="float">
            <text:p>0.46070282555673</text:p>
          </table:table-cell>
          <table:table-cell office:value-type="float" office:value="0.446635134815369" calcext:value-type="float">
            <text:p>0.446635134815369</text:p>
          </table:table-cell>
          <table:table-cell office:value-type="float" office:value="0.51276657744083" calcext:value-type="float">
            <text:p>0.51276657744083</text:p>
          </table:table-cell>
          <table:table-cell office:value-type="float" office:value="0.487029502499412" calcext:value-type="float">
            <text:p>0.487029502499412</text:p>
          </table:table-cell>
          <table:table-cell office:value-type="float" office:value="0.267455849232018" calcext:value-type="float">
            <text:p>0.267455849232018</text:p>
          </table:table-cell>
          <table:table-cell table:number-columns-repeated="3"/>
          <table:table-cell office:value-type="float" office:value="0.188340361015932" calcext:value-type="float">
            <text:p>0.188340361015932</text:p>
          </table:table-cell>
          <table:table-cell table:number-columns-repeated="6"/>
          <table:table-cell office:value-type="float" office:value="0.0638515355842308" calcext:value-type="float">
            <text:p>0.0638515355842308</text:p>
          </table:table-cell>
        </table:table-row>
        <table:table-row table:style-name="ro1">
          <table:table-cell office:value-type="date" office:date-value="2018-10-06T23:34:00" calcext:value-type="date">
            <text:p>2018-10-06T23:34:00</text:p>
          </table:table-cell>
          <table:table-cell office:value-type="float" office:value="0.440079772161788" calcext:value-type="float">
            <text:p>0.440079772161788</text:p>
          </table:table-cell>
          <table:table-cell office:value-type="float" office:value="0.394398549640457" calcext:value-type="float">
            <text:p>0.394398549640457</text:p>
          </table:table-cell>
          <table:table-cell office:value-type="float" office:value="0.279159807348703" calcext:value-type="float">
            <text:p>0.279159807348703</text:p>
          </table:table-cell>
          <table:table-cell office:value-type="float" office:value="0.473062185157508" calcext:value-type="float">
            <text:p>0.473062185157508</text:p>
          </table:table-cell>
          <table:table-cell office:value-type="float" office:value="0.239264547869753" calcext:value-type="float">
            <text:p>0.239264547869753</text:p>
          </table:table-cell>
          <table:table-cell table:number-columns-repeated="3"/>
          <table:table-cell office:value-type="float" office:value="0.190647358017525" calcext:value-type="float">
            <text:p>0.190647358017525</text:p>
          </table:table-cell>
          <table:table-cell table:number-columns-repeated="7"/>
        </table:table-row>
        <table:table-row table:style-name="ro1">
          <table:table-cell office:value-type="date" office:date-value="2018-10-06T23:39:00" calcext:value-type="date">
            <text:p>2018-10-06T23:39:00</text:p>
          </table:table-cell>
          <table:table-cell office:value-type="float" office:value="0.408888657257961" calcext:value-type="float">
            <text:p>0.408888657257961</text:p>
          </table:table-cell>
          <table:table-cell table:number-columns-repeated="2"/>
          <table:table-cell office:value-type="float" office:value="0.523530892799998" calcext:value-type="float">
            <text:p>0.523530892799998</text:p>
          </table:table-cell>
          <table:table-cell office:value-type="float" office:value="0.222350577504011" calcext:value-type="float">
            <text:p>0.222350577504011</text:p>
          </table:table-cell>
          <table:table-cell table:number-columns-repeated="3"/>
          <table:table-cell office:value-type="float" office:value="0.181669042944705" calcext:value-type="float">
            <text:p>0.181669042944705</text:p>
          </table:table-cell>
          <table:table-cell office:value-type="float" office:value="0.0250427227234118" calcext:value-type="float">
            <text:p>0.0250427227234118</text:p>
          </table:table-cell>
          <table:table-cell table:number-columns-repeated="5"/>
          <table:table-cell office:value-type="float" office:value="0.042255221035207" calcext:value-type="float">
            <text:p>0.042255221035207</text:p>
          </table:table-cell>
        </table:table-row>
        <table:table-row table:style-name="ro1">
          <table:table-cell office:value-type="date" office:date-value="2018-10-06T23:44:00" calcext:value-type="date">
            <text:p>2018-10-06T23:44:00</text:p>
          </table:table-cell>
          <table:table-cell office:value-type="float" office:value="0.520277278433284" calcext:value-type="float">
            <text:p>0.520277278433284</text:p>
          </table:table-cell>
          <table:table-cell office:value-type="float" office:value="0.336658321568425" calcext:value-type="float">
            <text:p>0.336658321568425</text:p>
          </table:table-cell>
          <table:table-cell office:value-type="float" office:value="0.241799381351418" calcext:value-type="float">
            <text:p>0.241799381351418</text:p>
          </table:table-cell>
          <table:table-cell office:value-type="float" office:value="0.610158767759081" calcext:value-type="float">
            <text:p>0.610158767759081</text:p>
          </table:table-cell>
          <table:table-cell table:number-columns-repeated="4"/>
          <table:table-cell office:value-type="float" office:value="0.183027226970896" calcext:value-type="float">
            <text:p>0.183027226970896</text:p>
          </table:table-cell>
          <table:table-cell table:number-columns-repeated="2"/>
          <table:table-cell office:value-type="float" office:value="0.528037843317947" calcext:value-type="float">
            <text:p>0.528037843317947</text:p>
          </table:table-cell>
          <table:table-cell table:number-columns-repeated="4"/>
        </table:table-row>
        <table:table-row table:style-name="ro1">
          <table:table-cell office:value-type="date" office:date-value="2018-10-06T23:49:00" calcext:value-type="date">
            <text:p>2018-10-06T23:49:00</text:p>
          </table:table-cell>
          <table:table-cell office:value-type="float" office:value="0.484095639520543" calcext:value-type="float">
            <text:p>0.484095639520543</text:p>
          </table:table-cell>
          <table:table-cell office:value-type="float" office:value="0.334091145330806" calcext:value-type="float">
            <text:p>0.334091145330806</text:p>
          </table:table-cell>
          <table:table-cell office:value-type="float" office:value="0.239511439813043" calcext:value-type="float">
            <text:p>0.239511439813043</text:p>
          </table:table-cell>
          <table:table-cell office:value-type="float" office:value="0.445490703236699" calcext:value-type="float">
            <text:p>0.445490703236699</text:p>
          </table:table-cell>
          <table:table-cell table:number-columns-repeated="2"/>
          <table:table-cell office:value-type="float" office:value="0.070468010606378" calcext:value-type="float">
            <text:p>0.070468010606378</text:p>
          </table:table-cell>
          <table:table-cell/>
          <table:table-cell office:value-type="float" office:value="0.173423058149496" calcext:value-type="float">
            <text:p>0.173423058149496</text:p>
          </table:table-cell>
          <table:table-cell table:number-columns-repeated="6"/>
          <table:table-cell office:value-type="float" office:value="0.0491191290613795" calcext:value-type="float">
            <text:p>0.0491191290613795</text:p>
          </table:table-cell>
        </table:table-row>
        <table:table-row table:style-name="ro1">
          <table:table-cell office:value-type="date" office:date-value="2018-10-06T23:54:00" calcext:value-type="date">
            <text:p>2018-10-06T23:54:00</text:p>
          </table:table-cell>
          <table:table-cell office:value-type="float" office:value="0.406503912204908" calcext:value-type="float">
            <text:p>0.406503912204908</text:p>
          </table:table-cell>
          <table:table-cell table:number-columns-repeated="7"/>
          <table:table-cell office:value-type="float" office:value="0.161080097210711" calcext:value-type="float">
            <text:p>0.161080097210711</text:p>
          </table:table-cell>
          <table:table-cell table:number-columns-repeated="2"/>
          <table:table-cell office:value-type="float" office:value="0.535368787852462" calcext:value-type="float">
            <text:p>0.535368787852462</text:p>
          </table:table-cell>
          <table:table-cell table:number-columns-repeated="4"/>
        </table:table-row>
        <table:table-row table:style-name="ro1">
          <table:table-cell office:value-type="date" office:date-value="2018-10-06T23:59:00" calcext:value-type="date">
            <text:p>2018-10-06T23:59:00</text:p>
          </table:table-cell>
          <table:table-cell office:value-type="float" office:value="0.350512462952015" calcext:value-type="float">
            <text:p>0.350512462952015</text:p>
          </table:table-cell>
          <table:table-cell office:value-type="float" office:value="0.313457595058963" calcext:value-type="float">
            <text:p>0.313457595058963</text:p>
          </table:table-cell>
          <table:table-cell office:value-type="float" office:value="0.224355332184977" calcext:value-type="float">
            <text:p>0.224355332184977</text:p>
          </table:table-cell>
          <table:table-cell/>
          <table:table-cell office:value-type="float" office:value="0.216793743983465" calcext:value-type="float">
            <text:p>0.216793743983465</text:p>
          </table:table-cell>
          <table:table-cell table:number-columns-repeated="3"/>
          <table:table-cell office:value-type="float" office:value="0.165407405798423" calcext:value-type="float">
            <text:p>0.165407405798423</text:p>
          </table:table-cell>
          <table:table-cell table:number-columns-repeated="6"/>
          <table:table-cell office:value-type="float" office:value="0.0444260373574288" calcext:value-type="float">
            <text:p>0.0444260373574288</text:p>
          </table:table-cell>
        </table:table-row>
        <table:table-row table:style-name="ro1">
          <table:table-cell office:value-type="date" office:date-value="2018-10-07T00:04:00" calcext:value-type="date">
            <text:p>2018-10-07T00:04:00</text:p>
          </table:table-cell>
          <table:table-cell office:value-type="float" office:value="0.358563001786749" calcext:value-type="float">
            <text:p>0.358563001786749</text:p>
          </table:table-cell>
          <table:table-cell/>
          <table:table-cell office:value-type="float" office:value="0.175051911777548" calcext:value-type="float">
            <text:p>0.175051911777548</text:p>
          </table:table-cell>
          <table:table-cell office:value-type="float" office:value="0.654000152863159" calcext:value-type="float">
            <text:p>0.654000152863159</text:p>
          </table:table-cell>
          <table:table-cell table:number-columns-repeated="4"/>
          <table:table-cell office:value-type="float" office:value="0.149818736373742" calcext:value-type="float">
            <text:p>0.149818736373742</text:p>
          </table:table-cell>
          <table:table-cell table:number-columns-repeated="7"/>
        </table:table-row>
        <table:table-row table:style-name="ro1">
          <table:table-cell office:value-type="date" office:date-value="2018-10-07T00:09:00" calcext:value-type="date">
            <text:p>2018-10-07T00:09:00</text:p>
          </table:table-cell>
          <table:table-cell office:value-type="float" office:value="0.309976329139278" calcext:value-type="float">
            <text:p>0.309976329139278</text:p>
          </table:table-cell>
          <table:table-cell office:value-type="float" office:value="0.2356780566146" calcext:value-type="float">
            <text:p>0.2356780566146</text:p>
          </table:table-cell>
          <table:table-cell office:value-type="float" office:value="0.185718960698157" calcext:value-type="float">
            <text:p>0.185718960698157</text:p>
          </table:table-cell>
          <table:table-cell office:value-type="float" office:value="0.484156228453461" calcext:value-type="float">
            <text:p>0.484156228453461</text:p>
          </table:table-cell>
          <table:table-cell office:value-type="float" office:value="0.216352102085009" calcext:value-type="float">
            <text:p>0.216352102085009</text:p>
          </table:table-cell>
          <table:table-cell table:number-columns-repeated="3"/>
          <table:table-cell office:value-type="float" office:value="0.133481804295027" calcext:value-type="float">
            <text:p>0.133481804295027</text:p>
          </table:table-cell>
          <table:table-cell table:number-columns-repeated="4"/>
          <table:table-cell office:value-type="float" office:value="0.114272162888643" calcext:value-type="float">
            <text:p>0.114272162888643</text:p>
          </table:table-cell>
          <table:table-cell table:number-columns-repeated="2"/>
        </table:table-row>
        <table:table-row table:style-name="ro1">
          <table:table-cell office:value-type="date" office:date-value="2018-10-07T00:14:00" calcext:value-type="date">
            <text:p>2018-10-07T00:14:00</text:p>
          </table:table-cell>
          <table:table-cell table:number-columns-repeated="2"/>
          <table:table-cell office:value-type="float" office:value="0.146422126408236" calcext:value-type="float">
            <text:p>0.146422126408236</text:p>
          </table:table-cell>
          <table:table-cell office:value-type="float" office:value="0.514616526778637" calcext:value-type="float">
            <text:p>0.514616526778637</text:p>
          </table:table-cell>
          <table:table-cell table:number-columns-repeated="4"/>
          <table:table-cell office:value-type="float" office:value="0.118528712411617" calcext:value-type="float">
            <text:p>0.118528712411617</text:p>
          </table:table-cell>
          <table:table-cell table:number-columns-repeated="6"/>
          <table:table-cell office:value-type="float" office:value="0.0469648095874136" calcext:value-type="float">
            <text:p>0.0469648095874136</text:p>
          </table:table-cell>
        </table:table-row>
        <table:table-row table:style-name="ro1">
          <table:table-cell office:value-type="date" office:date-value="2018-10-07T00:19:00" calcext:value-type="date">
            <text:p>2018-10-07T00:19:00</text:p>
          </table:table-cell>
          <table:table-cell table:number-columns-repeated="2"/>
          <table:table-cell office:value-type="float" office:value="0.134216159835216" calcext:value-type="float">
            <text:p>0.134216159835216</text:p>
          </table:table-cell>
          <table:table-cell table:number-columns-repeated="5"/>
          <table:table-cell office:value-type="float" office:value="0.0898197577333733" calcext:value-type="float">
            <text:p>0.0898197577333733</text:p>
          </table:table-cell>
          <table:table-cell table:number-columns-repeated="2"/>
          <table:table-cell office:value-type="float" office:value="0.534305482266011" calcext:value-type="float">
            <text:p>0.534305482266011</text:p>
          </table:table-cell>
          <table:table-cell table:number-columns-repeated="4"/>
        </table:table-row>
        <table:table-row table:style-name="ro1">
          <table:table-cell office:value-type="date" office:date-value="2018-10-07T00:24:00" calcext:value-type="date">
            <text:p>2018-10-07T00:24:00</text:p>
          </table:table-cell>
          <table:table-cell table:number-columns-repeated="2"/>
          <table:table-cell office:value-type="float" office:value="0.0976896132500293" calcext:value-type="float">
            <text:p>0.0976896132500293</text:p>
          </table:table-cell>
          <table:table-cell office:value-type="float" office:value="0.505819783376664" calcext:value-type="float">
            <text:p>0.505819783376664</text:p>
          </table:table-cell>
          <table:table-cell office:value-type="float" office:value="0.164149077081181" calcext:value-type="float">
            <text:p>0.164149077081181</text:p>
          </table:table-cell>
          <table:table-cell table:number-columns-repeated="3"/>
          <table:table-cell office:value-type="float" office:value="0.0883721979738219" calcext:value-type="float">
            <text:p>0.0883721979738219</text:p>
          </table:table-cell>
          <table:table-cell table:number-columns-repeated="7"/>
        </table:table-row>
        <table:table-row table:style-name="ro1">
          <table:table-cell office:value-type="date" office:date-value="2018-10-07T00:29:00" calcext:value-type="date">
            <text:p>2018-10-07T00:29:00</text:p>
          </table:table-cell>
          <table:table-cell office:value-type="float" office:value="0.286335002260252" calcext:value-type="float">
            <text:p>0.286335002260252</text:p>
          </table:table-cell>
          <table:table-cell table:number-columns-repeated="3"/>
          <table:table-cell office:value-type="float" office:value="0.163928278371159" calcext:value-type="float">
            <text:p>0.163928278371159</text:p>
          </table:table-cell>
          <table:table-cell table:number-columns-repeated="3"/>
          <table:table-cell office:value-type="float" office:value="0.0910905206049328" calcext:value-type="float">
            <text:p>0.0910905206049328</text:p>
          </table:table-cell>
          <table:table-cell table:number-columns-repeated="6"/>
          <table:table-cell office:value-type="float" office:value="0.0401589997243703" calcext:value-type="float">
            <text:p>0.0401589997243703</text:p>
          </table:table-cell>
        </table:table-row>
        <table:table-row table:style-name="ro1">
          <table:table-cell office:value-type="date" office:date-value="2018-10-07T00:34:00" calcext:value-type="date">
            <text:p>2018-10-07T00:34:00</text:p>
          </table:table-cell>
          <table:table-cell office:value-type="float" office:value="0.294268640262207" calcext:value-type="float">
            <text:p>0.294268640262207</text:p>
          </table:table-cell>
          <table:table-cell table:number-columns-repeated="2"/>
          <table:table-cell office:value-type="float" office:value="0.438946069572829" calcext:value-type="float">
            <text:p>0.438946069572829</text:p>
          </table:table-cell>
          <table:table-cell table:number-columns-repeated="2"/>
          <table:table-cell office:value-type="float" office:value="1.77635683940025E-015" calcext:value-type="float">
            <text:p>1.77635683940025E-15</text:p>
          </table:table-cell>
          <table:table-cell/>
          <table:table-cell office:value-type="float" office:value="0.092153441077599" calcext:value-type="float">
            <text:p>0.092153441077599</text:p>
          </table:table-cell>
          <table:table-cell table:number-columns-repeated="4"/>
          <table:table-cell office:value-type="float" office:value="0.0276617496190052" calcext:value-type="float">
            <text:p>0.0276617496190052</text:p>
          </table:table-cell>
          <table:table-cell table:number-columns-repeated="2"/>
        </table:table-row>
        <table:table-row table:style-name="ro1">
          <table:table-cell office:value-type="date" office:date-value="2018-10-07T00:39:00" calcext:value-type="date">
            <text:p>2018-10-07T00:39:00</text:p>
          </table:table-cell>
          <table:table-cell table:number-columns-repeated="2"/>
          <table:table-cell office:value-type="float" office:value="0.104103721658955" calcext:value-type="float">
            <text:p>0.104103721658955</text:p>
          </table:table-cell>
          <table:table-cell table:number-columns-repeated="5"/>
          <table:table-cell office:value-type="float" office:value="0.0773761264452446" calcext:value-type="float">
            <text:p>0.0773761264452446</text:p>
          </table:table-cell>
          <table:table-cell table:number-columns-repeated="7"/>
        </table:table-row>
        <table:table-row table:style-name="ro1">
          <table:table-cell office:value-type="date" office:date-value="2018-10-07T00:44:00" calcext:value-type="date">
            <text:p>2018-10-07T00:44:00</text:p>
          </table:table-cell>
          <table:table-cell office:value-type="float" office:value="0.303803013639929" calcext:value-type="float">
            <text:p>0.303803013639929</text:p>
          </table:table-cell>
          <table:table-cell table:number-columns-repeated="2"/>
          <table:table-cell office:value-type="float" office:value="0.320187401595355" calcext:value-type="float">
            <text:p>0.320187401595355</text:p>
          </table:table-cell>
          <table:table-cell table:number-columns-repeated="4"/>
          <table:table-cell office:value-type="float" office:value="0.0781120875705241" calcext:value-type="float">
            <text:p>0.0781120875705241</text:p>
          </table:table-cell>
          <table:table-cell table:number-columns-repeated="6"/>
          <table:table-cell office:value-type="float" office:value="0.0375125626399102" calcext:value-type="float">
            <text:p>0.0375125626399102</text:p>
          </table:table-cell>
        </table:table-row>
        <table:table-row table:style-name="ro1">
          <table:table-cell office:value-type="date" office:date-value="2018-10-07T00:49:00" calcext:value-type="date">
            <text:p>2018-10-07T00:49:00</text:p>
          </table:table-cell>
          <table:table-cell office:value-type="float" office:value="0.265138804446458" calcext:value-type="float">
            <text:p>0.265138804446458</text:p>
          </table:table-cell>
          <table:table-cell/>
          <table:table-cell office:value-type="float" office:value="0.0834725116907471" calcext:value-type="float">
            <text:p>0.0834725116907471</text:p>
          </table:table-cell>
          <table:table-cell table:number-columns-repeated="5"/>
          <table:table-cell office:value-type="float" office:value="0.0875050317603083" calcext:value-type="float">
            <text:p>0.0875050317603083</text:p>
          </table:table-cell>
          <table:table-cell table:number-columns-repeated="7"/>
        </table:table-row>
        <table:table-row table:style-name="ro1">
          <table:table-cell office:value-type="date" office:date-value="2018-10-07T00:54:00" calcext:value-type="date">
            <text:p>2018-10-07T00:54:00</text:p>
          </table:table-cell>
          <table:table-cell office:value-type="float" office:value="0.264044778420065" calcext:value-type="float">
            <text:p>0.264044778420065</text:p>
          </table:table-cell>
          <table:table-cell table:number-columns-repeated="2"/>
          <table:table-cell office:value-type="float" office:value="0.315969916141776" calcext:value-type="float">
            <text:p>0.315969916141776</text:p>
          </table:table-cell>
          <table:table-cell table:number-columns-repeated="4"/>
          <table:table-cell office:value-type="float" office:value="0.0759292210603988" calcext:value-type="float">
            <text:p>0.0759292210603988</text:p>
          </table:table-cell>
          <table:table-cell table:number-columns-repeated="7"/>
        </table:table-row>
        <table:table-row table:style-name="ro1">
          <table:table-cell office:value-type="date" office:date-value="2018-10-07T00:59:00" calcext:value-type="date">
            <text:p>2018-10-07T00:59:00</text:p>
          </table:table-cell>
          <table:table-cell office:value-type="float" office:value="0.322121441041507" calcext:value-type="float">
            <text:p>0.322121441041507</text:p>
          </table:table-cell>
          <table:table-cell table:number-columns-repeated="7"/>
          <table:table-cell office:value-type="float" office:value="0.0959533358854436" calcext:value-type="float">
            <text:p>0.0959533358854436</text:p>
          </table:table-cell>
          <table:table-cell table:number-columns-repeated="7"/>
        </table:table-row>
        <table:table-row table:style-name="ro1">
          <table:table-cell office:value-type="date" office:date-value="2018-10-07T01:04:00" calcext:value-type="date">
            <text:p>2018-10-07T01:04:00</text:p>
          </table:table-cell>
          <table:table-cell office:value-type="float" office:value="0.410589179492749" calcext:value-type="float">
            <text:p>0.410589179492749</text:p>
          </table:table-cell>
          <table:table-cell table:number-columns-repeated="7"/>
          <table:table-cell office:value-type="float" office:value="0.0945633412120337" calcext:value-type="float">
            <text:p>0.0945633412120337</text:p>
          </table:table-cell>
          <table:table-cell table:number-columns-repeated="7"/>
        </table:table-row>
        <table:table-row table:style-name="ro1">
          <table:table-cell office:value-type="date" office:date-value="2018-10-07T01:09:00" calcext:value-type="date">
            <text:p>2018-10-07T01:09:00</text:p>
          </table:table-cell>
          <table:table-cell table:number-columns-repeated="8"/>
          <table:table-cell office:value-type="float" office:value="0.0976228773248913" calcext:value-type="float">
            <text:p>0.0976228773248913</text:p>
          </table:table-cell>
          <table:table-cell table:number-columns-repeated="7"/>
        </table:table-row>
        <table:table-row table:style-name="ro1">
          <table:table-cell office:value-type="date" office:date-value="2018-10-07T01:14:00" calcext:value-type="date">
            <text:p>2018-10-07T01:14:00</text:p>
          </table:table-cell>
          <table:table-cell office:value-type="float" office:value="0.34189000704378" calcext:value-type="float">
            <text:p>0.34189000704378</text:p>
          </table:table-cell>
          <table:table-cell/>
          <table:table-cell office:value-type="float" office:value="0.0391217822921268" calcext:value-type="float">
            <text:p>0.0391217822921268</text:p>
          </table:table-cell>
          <table:table-cell office:value-type="float" office:value="0.297638363960681" calcext:value-type="float">
            <text:p>0.297638363960681</text:p>
          </table:table-cell>
          <table:table-cell table:number-columns-repeated="4"/>
          <table:table-cell office:value-type="float" office:value="0.081997275260413" calcext:value-type="float">
            <text:p>0.081997275260413</text:p>
          </table:table-cell>
          <table:table-cell table:number-columns-repeated="7"/>
        </table:table-row>
        <table:table-row table:style-name="ro1">
          <table:table-cell office:value-type="date" office:date-value="2018-10-07T01:19:00" calcext:value-type="date">
            <text:p>2018-10-07T01:19:00</text:p>
          </table:table-cell>
          <table:table-cell office:value-type="float" office:value="0.31010989905284" calcext:value-type="float">
            <text:p>0.31010989905284</text:p>
          </table:table-cell>
          <table:table-cell table:number-columns-repeated="2"/>
          <table:table-cell office:value-type="float" office:value="0.255352803191215" calcext:value-type="float">
            <text:p>0.255352803191215</text:p>
          </table:table-cell>
          <table:table-cell table:number-columns-repeated="4"/>
          <table:table-cell office:value-type="float" office:value="0.076278707850495" calcext:value-type="float">
            <text:p>0.076278707850495</text:p>
          </table:table-cell>
          <table:table-cell table:number-columns-repeated="6"/>
          <table:table-cell office:value-type="float" office:value="0.0375238953781065" calcext:value-type="float">
            <text:p>0.0375238953781065</text:p>
          </table:table-cell>
        </table:table-row>
        <table:table-row table:style-name="ro1">
          <table:table-cell office:value-type="date" office:date-value="2018-10-07T01:24:00" calcext:value-type="date">
            <text:p>2018-10-07T01:24:00</text:p>
          </table:table-cell>
          <table:table-cell/>
          <table:table-cell office:value-type="float" office:value="0.170709762144951" calcext:value-type="float">
            <text:p>0.170709762144951</text:p>
          </table:table-cell>
          <table:table-cell/>
          <table:table-cell office:value-type="float" office:value="0.213186630535521" calcext:value-type="float">
            <text:p>0.213186630535521</text:p>
          </table:table-cell>
          <table:table-cell table:number-columns-repeated="3"/>
          <table:table-cell office:value-type="float" office:value="0.0152095726471249" calcext:value-type="float">
            <text:p>0.0152095726471249</text:p>
          </table:table-cell>
          <table:table-cell office:value-type="float" office:value="0.0612762458907454" calcext:value-type="float">
            <text:p>0.0612762458907454</text:p>
          </table:table-cell>
          <table:table-cell table:number-columns-repeated="2"/>
          <table:table-cell office:value-type="float" office:value="0.535293710671646" calcext:value-type="float">
            <text:p>0.535293710671646</text:p>
          </table:table-cell>
          <table:table-cell/>
          <table:table-cell office:value-type="float" office:value="3.5527136788005E-015" calcext:value-type="float">
            <text:p>3.5527136788005E-15</text:p>
          </table:table-cell>
          <table:table-cell/>
          <table:table-cell office:value-type="float" office:value="0.0343638725214963" calcext:value-type="float">
            <text:p>0.0343638725214963</text:p>
          </table:table-cell>
        </table:table-row>
        <table:table-row table:style-name="ro1">
          <table:table-cell office:value-type="date" office:date-value="2018-10-07T01:29:00" calcext:value-type="date">
            <text:p>2018-10-07T01:29:00</text:p>
          </table:table-cell>
          <table:table-cell office:value-type="float" office:value="0.245910617194578" calcext:value-type="float">
            <text:p>0.245910617194578</text:p>
          </table:table-cell>
          <table:table-cell table:number-columns-repeated="2"/>
          <table:table-cell office:value-type="float" office:value="0.23515650826101" calcext:value-type="float">
            <text:p>0.23515650826101</text:p>
          </table:table-cell>
          <table:table-cell table:number-columns-repeated="4"/>
          <table:table-cell office:value-type="float" office:value="0.0644317411923545" calcext:value-type="float">
            <text:p>0.0644317411923545</text:p>
          </table:table-cell>
          <table:table-cell table:number-columns-repeated="7"/>
        </table:table-row>
        <table:table-row table:style-name="ro1">
          <table:table-cell office:value-type="date" office:date-value="2018-10-07T01:34:00" calcext:value-type="date">
            <text:p>2018-10-07T01:34:00</text:p>
          </table:table-cell>
          <table:table-cell office:value-type="float" office:value="0.226271110291066" calcext:value-type="float">
            <text:p>0.226271110291066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6"/>
          <table:table-cell office:value-type="float" office:value="0.0524508689085543" calcext:value-type="float">
            <text:p>0.0524508689085543</text:p>
          </table:table-cell>
          <table:table-cell table:number-columns-repeated="7"/>
        </table:table-row>
        <table:table-row table:style-name="ro1">
          <table:table-cell office:value-type="date" office:date-value="2018-10-07T01:39:00" calcext:value-type="date">
            <text:p>2018-10-07T01:39:00</text:p>
          </table:table-cell>
          <table:table-cell table:number-columns-repeated="4"/>
          <table:table-cell office:value-type="float" office:value="0.0627491079244606" calcext:value-type="float">
            <text:p>0.0627491079244606</text:p>
          </table:table-cell>
          <table:table-cell table:number-columns-repeated="3"/>
          <table:table-cell office:value-type="float" office:value="0.0547240607015524" calcext:value-type="float">
            <text:p>0.054724060701552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5"/>
          <table:table-cell office:value-type="float" office:value="0.0150300015325717" calcext:value-type="float">
            <text:p>0.0150300015325717</text:p>
          </table:table-cell>
        </table:table-row>
        <table:table-row table:style-name="ro1">
          <table:table-cell office:value-type="date" office:date-value="2018-10-07T01:44:00" calcext:value-type="date">
            <text:p>2018-10-07T01:44:00</text:p>
          </table:table-cell>
          <table:table-cell office:value-type="float" office:value="0.225125189540464" calcext:value-type="float">
            <text:p>0.225125189540464</text:p>
          </table:table-cell>
          <table:table-cell/>
          <table:table-cell office:value-type="float" office:value="3.5527136788005E-015" calcext:value-type="float">
            <text:p>3.5527136788005E-15</text:p>
          </table:table-cell>
          <table:table-cell table:number-columns-repeated="5"/>
          <table:table-cell office:value-type="float" office:value="0.0558599487668445" calcext:value-type="float">
            <text:p>0.0558599487668445</text:p>
          </table:table-cell>
          <table:table-cell table:number-columns-repeated="7"/>
        </table:table-row>
        <table:table-row table:style-name="ro1">
          <table:table-cell office:value-type="date" office:date-value="2018-10-07T01:49:00" calcext:value-type="date">
            <text:p>2018-10-07T01:49:00</text:p>
          </table:table-cell>
          <table:table-cell table:number-columns-repeated="3"/>
          <table:table-cell office:value-type="float" office:value="0.186380751632631" calcext:value-type="float">
            <text:p>0.186380751632631</text:p>
          </table:table-cell>
          <table:table-cell table:number-columns-repeated="4"/>
          <table:table-cell office:value-type="float" office:value="0.0492639783378124" calcext:value-type="float">
            <text:p>0.0492639783378124</text:p>
          </table:table-cell>
          <table:table-cell table:number-columns-repeated="7"/>
        </table:table-row>
        <table:table-row table:style-name="ro1">
          <table:table-cell office:value-type="date" office:date-value="2018-10-07T01:54:00" calcext:value-type="date">
            <text:p>2018-10-07T01:54:00</text:p>
          </table:table-cell>
          <table:table-cell office:value-type="float" office:value="0.2098171071911" calcext:value-type="float">
            <text:p>0.2098171071911</text:p>
          </table:table-cell>
          <table:table-cell table:number-columns-repeated="2"/>
          <table:table-cell office:value-type="float" office:value="0.154125126028909" calcext:value-type="float">
            <text:p>0.154125126028909</text:p>
          </table:table-cell>
          <table:table-cell table:number-columns-repeated="4"/>
          <table:table-cell office:value-type="float" office:value="0.0520336753245623" calcext:value-type="float">
            <text:p>0.0520336753245623</text:p>
          </table:table-cell>
          <table:table-cell table:number-columns-repeated="7"/>
        </table:table-row>
        <table:table-row table:style-name="ro1">
          <table:table-cell office:value-type="date" office:date-value="2018-10-07T01:59:00" calcext:value-type="date">
            <text:p>2018-10-07T01:59:00</text:p>
          </table:table-cell>
          <table:table-cell office:value-type="float" office:value="0.173920553006219" calcext:value-type="float">
            <text:p>0.173920553006219</text:p>
          </table:table-cell>
          <table:table-cell table:number-columns-repeated="2"/>
          <table:table-cell office:value-type="float" office:value="0.143717214793513" calcext:value-type="float">
            <text:p>0.143717214793513</text:p>
          </table:table-cell>
          <table:table-cell table:number-columns-repeated="4"/>
          <table:table-cell office:value-type="float" office:value="0.0499316848751761" calcext:value-type="float">
            <text:p>0.0499316848751761</text:p>
          </table:table-cell>
          <table:table-cell table:number-columns-repeated="7"/>
        </table:table-row>
        <table:table-row table:style-name="ro1">
          <table:table-cell office:value-type="date" office:date-value="2018-10-07T02:04:00" calcext:value-type="date">
            <text:p>2018-10-07T02:04:00</text:p>
          </table:table-cell>
          <table:table-cell table:number-columns-repeated="4"/>
          <table:table-cell office:value-type="float" office:value="1.77635683940025E-015" calcext:value-type="float">
            <text:p>1.77635683940025E-15</text:p>
          </table:table-cell>
          <table:table-cell table:number-columns-repeated="3"/>
          <table:table-cell office:value-type="float" office:value="0.0450546006016879" calcext:value-type="float">
            <text:p>0.0450546006016879</text:p>
          </table:table-cell>
          <table:table-cell table:number-columns-repeated="7"/>
        </table:table-row>
        <table:table-row table:style-name="ro1">
          <table:table-cell office:value-type="date" office:date-value="2018-10-07T02:09:00" calcext:value-type="date">
            <text:p>2018-10-07T02:09:00</text:p>
          </table:table-cell>
          <table:table-cell office:value-type="float" office:value="0.168626318366108" calcext:value-type="float">
            <text:p>0.168626318366108</text:p>
          </table:table-cell>
          <table:table-cell table:number-columns-repeated="7"/>
          <table:table-cell office:value-type="float" office:value="0.0388357701494293" calcext:value-type="float">
            <text:p>0.0388357701494293</text:p>
          </table:table-cell>
          <table:table-cell table:number-columns-repeated="7"/>
        </table:table-row>
        <table:table-row table:style-name="ro1">
          <table:table-cell office:value-type="date" office:date-value="2018-10-07T02:19:00" calcext:value-type="date">
            <text:p>2018-10-07T02:19:00</text:p>
          </table:table-cell>
          <table:table-cell table:number-columns-repeated="8"/>
          <table:table-cell office:value-type="float" office:value="0.0541688577184161" calcext:value-type="float">
            <text:p>0.0541688577184161</text:p>
          </table:table-cell>
          <table:table-cell table:number-columns-repeated="7"/>
        </table:table-row>
        <table:table-row table:style-name="ro1">
          <table:table-cell office:value-type="date" office:date-value="2018-10-07T02:24:00" calcext:value-type="date">
            <text:p>2018-10-07T02:24:00</text:p>
          </table:table-cell>
          <table:table-cell table:number-columns-repeated="3"/>
          <table:table-cell office:value-type="float" office:value="0.125293077425482" calcext:value-type="float">
            <text:p>0.125293077425482</text:p>
          </table:table-cell>
          <table:table-cell table:number-columns-repeated="4"/>
          <table:table-cell office:value-type="float" office:value="0.0442863464322123" calcext:value-type="float">
            <text:p>0.0442863464322123</text:p>
          </table:table-cell>
          <table:table-cell table:number-columns-repeated="7"/>
        </table:table-row>
        <table:table-row table:style-name="ro1">
          <table:table-cell office:value-type="date" office:date-value="2018-10-07T02:29:00" calcext:value-type="date">
            <text:p>2018-10-07T02:29:00</text:p>
          </table:table-cell>
          <table:table-cell table:number-columns-repeated="3"/>
          <table:table-cell office:value-type="float" office:value="0.150926479052613" calcext:value-type="float">
            <text:p>0.150926479052613</text:p>
          </table:table-cell>
          <table:table-cell table:number-columns-repeated="4"/>
          <table:table-cell office:value-type="float" office:value="0.0466965041025773" calcext:value-type="float">
            <text:p>0.0466965041025773</text:p>
          </table:table-cell>
          <table:table-cell table:number-columns-repeated="7"/>
        </table:table-row>
        <table:table-row table:style-name="ro1">
          <table:table-cell office:value-type="date" office:date-value="2018-10-07T02:39:00" calcext:value-type="date">
            <text:p>2018-10-07T02:39:00</text:p>
          </table:table-cell>
          <table:table-cell office:value-type="float" office:value="0.183500975669183" calcext:value-type="float">
            <text:p>0.183500975669183</text:p>
          </table:table-cell>
          <table:table-cell table:number-columns-repeated="7"/>
          <table:table-cell office:value-type="float" office:value="0.0373898796162671" calcext:value-type="float">
            <text:p>0.0373898796162671</text:p>
          </table:table-cell>
          <table:table-cell table:number-columns-repeated="7"/>
        </table:table-row>
        <table:table-row table:style-name="ro1">
          <table:table-cell office:value-type="date" office:date-value="2018-10-07T02:44:00" calcext:value-type="date">
            <text:p>2018-10-07T02:44:00</text:p>
          </table:table-cell>
          <table:table-cell office:value-type="float" office:value="0.163326154186151" calcext:value-type="float">
            <text:p>0.163326154186151</text:p>
          </table:table-cell>
          <table:table-cell table:number-columns-repeated="2"/>
          <table:table-cell office:value-type="float" office:value="0.143032027670486" calcext:value-type="float">
            <text:p>0.143032027670486</text:p>
          </table:table-cell>
          <table:table-cell table:number-columns-repeated="4"/>
          <table:table-cell office:value-type="float" office:value="0.0309783319892603" calcext:value-type="float">
            <text:p>0.0309783319892603</text:p>
          </table:table-cell>
          <table:table-cell table:number-columns-repeated="6"/>
          <table:table-cell office:value-type="float" office:value="0.0213132092832424" calcext:value-type="float">
            <text:p>0.0213132092832424</text:p>
          </table:table-cell>
        </table:table-row>
        <table:table-row table:style-name="ro1">
          <table:table-cell office:value-type="date" office:date-value="2018-10-07T02:49:00" calcext:value-type="date">
            <text:p>2018-10-07T02:49:00</text:p>
          </table:table-cell>
          <table:table-cell table:number-columns-repeated="8"/>
          <table:table-cell office:value-type="float" office:value="0.0262751054717505" calcext:value-type="float">
            <text:p>0.0262751054717505</text:p>
          </table:table-cell>
          <table:table-cell table:number-columns-repeated="7"/>
        </table:table-row>
        <table:table-row table:style-name="ro1">
          <table:table-cell office:value-type="date" office:date-value="2018-10-07T02:54:01" calcext:value-type="date">
            <text:p>2018-10-07T02:54:01</text:p>
          </table:table-cell>
          <table:table-cell table:number-columns-repeated="3"/>
          <table:table-cell office:value-type="float" office:value="0.14755731202972" calcext:value-type="float">
            <text:p>0.14755731202972</text:p>
          </table:table-cell>
          <table:table-cell table:number-columns-repeated="4"/>
          <table:table-cell office:value-type="float" office:value="0.0280060668835205" calcext:value-type="float">
            <text:p>0.0280060668835205</text:p>
          </table:table-cell>
          <table:table-cell table:number-columns-repeated="7"/>
        </table:table-row>
        <table:table-row table:style-name="ro1">
          <table:table-cell office:value-type="date" office:date-value="2018-10-07T02:59:01" calcext:value-type="date">
            <text:p>2018-10-07T02:59:01</text:p>
          </table:table-cell>
          <table:table-cell table:number-columns-repeated="8"/>
          <table:table-cell office:value-type="float" office:value="0.0243862848560354" calcext:value-type="float">
            <text:p>0.0243862848560354</text:p>
          </table:table-cell>
          <table:table-cell table:number-columns-repeated="7"/>
        </table:table-row>
        <table:table-row table:style-name="ro1">
          <table:table-cell office:value-type="date" office:date-value="2018-10-07T03:04:01" calcext:value-type="date">
            <text:p>2018-10-07T03:04:01</text:p>
          </table:table-cell>
          <table:table-cell office:value-type="float" office:value="0.153501761702564" calcext:value-type="float">
            <text:p>0.153501761702564</text:p>
          </table:table-cell>
          <table:table-cell table:number-columns-repeated="7"/>
          <table:table-cell office:value-type="float" office:value="0.0233925160553063" calcext:value-type="float">
            <text:p>0.0233925160553063</text:p>
          </table:table-cell>
          <table:table-cell table:number-columns-repeated="7"/>
        </table:table-row>
        <table:table-row table:style-name="ro1">
          <table:table-cell office:value-type="date" office:date-value="2018-10-07T03:09:01" calcext:value-type="date">
            <text:p>2018-10-07T03:09:01</text:p>
          </table:table-cell>
          <table:table-cell office:value-type="float" office:value="0.141068954047398" calcext:value-type="float">
            <text:p>0.141068954047398</text:p>
          </table:table-cell>
          <table:table-cell table:number-columns-repeated="2"/>
          <table:table-cell office:value-type="float" office:value="0.127183458171487" calcext:value-type="float">
            <text:p>0.127183458171487</text:p>
          </table:table-cell>
          <table:table-cell table:number-columns-repeated="4"/>
          <table:table-cell office:value-type="float" office:value="0.0263522645765306" calcext:value-type="float">
            <text:p>0.0263522645765306</text:p>
          </table:table-cell>
          <table:table-cell table:number-columns-repeated="7"/>
        </table:table-row>
        <table:table-row table:style-name="ro1">
          <table:table-cell office:value-type="date" office:date-value="2018-10-07T03:14:01" calcext:value-type="date">
            <text:p>2018-10-07T03:14:01</text:p>
          </table:table-cell>
          <table:table-cell table:number-columns-repeated="15"/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date" office:date-value="2018-10-07T03:19:01" calcext:value-type="date">
            <text:p>2018-10-07T03:19:01</text:p>
          </table:table-cell>
          <table:table-cell office:value-type="float" office:value="0.129636141499699" calcext:value-type="float">
            <text:p>0.129636141499699</text:p>
          </table:table-cell>
          <table:table-cell table:number-columns-repeated="7"/>
          <table:table-cell office:value-type="float" office:value="0.0220838907246055" calcext:value-type="float">
            <text:p>0.0220838907246055</text:p>
          </table:table-cell>
          <table:table-cell table:number-columns-repeated="7"/>
        </table:table-row>
        <table:table-row table:style-name="ro1">
          <table:table-cell office:value-type="date" office:date-value="2018-10-07T03:29:01" calcext:value-type="date">
            <text:p>2018-10-07T03:29:01</text:p>
          </table:table-cell>
          <table:table-cell table:number-columns-repeated="3"/>
          <table:table-cell office:value-type="float" office:value="0.124789694881938" calcext:value-type="float">
            <text:p>0.124789694881938</text:p>
          </table:table-cell>
          <table:table-cell table:number-columns-repeated="4"/>
          <table:table-cell office:value-type="float" office:value="0.0204146325859504" calcext:value-type="float">
            <text:p>0.0204146325859504</text:p>
          </table:table-cell>
          <table:table-cell table:number-columns-repeated="7"/>
        </table:table-row>
        <table:table-row table:style-name="ro1">
          <table:table-cell office:value-type="date" office:date-value="2018-10-07T03:44:01" calcext:value-type="date">
            <text:p>2018-10-07T03:44:01</text:p>
          </table:table-cell>
          <table:table-cell office:value-type="float" office:value="0.133238548251498" calcext:value-type="float">
            <text:p>0.133238548251498</text:p>
          </table:table-cell>
          <table:table-cell table:number-columns-repeated="7"/>
          <table:table-cell office:value-type="float" office:value="0.0231715198916724" calcext:value-type="float">
            <text:p>0.0231715198916724</text:p>
          </table:table-cell>
          <table:table-cell table:number-columns-repeated="7"/>
        </table:table-row>
        <table:table-row table:style-name="ro1">
          <table:table-cell office:value-type="date" office:date-value="2018-10-07T03:59:01" calcext:value-type="date">
            <text:p>2018-10-07T03:59:01</text:p>
          </table:table-cell>
          <table:table-cell table:number-columns-repeated="3"/>
          <table:table-cell office:value-type="float" office:value="0.101391475955545" calcext:value-type="float">
            <text:p>0.101391475955545</text:p>
          </table:table-cell>
          <table:table-cell table:number-columns-repeated="4"/>
          <table:table-cell office:value-type="float" office:value="0.0178630004203817" calcext:value-type="float">
            <text:p>0.0178630004203817</text:p>
          </table:table-cell>
          <table:table-cell table:number-columns-repeated="7"/>
        </table:table-row>
        <table:table-row table:style-name="ro1">
          <table:table-cell office:value-type="date" office:date-value="2018-10-07T04:04:01" calcext:value-type="date">
            <text:p>2018-10-07T04:04:01</text:p>
          </table:table-cell>
          <table:table-cell table:number-columns-repeated="3"/>
          <table:table-cell office:value-type="float" office:value="0.108295593278205" calcext:value-type="float">
            <text:p>0.108295593278205</text:p>
          </table:table-cell>
          <table:table-cell table:number-columns-repeated="4"/>
          <table:table-cell office:value-type="float" office:value="0.0175446527194527" calcext:value-type="float">
            <text:p>0.0175446527194527</text:p>
          </table:table-cell>
          <table:table-cell table:number-columns-repeated="7"/>
        </table:table-row>
        <table:table-row table:style-name="ro1">
          <table:table-cell office:value-type="date" office:date-value="2018-10-07T04:09:01" calcext:value-type="date">
            <text:p>2018-10-07T04:09:01</text:p>
          </table:table-cell>
          <table:table-cell table:number-columns-repeated="8"/>
          <table:table-cell office:value-type="float" office:value="0.0168025631458804" calcext:value-type="float">
            <text:p>0.0168025631458804</text:p>
          </table:table-cell>
          <table:table-cell table:number-columns-repeated="7"/>
        </table:table-row>
        <table:table-row table:style-name="ro1">
          <table:table-cell office:value-type="date" office:date-value="2018-10-07T04:14:01" calcext:value-type="date">
            <text:p>2018-10-07T04:14:01</text:p>
          </table:table-cell>
          <table:table-cell office:value-type="float" office:value="0.105443989104895" calcext:value-type="float">
            <text:p>0.105443989104895</text:p>
          </table:table-cell>
          <table:table-cell table:number-columns-repeated="7"/>
          <table:table-cell office:value-type="float" office:value="0.0174380957315528" calcext:value-type="float">
            <text:p>0.0174380957315528</text:p>
          </table:table-cell>
          <table:table-cell table:number-columns-repeated="7"/>
        </table:table-row>
        <table:table-row table:style-name="ro1">
          <table:table-cell office:value-type="date" office:date-value="2018-10-07T04:29:01" calcext:value-type="date">
            <text:p>2018-10-07T04:29:01</text:p>
          </table:table-cell>
          <table:table-cell office:value-type="float" office:value="0.120651188959835" calcext:value-type="float">
            <text:p>0.120651188959835</text:p>
          </table:table-cell>
          <table:table-cell table:number-columns-repeated="7"/>
          <table:table-cell office:value-type="float" office:value="0.0179794480501236" calcext:value-type="float">
            <text:p>0.0179794480501236</text:p>
          </table:table-cell>
          <table:table-cell table:number-columns-repeated="7"/>
        </table:table-row>
        <table:table-row table:style-name="ro1">
          <table:table-cell office:value-type="date" office:date-value="2018-10-07T04:59:01" calcext:value-type="date">
            <text:p>2018-10-07T04:59:01</text:p>
          </table:table-cell>
          <table:table-cell table:number-columns-repeated="8"/>
          <table:table-cell office:value-type="float" office:value="0.0200754526589222" calcext:value-type="float">
            <text:p>0.0200754526589222</text:p>
          </table:table-cell>
          <table:table-cell table:number-columns-repeated="7"/>
        </table:table-row>
        <table:table-row table:style-name="ro1">
          <table:table-cell office:value-type="date" office:date-value="2018-10-07T05:04:01" calcext:value-type="date">
            <text:p>2018-10-07T05:04:01</text:p>
          </table:table-cell>
          <table:table-cell table:number-columns-repeated="8"/>
          <table:table-cell office:value-type="float" office:value="0.0174108952600029" calcext:value-type="float">
            <text:p>0.0174108952600029</text:p>
          </table:table-cell>
          <table:table-cell table:number-columns-repeated="7"/>
        </table:table-row>
        <table:table-row table:style-name="ro1">
          <table:table-cell office:value-type="date" office:date-value="2018-10-07T05:14:01" calcext:value-type="date">
            <text:p>2018-10-07T05:14:01</text:p>
          </table:table-cell>
          <table:table-cell table:number-columns-repeated="3"/>
          <table:table-cell office:value-type="float" office:value="0.11531917163539" calcext:value-type="float">
            <text:p>0.11531917163539</text:p>
          </table:table-cell>
          <table:table-cell table:number-columns-repeated="4"/>
          <table:table-cell office:value-type="float" office:value="0.0188347533076829" calcext:value-type="float">
            <text:p>0.0188347533076829</text:p>
          </table:table-cell>
          <table:table-cell table:number-columns-repeated="7"/>
        </table:table-row>
        <table:table-row table:style-name="ro1">
          <table:table-cell office:value-type="date" office:date-value="2018-10-07T05:19:01" calcext:value-type="date">
            <text:p>2018-10-07T05:19:01</text:p>
          </table:table-cell>
          <table:table-cell office:value-type="float" office:value="0.0417728417740424" calcext:value-type="float">
            <text:p>0.0417728417740424</text:p>
          </table:table-cell>
          <table:table-cell table:number-columns-repeated="7"/>
          <table:table-cell office:value-type="float" office:value="0.01735764662401" calcext:value-type="float">
            <text:p>0.01735764662401</text:p>
          </table:table-cell>
          <table:table-cell table:number-columns-repeated="7"/>
        </table:table-row>
        <table:table-row table:style-name="ro1">
          <table:table-cell office:value-type="date" office:date-value="2018-10-07T05:24:01" calcext:value-type="date">
            <text:p>2018-10-07T05:24:01</text:p>
          </table:table-cell>
          <table:table-cell table:number-columns-repeated="8"/>
          <table:table-cell office:value-type="float" office:value="0.0138408476285576" calcext:value-type="float">
            <text:p>0.0138408476285576</text:p>
          </table:table-cell>
          <table:table-cell table:number-columns-repeated="7"/>
        </table:table-row>
        <table:table-row table:style-name="ro1">
          <table:table-cell office:value-type="date" office:date-value="2018-10-07T05:29:01" calcext:value-type="date">
            <text:p>2018-10-07T05:29:01</text:p>
          </table:table-cell>
          <table:table-cell table:number-columns-repeated="8"/>
          <table:table-cell office:value-type="float" office:value="0.0122473351542088" calcext:value-type="float">
            <text:p>0.0122473351542088</text:p>
          </table:table-cell>
          <table:table-cell table:number-columns-repeated="7"/>
        </table:table-row>
        <table:table-row table:style-name="ro1">
          <table:table-cell office:value-type="date" office:date-value="2018-10-07T05:39:01" calcext:value-type="date">
            <text:p>2018-10-07T05:39:01</text:p>
          </table:table-cell>
          <table:table-cell table:number-columns-repeated="3"/>
          <table:table-cell office:value-type="float" office:value="0.0772121176030467" calcext:value-type="float">
            <text:p>0.0772121176030467</text:p>
          </table:table-cell>
          <table:table-cell table:number-columns-repeated="4"/>
          <table:table-cell office:value-type="float" office:value="0.0113208920447807" calcext:value-type="float">
            <text:p>0.0113208920447807</text:p>
          </table:table-cell>
          <table:table-cell table:number-columns-repeated="7"/>
        </table:table-row>
        <table:table-row table:style-name="ro1">
          <table:table-cell office:value-type="date" office:date-value="2018-10-07T05:44:01" calcext:value-type="date">
            <text:p>2018-10-07T05:44:01</text:p>
          </table:table-cell>
          <table:table-cell table:number-columns-repeated="8"/>
          <table:table-cell office:value-type="float" office:value="0.0116905179084326" calcext:value-type="float">
            <text:p>0.0116905179084326</text:p>
          </table:table-cell>
          <table:table-cell table:number-columns-repeated="7"/>
        </table:table-row>
        <table:table-row table:style-name="ro1">
          <table:table-cell office:value-type="date" office:date-value="2018-10-07T06:09:01" calcext:value-type="date">
            <text:p>2018-10-07T06:09:01</text:p>
          </table:table-cell>
          <table:table-cell table:number-columns-repeated="3"/>
          <table:table-cell office:value-type="float" office:value="0.0829740414900968" calcext:value-type="float">
            <text:p>0.0829740414900968</text:p>
          </table:table-cell>
          <table:table-cell table:number-columns-repeated="4"/>
          <table:table-cell office:value-type="float" office:value="0.00930620051167352" calcext:value-type="float">
            <text:p>0.00930620051167352</text:p>
          </table:table-cell>
          <table:table-cell table:number-columns-repeated="7"/>
        </table:table-row>
        <table:table-row table:style-name="ro1">
          <table:table-cell office:value-type="date" office:date-value="2018-10-07T06:24:01" calcext:value-type="date">
            <text:p>2018-10-07T06:24:0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7"/>
          <table:table-cell office:value-type="float" office:value="0.0070781109850202" calcext:value-type="float">
            <text:p>0.0070781109850202</text:p>
          </table:table-cell>
          <table:table-cell table:number-columns-repeated="7"/>
        </table:table-row>
        <table:table-row table:style-name="ro1">
          <table:table-cell office:value-type="date" office:date-value="2018-10-07T07:29:01" calcext:value-type="date">
            <text:p>2018-10-07T07:29:01</text:p>
          </table:table-cell>
          <table:table-cell table:number-columns-repeated="3"/>
          <table:table-cell office:value-type="float" office:value="3.5527136788005E-015" calcext:value-type="float">
            <text:p>3.5527136788005E-15</text:p>
          </table:table-cell>
          <table:table-cell table:number-columns-repeated="4"/>
          <table:table-cell office:value-type="float" office:value="0.00549577837392601" calcext:value-type="float">
            <text:p>0.00549577837392601</text:p>
          </table:table-cell>
          <table:table-cell table:number-columns-repeated="7"/>
        </table:table-row>
        <table:table-row table:style-name="ro1">
          <table:table-cell office:value-type="date" office:date-value="2018-10-07T08:29:01" calcext:value-type="date">
            <text:p>2018-10-07T08:29:01</text:p>
          </table:table-cell>
          <table:table-cell table:number-columns-repeated="8"/>
          <table:table-cell office:value-type="float" office:value="3.5527136788005E-015" calcext:value-type="float">
            <text:p>3.5527136788005E-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3T17:41:11.207517144</dc:date>
    <meta:editing-duration>PT3M2S</meta:editing-duration>
    <meta:editing-cycles>1</meta:editing-cycles>
    <meta:document-statistic meta:table-count="1" meta:cell-count="1053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75">
      <style:chart-properties chart:display-label="true" chart:logarithmic="false" chart:origin="0" chart:interval-major="0.0416666666666667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3.521cm" svg:height="18.855cm" xlink:href=".." xlink:type="simple" chart:class="chart:scatter" chart:style-name="ch1">
        <chart:legend chart:legend-position="end" svg:x="31.066cm" svg:y="5.393cm" style:legend-expansion="high" chart:style-name="ch2"/>
        <chart:plot-area chart:style-name="ch3" table:cell-range-address="model1_errors.A1:model1_errors.Q148" chart:data-source-has-labels="row" svg:x="0.67cm" svg:y="0.377cm" svg:width="29.726cm" svg:height="18.101cm">
          <chart:coordinate-region svg:x="3.093cm" svg:y="0.576cm" svg:width="27.162cm" svg:height="15.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del1_errors.B2:model1_errors.B148" chart:label-cell-address="model1_errors.B1:model1_errors.B1" chart:class="chart:scatter">
            <chart:domain table:cell-range-address="model1_errors.A2:model1_errors.A148"/>
            <chart:data-point chart:repeated="147"/>
          </chart:series>
          <chart:series chart:style-name="ch8" chart:values-cell-range-address="model1_errors.C2:model1_errors.C148" chart:label-cell-address="model1_errors.C1:model1_errors.C1" chart:class="chart:scatter">
            <chart:data-point chart:repeated="147"/>
          </chart:series>
          <chart:series chart:style-name="ch9" chart:values-cell-range-address="model1_errors.D2:model1_errors.D148" chart:label-cell-address="model1_errors.D1:model1_errors.D1" chart:class="chart:scatter">
            <chart:data-point chart:repeated="147"/>
          </chart:series>
          <chart:series chart:style-name="ch10" chart:values-cell-range-address="model1_errors.E2:model1_errors.E148" chart:label-cell-address="model1_errors.E1:model1_errors.E1" chart:class="chart:scatter">
            <chart:data-point chart:repeated="147"/>
          </chart:series>
          <chart:series chart:style-name="ch11" chart:values-cell-range-address="model1_errors.F2:model1_errors.F148" chart:label-cell-address="model1_errors.F1:model1_errors.F1" chart:class="chart:scatter">
            <chart:data-point chart:repeated="147"/>
          </chart:series>
          <chart:series chart:style-name="ch12" chart:values-cell-range-address="model1_errors.G2:model1_errors.G148" chart:label-cell-address="model1_errors.G1:model1_errors.G1" chart:class="chart:scatter">
            <chart:data-point chart:repeated="147"/>
          </chart:series>
          <chart:series chart:style-name="ch13" chart:values-cell-range-address="model1_errors.H2:model1_errors.H148" chart:label-cell-address="model1_errors.H1:model1_errors.H1" chart:class="chart:scatter">
            <chart:data-point chart:repeated="147"/>
          </chart:series>
          <chart:series chart:style-name="ch14" chart:values-cell-range-address="model1_errors.I2:model1_errors.I148" chart:label-cell-address="model1_errors.I1:model1_errors.I1" chart:class="chart:scatter">
            <chart:data-point chart:repeated="147"/>
          </chart:series>
          <chart:series chart:style-name="ch15" chart:values-cell-range-address="model1_errors.J2:model1_errors.J148" chart:label-cell-address="model1_errors.J1:model1_errors.J1" chart:class="chart:scatter">
            <chart:data-point chart:repeated="147"/>
          </chart:series>
          <chart:series chart:style-name="ch16" chart:values-cell-range-address="model1_errors.K2:model1_errors.K148" chart:label-cell-address="model1_errors.K1:model1_errors.K1" chart:class="chart:scatter">
            <chart:data-point chart:repeated="147"/>
          </chart:series>
          <chart:series chart:style-name="ch17" chart:values-cell-range-address="model1_errors.L2:model1_errors.L148" chart:label-cell-address="model1_errors.L1:model1_errors.L1" chart:class="chart:scatter">
            <chart:data-point chart:repeated="147"/>
          </chart:series>
          <chart:series chart:style-name="ch18" chart:values-cell-range-address="model1_errors.M2:model1_errors.M148" chart:label-cell-address="model1_errors.M1:model1_errors.M1" chart:class="chart:scatter">
            <chart:data-point chart:repeated="147"/>
          </chart:series>
          <chart:series chart:style-name="ch19" chart:values-cell-range-address="model1_errors.N2:model1_errors.N148" chart:label-cell-address="model1_errors.N1:model1_errors.N1" chart:class="chart:scatter">
            <chart:data-point chart:repeated="147"/>
          </chart:series>
          <chart:series chart:style-name="ch20" chart:values-cell-range-address="model1_errors.O2:model1_errors.O148" chart:label-cell-address="model1_errors.O1:model1_errors.O1" chart:class="chart:scatter">
            <chart:data-point chart:repeated="147"/>
          </chart:series>
          <chart:series chart:style-name="ch21" chart:values-cell-range-address="model1_errors.P2:model1_errors.P148" chart:label-cell-address="model1_errors.P1:model1_errors.P1" chart:class="chart:scatter">
            <chart:data-point chart:repeated="147"/>
          </chart:series>
          <chart:series chart:style-name="ch22" chart:values-cell-range-address="model1_errors.Q2:model1_errors.Q148" chart:label-cell-address="model1_errors.Q1:model1_errors.Q1" chart:class="chart:scatter">
            <chart:data-point chart:repeated="14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0119</text:p>
                <draw:g>
                  <svg:desc>model1_errors.B1:model1_errors.B1</svg:desc>
                </draw:g>
              </table:table-cell>
              <table:table-cell office:value-type="string">
                <text:p>500143</text:p>
                <draw:g>
                  <svg:desc>model1_errors.C1:model1_errors.C1</svg:desc>
                </draw:g>
              </table:table-cell>
              <table:table-cell office:value-type="string">
                <text:p>500178</text:p>
                <draw:g>
                  <svg:desc>model1_errors.D1:model1_errors.D1</svg:desc>
                </draw:g>
              </table:table-cell>
              <table:table-cell office:value-type="string">
                <text:p>500208</text:p>
                <draw:g>
                  <svg:desc>model1_errors.E1:model1_errors.E1</svg:desc>
                </draw:g>
              </table:table-cell>
              <table:table-cell office:value-type="string">
                <text:p>500224</text:p>
                <draw:g>
                  <svg:desc>model1_errors.F1:model1_errors.F1</svg:desc>
                </draw:g>
              </table:table-cell>
              <table:table-cell office:value-type="string">
                <text:p>500496</text:p>
                <draw:g>
                  <svg:desc>model1_errors.G1:model1_errors.G1</svg:desc>
                </draw:g>
              </table:table-cell>
              <table:table-cell office:value-type="string">
                <text:p>544256</text:p>
                <draw:g>
                  <svg:desc>model1_errors.H1:model1_errors.H1</svg:desc>
                </draw:g>
              </table:table-cell>
              <table:table-cell office:value-type="string">
                <text:p>546135</text:p>
                <draw:g>
                  <svg:desc>model1_errors.I1:model1_errors.I1</svg:desc>
                </draw:g>
              </table:table-cell>
              <table:table-cell office:value-type="string">
                <text:p>554782</text:p>
                <draw:g>
                  <svg:desc>model1_errors.J1:model1_errors.J1</svg:desc>
                </draw:g>
              </table:table-cell>
              <table:table-cell office:value-type="string">
                <text:p>554791</text:p>
                <draw:g>
                  <svg:desc>model1_errors.K1:model1_errors.K1</svg:desc>
                </draw:g>
              </table:table-cell>
              <table:table-cell office:value-type="string">
                <text:p>554804</text:p>
                <draw:g>
                  <svg:desc>model1_errors.L1:model1_errors.L1</svg:desc>
                </draw:g>
              </table:table-cell>
              <table:table-cell office:value-type="string">
                <text:p>554821</text:p>
                <draw:g>
                  <svg:desc>model1_errors.M1:model1_errors.M1</svg:desc>
                </draw:g>
              </table:table-cell>
              <table:table-cell office:value-type="string">
                <text:p>555134</text:p>
                <draw:g>
                  <svg:desc>model1_errors.N1:model1_errors.N1</svg:desc>
                </draw:g>
              </table:table-cell>
              <table:table-cell office:value-type="string">
                <text:p>563889</text:p>
                <draw:g>
                  <svg:desc>model1_errors.O1:model1_errors.O1</svg:desc>
                </draw:g>
              </table:table-cell>
              <table:table-cell office:value-type="string">
                <text:p>569810</text:p>
                <draw:g>
                  <svg:desc>model1_errors.P1:model1_errors.P1</svg:desc>
                </draw:g>
              </table:table-cell>
              <table:table-cell office:value-type="string">
                <text:p>582786</text:p>
                <draw:g>
                  <svg:desc>model1_errors.Q1:model1_error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379.6902777778">
                <text:p>43379.6902777778</text:p>
                <draw:g>
                  <svg:desc>model1_errors.A2:model1_errors.A148</svg:desc>
                </draw:g>
              </table:table-cell>
              <table:table-cell office:value-type="float" office:value="NaN">
                <text:p>NaN</text:p>
                <draw:g>
                  <svg:desc>model1_errors.B2:model1_errors.B148</svg:desc>
                </draw:g>
              </table:table-cell>
              <table:table-cell office:value-type="float" office:value="NaN">
                <text:p>NaN</text:p>
                <draw:g>
                  <svg:desc>model1_errors.C2:model1_errors.C148</svg:desc>
                </draw:g>
              </table:table-cell>
              <table:table-cell office:value-type="float" office:value="NaN">
                <text:p>NaN</text:p>
                <draw:g>
                  <svg:desc>model1_errors.D2:model1_errors.D148</svg:desc>
                </draw:g>
              </table:table-cell>
              <table:table-cell office:value-type="float" office:value="NaN">
                <text:p>NaN</text:p>
                <draw:g>
                  <svg:desc>model1_errors.E2:model1_errors.E148</svg:desc>
                </draw:g>
              </table:table-cell>
              <table:table-cell office:value-type="float" office:value="NaN">
                <text:p>NaN</text:p>
                <draw:g>
                  <svg:desc>model1_errors.F2:model1_errors.F148</svg:desc>
                </draw:g>
              </table:table-cell>
              <table:table-cell office:value-type="float" office:value="NaN">
                <text:p>NaN</text:p>
                <draw:g>
                  <svg:desc>model1_errors.G2:model1_errors.G148</svg:desc>
                </draw:g>
              </table:table-cell>
              <table:table-cell office:value-type="float" office:value="NaN">
                <text:p>NaN</text:p>
                <draw:g>
                  <svg:desc>model1_errors.H2:model1_errors.H148</svg:desc>
                </draw:g>
              </table:table-cell>
              <table:table-cell office:value-type="float" office:value="NaN">
                <text:p>NaN</text:p>
                <draw:g>
                  <svg:desc>model1_errors.I2:model1_errors.I148</svg:desc>
                </draw:g>
              </table:table-cell>
              <table:table-cell office:value-type="float" office:value="NaN">
                <text:p>NaN</text:p>
                <draw:g>
                  <svg:desc>model1_errors.J2:model1_errors.J148</svg:desc>
                </draw:g>
              </table:table-cell>
              <table:table-cell office:value-type="float" office:value="NaN">
                <text:p>NaN</text:p>
                <draw:g>
                  <svg:desc>model1_errors.K2:model1_errors.K148</svg:desc>
                </draw:g>
              </table:table-cell>
              <table:table-cell office:value-type="float" office:value="NaN">
                <text:p>NaN</text:p>
                <draw:g>
                  <svg:desc>model1_errors.L2:model1_errors.L148</svg:desc>
                </draw:g>
              </table:table-cell>
              <table:table-cell office:value-type="float" office:value="4.14784517331794">
                <text:p>4.14784517331794</text:p>
                <draw:g>
                  <svg:desc>model1_errors.M2:model1_errors.M148</svg:desc>
                </draw:g>
              </table:table-cell>
              <table:table-cell office:value-type="float" office:value="NaN">
                <text:p>NaN</text:p>
                <draw:g>
                  <svg:desc>model1_errors.N2:model1_errors.N148</svg:desc>
                </draw:g>
              </table:table-cell>
              <table:table-cell office:value-type="float" office:value="NaN">
                <text:p>NaN</text:p>
                <draw:g>
                  <svg:desc>model1_errors.O2:model1_errors.O148</svg:desc>
                </draw:g>
              </table:table-cell>
              <table:table-cell office:value-type="float" office:value="NaN">
                <text:p>NaN</text:p>
                <draw:g>
                  <svg:desc>model1_errors.P2:model1_errors.P148</svg:desc>
                </draw:g>
              </table:table-cell>
              <table:table-cell office:value-type="float" office:value="NaN">
                <text:p>NaN</text:p>
                <draw:g>
                  <svg:desc>model1_errors.Q2:model1_errors.Q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379.69375">
                <text:p>43379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229005533018">
                <text:p>2.0722900553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79.6972222222">
                <text:p>43379.697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974370689464">
                <text:p>2.13974370689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79.7006944444">
                <text:p>43379.70069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881384898879">
                <text:p>1.06881384898879</text:p>
              </table:table-cell>
              <table:table-cell office:value-type="float" office:value="NaN">
                <text:p>NaN</text:p>
              </table:table-cell>
              <table:table-cell office:value-type="float" office:value="1.69110239452956">
                <text:p>1.6911023945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79.7041666667">
                <text:p>43379.7041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316586872454">
                <text:p>1.23316586872454</text:p>
              </table:table-cell>
              <table:table-cell office:value-type="float" office:value="NaN">
                <text:p>NaN</text:p>
              </table:table-cell>
              <table:table-cell office:value-type="float" office:value="1.30849091318398">
                <text:p>1.3084909131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79.7076388889">
                <text:p>43379.70763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29876223673">
                <text:p>0.99329876223673</text:p>
              </table:table-cell>
              <table:table-cell office:value-type="float" office:value="NaN">
                <text:p>NaN</text:p>
              </table:table-cell>
              <table:table-cell office:value-type="float" office:value="1.25754353699755">
                <text:p>1.25754353699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9.7111111111">
                <text:p>43379.7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779559387045">
                <text:p>1.40779559387045</text:p>
              </table:table-cell>
              <table:table-cell office:value-type="float" office:value="10.4222538120361">
                <text:p>10.4222538120361</text:p>
              </table:table-cell>
              <table:table-cell office:value-type="float" office:value="1.51050243092452">
                <text:p>1.5105024309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379.7145833333">
                <text:p>43379.71458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4660445809708">
                <text:p>0.924660445809708</text:p>
              </table:table-cell>
              <table:table-cell office:value-type="float" office:value="3.0541541082363">
                <text:p>3.0541541082363</text:p>
              </table:table-cell>
              <table:table-cell office:value-type="float" office:value="1.51572066029997">
                <text:p>1.5157206602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683566664683">
                <text:p>2.86683566664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379.7180555556">
                <text:p>43379.7180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570082808585">
                <text:p>0.997570082808585</text:p>
              </table:table-cell>
              <table:table-cell office:value-type="float" office:value="2.85427360695044">
                <text:p>2.85427360695044</text:p>
              </table:table-cell>
              <table:table-cell office:value-type="float" office:value="1.48168788542125">
                <text:p>1.4816878854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294225609275">
                <text:p>2.4229422560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379.7215277778">
                <text:p>43379.7215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896661749781">
                <text:p>0.990896661749781</text:p>
              </table:table-cell>
              <table:table-cell office:value-type="float" office:value="2.90886278311499">
                <text:p>2.90886278311499</text:p>
              </table:table-cell>
              <table:table-cell office:value-type="float" office:value="1.41151524612217">
                <text:p>1.4115152461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188641874396">
                <text:p>1.5518864187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379.725">
                <text:p>4337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745087068462">
                <text:p>1.34745087068462</text:p>
              </table:table-cell>
              <table:table-cell office:value-type="float" office:value="NaN">
                <text:p>NaN</text:p>
              </table:table-cell>
              <table:table-cell office:value-type="float" office:value="0.94219826444511">
                <text:p>0.94219826444511</text:p>
              </table:table-cell>
              <table:table-cell office:value-type="float" office:value="2.91979264369029">
                <text:p>2.91979264369029</text:p>
              </table:table-cell>
              <table:table-cell office:value-type="float" office:value="1.51017197118517">
                <text:p>1.5101719711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379.7284722222">
                <text:p>43379.72847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66574062129">
                <text:p>1.0026657406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366028381524">
                <text:p>0.950366028381524</text:p>
              </table:table-cell>
              <table:table-cell office:value-type="float" office:value="2.89036028588343">
                <text:p>2.89036028588343</text:p>
              </table:table-cell>
              <table:table-cell office:value-type="float" office:value="1.46946165962674">
                <text:p>1.4694616596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379.7319444444">
                <text:p>43379.7319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819742297156">
                <text:p>1.11819742297156</text:p>
              </table:table-cell>
              <table:table-cell office:value-type="float" office:value="NaN">
                <text:p>NaN</text:p>
              </table:table-cell>
              <table:table-cell office:value-type="float" office:value="1.3193342576276">
                <text:p>1.3193342576276</text:p>
              </table:table-cell>
              <table:table-cell office:value-type="float" office:value="NaN">
                <text:p>NaN</text:p>
              </table:table-cell>
              <table:table-cell office:value-type="float" office:value="0.904365729667283">
                <text:p>0.904365729667283</text:p>
              </table:table-cell>
              <table:table-cell office:value-type="float" office:value="2.56045958835463">
                <text:p>2.56045958835463</text:p>
              </table:table-cell>
              <table:table-cell office:value-type="float" office:value="1.41936514297501">
                <text:p>1.41936514297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263137800626">
                <text:p>2.2226313780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79.7354166667">
                <text:p>43379.73541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242971271652">
                <text:p>0.699242971271652</text:p>
              </table:table-cell>
              <table:table-cell office:value-type="float" office:value="1.83291104881448">
                <text:p>1.83291104881448</text:p>
              </table:table-cell>
              <table:table-cell office:value-type="float" office:value="1.44007965381715">
                <text:p>1.44007965381715</text:p>
              </table:table-cell>
              <table:table-cell office:value-type="float" office:value="5.18640331703616">
                <text:p>5.18640331703616</text:p>
              </table:table-cell>
              <table:table-cell office:value-type="float" office:value="1.03902900974571">
                <text:p>1.03902900974571</text:p>
              </table:table-cell>
              <table:table-cell office:value-type="float" office:value="NaN">
                <text:p>NaN</text:p>
              </table:table-cell>
              <table:table-cell office:value-type="float" office:value="1.20998172531775">
                <text:p>1.2099817253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193133273843">
                <text:p>0.605193133273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379.7388888889">
                <text:p>43379.73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3631290112061">
                <text:p>0.673631290112061</text:p>
              </table:table-cell>
              <table:table-cell office:value-type="float" office:value="NaN">
                <text:p>NaN</text:p>
              </table:table-cell>
              <table:table-cell office:value-type="float" office:value="1.09388800292381">
                <text:p>1.09388800292381</text:p>
              </table:table-cell>
              <table:table-cell office:value-type="float" office:value="NaN">
                <text:p>NaN</text:p>
              </table:table-cell>
              <table:table-cell office:value-type="float" office:value="1.13329429347254">
                <text:p>1.13329429347254</text:p>
              </table:table-cell>
              <table:table-cell office:value-type="float" office:value="NaN">
                <text:p>NaN</text:p>
              </table:table-cell>
              <table:table-cell office:value-type="float" office:value="1.11468106266469">
                <text:p>1.11468106266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588725359565">
                <text:p>0.567588725359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379.7423611111">
                <text:p>43379.74236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601746786999">
                <text:p>1.07601746786999</text:p>
              </table:table-cell>
              <table:table-cell office:value-type="float" office:value="NaN">
                <text:p>NaN</text:p>
              </table:table-cell>
              <table:table-cell office:value-type="float" office:value="0.99029039984905">
                <text:p>0.99029039984905</text:p>
              </table:table-cell>
              <table:table-cell office:value-type="float" office:value="4.11091968683051">
                <text:p>4.11091968683051</text:p>
              </table:table-cell>
              <table:table-cell office:value-type="float" office:value="1.19267096682846">
                <text:p>1.19267096682846</text:p>
              </table:table-cell>
              <table:table-cell office:value-type="float" office:value="2.5474194135237">
                <text:p>2.5474194135237</text:p>
              </table:table-cell>
              <table:table-cell office:value-type="float" office:value="0.99101538875988">
                <text:p>0.9910153887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501710413113">
                <text:p>0.885501710413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379.7458333333">
                <text:p>43379.7458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6966060611579">
                <text:p>0.746966060611579</text:p>
              </table:table-cell>
              <table:table-cell office:value-type="float" office:value="1.7001838816267">
                <text:p>1.7001838816267</text:p>
              </table:table-cell>
              <table:table-cell office:value-type="float" office:value="1.00285716100712">
                <text:p>1.00285716100712</text:p>
              </table:table-cell>
              <table:table-cell office:value-type="float" office:value="4.1044716365389">
                <text:p>4.1044716365389</text:p>
              </table:table-cell>
              <table:table-cell office:value-type="float" office:value="0.71831351286275">
                <text:p>0.71831351286275</text:p>
              </table:table-cell>
              <table:table-cell office:value-type="float" office:value="2.50419688589206">
                <text:p>2.50419688589206</text:p>
              </table:table-cell>
              <table:table-cell office:value-type="float" office:value="1.15905351338525">
                <text:p>1.1590535133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831253370563">
                <text:p>0.687831253370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79.7493055556">
                <text:p>43379.74930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610450268924">
                <text:p>1.11610450268924</text:p>
              </table:table-cell>
              <table:table-cell office:value-type="float" office:value="NaN">
                <text:p>NaN</text:p>
              </table:table-cell>
              <table:table-cell office:value-type="float" office:value="0.689093899128803">
                <text:p>0.689093899128803</text:p>
              </table:table-cell>
              <table:table-cell office:value-type="float" office:value="1.60160952778448">
                <text:p>1.60160952778448</text:p>
              </table:table-cell>
              <table:table-cell office:value-type="float" office:value="1.14144424456427">
                <text:p>1.14144424456427</text:p>
              </table:table-cell>
              <table:table-cell office:value-type="float" office:value="1.69402638520482">
                <text:p>1.69402638520482</text:p>
              </table:table-cell>
              <table:table-cell office:value-type="float" office:value="NaN">
                <text:p>NaN</text:p>
              </table:table-cell>
              <table:table-cell office:value-type="float" office:value="0.804641319045475">
                <text:p>0.804641319045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79.7527777778">
                <text:p>43379.752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1989847984996">
                <text:p>0.651989847984996</text:p>
              </table:table-cell>
              <table:table-cell office:value-type="float" office:value="NaN">
                <text:p>NaN</text:p>
              </table:table-cell>
              <table:table-cell office:value-type="float" office:value="1.12320393052901">
                <text:p>1.12320393052901</text:p>
              </table:table-cell>
              <table:table-cell office:value-type="float" office:value="1.71831622747784">
                <text:p>1.71831622747784</text:p>
              </table:table-cell>
              <table:table-cell office:value-type="float" office:value="0.679807630253251">
                <text:p>0.679807630253251</text:p>
              </table:table-cell>
              <table:table-cell office:value-type="float" office:value="1.3566427955709">
                <text:p>1.3566427955709</text:p>
              </table:table-cell>
              <table:table-cell office:value-type="float" office:value="1.5510692314234">
                <text:p>1.551069231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551392902161">
                <text:p>0.60755139290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379.75625">
                <text:p>43379.7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213474186366">
                <text:p>0.670213474186366</text:p>
              </table:table-cell>
              <table:table-cell office:value-type="float" office:value="1.38034850314786">
                <text:p>1.38034850314786</text:p>
              </table:table-cell>
              <table:table-cell office:value-type="float" office:value="1.08485868661935">
                <text:p>1.08485868661935</text:p>
              </table:table-cell>
              <table:table-cell office:value-type="float" office:value="1.44793592839479">
                <text:p>1.44793592839479</text:p>
              </table:table-cell>
              <table:table-cell office:value-type="float" office:value="0.630943376191645">
                <text:p>0.630943376191645</text:p>
              </table:table-cell>
              <table:table-cell office:value-type="float" office:value="1.30131784152075">
                <text:p>1.30131784152075</text:p>
              </table:table-cell>
              <table:table-cell office:value-type="float" office:value="1.56339874429592">
                <text:p>1.5633987442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915324284114">
                <text:p>0.633915324284114</text:p>
              </table:table-cell>
              <table:table-cell office:value-type="float" office:value="2.14200507816681">
                <text:p>2.14200507816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379.7597222222">
                <text:p>43379.7597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114046899426">
                <text:p>0.553114046899426</text:p>
              </table:table-cell>
              <table:table-cell office:value-type="float" office:value="1.52891989517128">
                <text:p>1.52891989517128</text:p>
              </table:table-cell>
              <table:table-cell office:value-type="float" office:value="0.958261897349722">
                <text:p>0.958261897349722</text:p>
              </table:table-cell>
              <table:table-cell office:value-type="float" office:value="0.944929175917336">
                <text:p>0.944929175917336</text:p>
              </table:table-cell>
              <table:table-cell office:value-type="float" office:value="0.78237469556445">
                <text:p>0.78237469556445</text:p>
              </table:table-cell>
              <table:table-cell office:value-type="float" office:value="1.37801209409447">
                <text:p>1.37801209409447</text:p>
              </table:table-cell>
              <table:table-cell office:value-type="float" office:value="1.57096861518245">
                <text:p>1.57096861518245</text:p>
              </table:table-cell>
              <table:table-cell office:value-type="float" office:value="1.67682741447678">
                <text:p>1.67682741447678</text:p>
              </table:table-cell>
              <table:table-cell office:value-type="float" office:value="NaN">
                <text:p>NaN</text:p>
              </table:table-cell>
              <table:table-cell office:value-type="float" office:value="0.665371313582231">
                <text:p>0.665371313582231</text:p>
              </table:table-cell>
              <table:table-cell office:value-type="float" office:value="1.99825780031854">
                <text:p>1.99825780031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79.7631944444">
                <text:p>43379.76319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984877151069">
                <text:p>0.562984877151069</text:p>
              </table:table-cell>
              <table:table-cell office:value-type="float" office:value="NaN">
                <text:p>NaN</text:p>
              </table:table-cell>
              <table:table-cell office:value-type="float" office:value="0.875980591878616">
                <text:p>0.875980591878616</text:p>
              </table:table-cell>
              <table:table-cell office:value-type="float" office:value="0.845530326723022">
                <text:p>0.845530326723022</text:p>
              </table:table-cell>
              <table:table-cell office:value-type="float" office:value="0.700382546143846">
                <text:p>0.700382546143846</text:p>
              </table:table-cell>
              <table:table-cell office:value-type="float" office:value="0.956978728618912">
                <text:p>0.956978728618912</text:p>
              </table:table-cell>
              <table:table-cell office:value-type="float" office:value="1.05909387235408">
                <text:p>1.05909387235408</text:p>
              </table:table-cell>
              <table:table-cell office:value-type="float" office:value="1.60690591307459">
                <text:p>1.60690591307459</text:p>
              </table:table-cell>
              <table:table-cell office:value-type="float" office:value="NaN">
                <text:p>NaN</text:p>
              </table:table-cell>
              <table:table-cell office:value-type="float" office:value="0.535828905329311">
                <text:p>0.535828905329311</text:p>
              </table:table-cell>
              <table:table-cell office:value-type="float" office:value="2.01265881095703">
                <text:p>2.01265881095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379.7666666667">
                <text:p>43379.7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167420914872">
                <text:p>0.523167420914872</text:p>
              </table:table-cell>
              <table:table-cell office:value-type="float" office:value="1.45359014147375">
                <text:p>1.45359014147375</text:p>
              </table:table-cell>
              <table:table-cell office:value-type="float" office:value="0.804614118629138">
                <text:p>0.804614118629138</text:p>
              </table:table-cell>
              <table:table-cell office:value-type="float" office:value="0.685296502655861">
                <text:p>0.685296502655861</text:p>
              </table:table-cell>
              <table:table-cell office:value-type="float" office:value="0.550547429288635">
                <text:p>0.550547429288635</text:p>
              </table:table-cell>
              <table:table-cell office:value-type="float" office:value="0.979301508761728">
                <text:p>0.979301508761728</text:p>
              </table:table-cell>
              <table:table-cell office:value-type="float" office:value="0.883551449171435">
                <text:p>0.883551449171435</text:p>
              </table:table-cell>
              <table:table-cell office:value-type="float" office:value="1.57066326698734">
                <text:p>1.57066326698734</text:p>
              </table:table-cell>
              <table:table-cell office:value-type="float" office:value="1.15546152666349">
                <text:p>1.15546152666349</text:p>
              </table:table-cell>
              <table:table-cell office:value-type="float" office:value="0.393100472431356">
                <text:p>0.393100472431356</text:p>
              </table:table-cell>
              <table:table-cell office:value-type="float" office:value="1.73159096868805">
                <text:p>1.73159096868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379.7701388889">
                <text:p>43379.77013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1135451304">
                <text:p>1.381135451304</text:p>
              </table:table-cell>
              <table:table-cell office:value-type="float" office:value="0.837064716589767">
                <text:p>0.837064716589767</text:p>
              </table:table-cell>
              <table:table-cell office:value-type="float" office:value="0.695190095062742">
                <text:p>0.695190095062742</text:p>
              </table:table-cell>
              <table:table-cell office:value-type="float" office:value="0.628301838797018">
                <text:p>0.628301838797018</text:p>
              </table:table-cell>
              <table:table-cell office:value-type="float" office:value="0.641095418139648">
                <text:p>0.641095418139648</text:p>
              </table:table-cell>
              <table:table-cell office:value-type="float" office:value="0.885216740732005">
                <text:p>0.885216740732005</text:p>
              </table:table-cell>
              <table:table-cell office:value-type="float" office:value="1.63084671650647">
                <text:p>1.63084671650647</text:p>
              </table:table-cell>
              <table:table-cell office:value-type="float" office:value="NaN">
                <text:p>NaN</text:p>
              </table:table-cell>
              <table:table-cell office:value-type="float" office:value="0.394706917931263">
                <text:p>0.394706917931263</text:p>
              </table:table-cell>
              <table:table-cell office:value-type="float" office:value="1.11555415266463">
                <text:p>1.11555415266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379.7736111111">
                <text:p>43379.7736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31487866692">
                <text:p>0.490231487866692</text:p>
              </table:table-cell>
              <table:table-cell office:value-type="float" office:value="NaN">
                <text:p>NaN</text:p>
              </table:table-cell>
              <table:table-cell office:value-type="float" office:value="0.883493494894056">
                <text:p>0.883493494894056</text:p>
              </table:table-cell>
              <table:table-cell office:value-type="float" office:value="0.505952804255653">
                <text:p>0.505952804255653</text:p>
              </table:table-cell>
              <table:table-cell office:value-type="float" office:value="0.620202970241454">
                <text:p>0.620202970241454</text:p>
              </table:table-cell>
              <table:table-cell office:value-type="float" office:value="0.689404291812652">
                <text:p>0.689404291812652</text:p>
              </table:table-cell>
              <table:table-cell office:value-type="float" office:value="0.905852587471356">
                <text:p>0.905852587471356</text:p>
              </table:table-cell>
              <table:table-cell office:value-type="float" office:value="1.80037552946204">
                <text:p>1.80037552946204</text:p>
              </table:table-cell>
              <table:table-cell office:value-type="float" office:value="NaN">
                <text:p>NaN</text:p>
              </table:table-cell>
              <table:table-cell office:value-type="float" office:value="0.353364388567192">
                <text:p>0.353364388567192</text:p>
              </table:table-cell>
              <table:table-cell office:value-type="float" office:value="0.776966376443751">
                <text:p>0.776966376443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379.7770833333">
                <text:p>43379.77708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597525996715">
                <text:p>0.652597525996715</text:p>
              </table:table-cell>
              <table:table-cell office:value-type="float" office:value="NaN">
                <text:p>NaN</text:p>
              </table:table-cell>
              <table:table-cell office:value-type="float" office:value="0.736070690271612">
                <text:p>0.736070690271612</text:p>
              </table:table-cell>
              <table:table-cell office:value-type="float" office:value="0.512474265087665">
                <text:p>0.512474265087665</text:p>
              </table:table-cell>
              <table:table-cell office:value-type="float" office:value="0.460200554983718">
                <text:p>0.460200554983718</text:p>
              </table:table-cell>
              <table:table-cell office:value-type="float" office:value="0.568256005587264">
                <text:p>0.568256005587264</text:p>
              </table:table-cell>
              <table:table-cell office:value-type="float" office:value="0.928690924675024">
                <text:p>0.928690924675024</text:p>
              </table:table-cell>
              <table:table-cell office:value-type="float" office:value="2.01233352775676">
                <text:p>2.01233352775676</text:p>
              </table:table-cell>
              <table:table-cell office:value-type="float" office:value="0.991317804671416">
                <text:p>0.991317804671416</text:p>
              </table:table-cell>
              <table:table-cell office:value-type="float" office:value="0.393861295446824">
                <text:p>0.393861295446824</text:p>
              </table:table-cell>
              <table:table-cell office:value-type="float" office:value="0.897959091729074">
                <text:p>0.897959091729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379.7805555556">
                <text:p>43379.780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09107277608">
                <text:p>0.666109107277608</text:p>
              </table:table-cell>
              <table:table-cell office:value-type="float" office:value="NaN">
                <text:p>NaN</text:p>
              </table:table-cell>
              <table:table-cell office:value-type="float" office:value="0.639393484846028">
                <text:p>0.639393484846028</text:p>
              </table:table-cell>
              <table:table-cell office:value-type="float" office:value="0.570159626478057">
                <text:p>0.570159626478057</text:p>
              </table:table-cell>
              <table:table-cell office:value-type="float" office:value="0.353398970684955">
                <text:p>0.353398970684955</text:p>
              </table:table-cell>
              <table:table-cell office:value-type="float" office:value="0.308030575557279">
                <text:p>0.308030575557279</text:p>
              </table:table-cell>
              <table:table-cell office:value-type="float" office:value="1.00800894490187">
                <text:p>1.00800894490187</text:p>
              </table:table-cell>
              <table:table-cell office:value-type="float" office:value="1.76531549619244">
                <text:p>1.76531549619244</text:p>
              </table:table-cell>
              <table:table-cell office:value-type="float" office:value="0.994299186283188">
                <text:p>0.994299186283188</text:p>
              </table:table-cell>
              <table:table-cell office:value-type="float" office:value="0.287552268861453">
                <text:p>0.287552268861453</text:p>
              </table:table-cell>
              <table:table-cell office:value-type="float" office:value="0.507692112137208">
                <text:p>0.507692112137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379.7840277778">
                <text:p>43379.7840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947869583939">
                <text:p>0.615947869583939</text:p>
              </table:table-cell>
              <table:table-cell office:value-type="float" office:value="1.14922639369899">
                <text:p>1.14922639369899</text:p>
              </table:table-cell>
              <table:table-cell office:value-type="float" office:value="0.686859263439429">
                <text:p>0.686859263439429</text:p>
              </table:table-cell>
              <table:table-cell office:value-type="float" office:value="0.429383756423203">
                <text:p>0.429383756423203</text:p>
              </table:table-cell>
              <table:table-cell office:value-type="float" office:value="0.439001481791511">
                <text:p>0.439001481791511</text:p>
              </table:table-cell>
              <table:table-cell office:value-type="float" office:value="0.242749962064744">
                <text:p>0.242749962064744</text:p>
              </table:table-cell>
              <table:table-cell office:value-type="float" office:value="1.06333130500821">
                <text:p>1.06333130500821</text:p>
              </table:table-cell>
              <table:table-cell office:value-type="float" office:value="1.48437436193927">
                <text:p>1.48437436193927</text:p>
              </table:table-cell>
              <table:table-cell office:value-type="float" office:value="1.04902048804023">
                <text:p>1.04902048804023</text:p>
              </table:table-cell>
              <table:table-cell office:value-type="float" office:value="0.344719641874614">
                <text:p>0.344719641874614</text:p>
              </table:table-cell>
              <table:table-cell office:value-type="float" office:value="0.601357925375427">
                <text:p>0.601357925375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379.7875">
                <text:p>43379.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447700075096">
                <text:p>5.40447700075096</text:p>
              </table:table-cell>
              <table:table-cell office:value-type="float" office:value="0.490091227254718">
                <text:p>0.490091227254718</text:p>
              </table:table-cell>
              <table:table-cell office:value-type="float" office:value="1.21163733092416">
                <text:p>1.21163733092416</text:p>
              </table:table-cell>
              <table:table-cell office:value-type="float" office:value="0.653932177774619">
                <text:p>0.653932177774619</text:p>
              </table:table-cell>
              <table:table-cell office:value-type="float" office:value="0.391909706168835">
                <text:p>0.391909706168835</text:p>
              </table:table-cell>
              <table:table-cell office:value-type="float" office:value="0.538828221664687">
                <text:p>0.538828221664687</text:p>
              </table:table-cell>
              <table:table-cell office:value-type="float" office:value="0.36636454827177">
                <text:p>0.36636454827177</text:p>
              </table:table-cell>
              <table:table-cell office:value-type="float" office:value="1.06709457500442">
                <text:p>1.06709457500442</text:p>
              </table:table-cell>
              <table:table-cell office:value-type="float" office:value="1.52452332138667">
                <text:p>1.52452332138667</text:p>
              </table:table-cell>
              <table:table-cell office:value-type="float" office:value="1.08314330368162">
                <text:p>1.08314330368162</text:p>
              </table:table-cell>
              <table:table-cell office:value-type="float" office:value="0.354047891948809">
                <text:p>0.354047891948809</text:p>
              </table:table-cell>
              <table:table-cell office:value-type="float" office:value="0.712071179810991">
                <text:p>0.712071179810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379.7909722222">
                <text:p>43379.7909722222</text:p>
              </table:table-cell>
              <table:table-cell office:value-type="float" office:value="NaN">
                <text:p>NaN</text:p>
              </table:table-cell>
              <table:table-cell office:value-type="float" office:value="1.18839905780467">
                <text:p>1.1883990578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781296438145">
                <text:p>5.30781296438145</text:p>
              </table:table-cell>
              <table:table-cell office:value-type="float" office:value="0.517452834060441">
                <text:p>0.517452834060441</text:p>
              </table:table-cell>
              <table:table-cell office:value-type="float" office:value="0.917896627861685">
                <text:p>0.917896627861685</text:p>
              </table:table-cell>
              <table:table-cell office:value-type="float" office:value="0.609778061322317">
                <text:p>0.609778061322317</text:p>
              </table:table-cell>
              <table:table-cell office:value-type="float" office:value="0.48891481799955">
                <text:p>0.48891481799955</text:p>
              </table:table-cell>
              <table:table-cell office:value-type="float" office:value="0.539199610043504">
                <text:p>0.539199610043504</text:p>
              </table:table-cell>
              <table:table-cell office:value-type="float" office:value="0.31404968704892">
                <text:p>0.31404968704892</text:p>
              </table:table-cell>
              <table:table-cell office:value-type="float" office:value="1.08003341065673">
                <text:p>1.08003341065673</text:p>
              </table:table-cell>
              <table:table-cell office:value-type="float" office:value="1.50420590828362">
                <text:p>1.50420590828362</text:p>
              </table:table-cell>
              <table:table-cell office:value-type="float" office:value="1.42121884077637">
                <text:p>1.42121884077637</text:p>
              </table:table-cell>
              <table:table-cell office:value-type="float" office:value="0.326924588073778">
                <text:p>0.326924588073778</text:p>
              </table:table-cell>
              <table:table-cell office:value-type="float" office:value="0.943877618879434">
                <text:p>0.943877618879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379.7944444444">
                <text:p>43379.7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287898640337">
                <text:p>0.346287898640337</text:p>
              </table:table-cell>
              <table:table-cell office:value-type="float" office:value="NaN">
                <text:p>NaN</text:p>
              </table:table-cell>
              <table:table-cell office:value-type="float" office:value="0.601019273658626">
                <text:p>0.601019273658626</text:p>
              </table:table-cell>
              <table:table-cell office:value-type="float" office:value="0.506138279348583">
                <text:p>0.506138279348583</text:p>
              </table:table-cell>
              <table:table-cell office:value-type="float" office:value="0.620957511846417">
                <text:p>0.620957511846417</text:p>
              </table:table-cell>
              <table:table-cell office:value-type="float" office:value="0.353589991195795">
                <text:p>0.353589991195795</text:p>
              </table:table-cell>
              <table:table-cell office:value-type="float" office:value="1.06996122595278">
                <text:p>1.06996122595278</text:p>
              </table:table-cell>
              <table:table-cell office:value-type="float" office:value="1.46988182350263">
                <text:p>1.46988182350263</text:p>
              </table:table-cell>
              <table:table-cell office:value-type="float" office:value="1.38764626851589">
                <text:p>1.38764626851589</text:p>
              </table:table-cell>
              <table:table-cell office:value-type="float" office:value="0.264938418969345">
                <text:p>0.264938418969345</text:p>
              </table:table-cell>
              <table:table-cell office:value-type="float" office:value="0.76255059983291">
                <text:p>0.76255059983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379.7979166667">
                <text:p>43379.7979166667</text:p>
              </table:table-cell>
              <table:table-cell office:value-type="float" office:value="NaN">
                <text:p>NaN</text:p>
              </table:table-cell>
              <table:table-cell office:value-type="float" office:value="1.0834964926307">
                <text:p>1.0834964926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539880066495">
                <text:p>5.23539880066495</text:p>
              </table:table-cell>
              <table:table-cell office:value-type="float" office:value="0.376393456893711">
                <text:p>0.376393456893711</text:p>
              </table:table-cell>
              <table:table-cell office:value-type="float" office:value="0.64890083928587">
                <text:p>0.64890083928587</text:p>
              </table:table-cell>
              <table:table-cell office:value-type="float" office:value="0.497009219470094">
                <text:p>0.497009219470094</text:p>
              </table:table-cell>
              <table:table-cell office:value-type="float" office:value="0.67443985219953">
                <text:p>0.67443985219953</text:p>
              </table:table-cell>
              <table:table-cell office:value-type="float" office:value="0.615510424346454">
                <text:p>0.615510424346454</text:p>
              </table:table-cell>
              <table:table-cell office:value-type="float" office:value="NaN">
                <text:p>NaN</text:p>
              </table:table-cell>
              <table:table-cell office:value-type="float" office:value="0.999240966114407">
                <text:p>0.999240966114407</text:p>
              </table:table-cell>
              <table:table-cell office:value-type="float" office:value="1.50315963498387">
                <text:p>1.50315963498387</text:p>
              </table:table-cell>
              <table:table-cell office:value-type="float" office:value="1.28588948116547">
                <text:p>1.28588948116547</text:p>
              </table:table-cell>
              <table:table-cell office:value-type="float" office:value="0.220748603303248">
                <text:p>0.220748603303248</text:p>
              </table:table-cell>
              <table:table-cell office:value-type="float" office:value="0.792902105933663">
                <text:p>0.7929021059336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379.8013888889">
                <text:p>43379.8013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860987454899">
                <text:p>5.32860987454899</text:p>
              </table:table-cell>
              <table:table-cell office:value-type="float" office:value="0.289260121338588">
                <text:p>0.289260121338588</text:p>
              </table:table-cell>
              <table:table-cell office:value-type="float" office:value="0.49620724835998">
                <text:p>0.49620724835998</text:p>
              </table:table-cell>
              <table:table-cell office:value-type="float" office:value="0.441829461418081">
                <text:p>0.441829461418081</text:p>
              </table:table-cell>
              <table:table-cell office:value-type="float" office:value="0.644783846866581">
                <text:p>0.644783846866581</text:p>
              </table:table-cell>
              <table:table-cell office:value-type="float" office:value="0.548781082014802">
                <text:p>0.548781082014802</text:p>
              </table:table-cell>
              <table:table-cell office:value-type="float" office:value="0.343938802699622">
                <text:p>0.343938802699622</text:p>
              </table:table-cell>
              <table:table-cell office:value-type="float" office:value="1.01968715572951">
                <text:p>1.01968715572951</text:p>
              </table:table-cell>
              <table:table-cell office:value-type="float" office:value="1.58214793078109">
                <text:p>1.58214793078109</text:p>
              </table:table-cell>
              <table:table-cell office:value-type="float" office:value="1.03668503486629">
                <text:p>1.03668503486629</text:p>
              </table:table-cell>
              <table:table-cell office:value-type="float" office:value="0.178190317491464">
                <text:p>0.178190317491464</text:p>
              </table:table-cell>
              <table:table-cell office:value-type="float" office:value="0.834912619342774">
                <text:p>0.834912619342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379.8048611111">
                <text:p>43379.80486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798797377444">
                <text:p>5.55798797377444</text:p>
              </table:table-cell>
              <table:table-cell office:value-type="float" office:value="0.302860895904077">
                <text:p>0.302860895904077</text:p>
              </table:table-cell>
              <table:table-cell office:value-type="float" office:value="0.525786492952278">
                <text:p>0.525786492952278</text:p>
              </table:table-cell>
              <table:table-cell office:value-type="float" office:value="0.472869221626965">
                <text:p>0.472869221626965</text:p>
              </table:table-cell>
              <table:table-cell office:value-type="float" office:value="0.62566207773321">
                <text:p>0.62566207773321</text:p>
              </table:table-cell>
              <table:table-cell office:value-type="float" office:value="0.631378345239362">
                <text:p>0.631378345239362</text:p>
              </table:table-cell>
              <table:table-cell office:value-type="float" office:value="0.401566959711364">
                <text:p>0.401566959711364</text:p>
              </table:table-cell>
              <table:table-cell office:value-type="float" office:value="0.951619094019124">
                <text:p>0.951619094019124</text:p>
              </table:table-cell>
              <table:table-cell office:value-type="float" office:value="0.469410806838837">
                <text:p>0.469410806838837</text:p>
              </table:table-cell>
              <table:table-cell office:value-type="float" office:value="NaN">
                <text:p>NaN</text:p>
              </table:table-cell>
              <table:table-cell office:value-type="float" office:value="0.219059166789938">
                <text:p>0.219059166789938</text:p>
              </table:table-cell>
              <table:table-cell office:value-type="float" office:value="0.788494832808297">
                <text:p>0.788494832808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379.8083333333">
                <text:p>43379.808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574407476961">
                <text:p>1.58574407476961</text:p>
              </table:table-cell>
              <table:table-cell office:value-type="float" office:value="NaN">
                <text:p>NaN</text:p>
              </table:table-cell>
              <table:table-cell office:value-type="float" office:value="5.37838870228062">
                <text:p>5.37838870228062</text:p>
              </table:table-cell>
              <table:table-cell office:value-type="float" office:value="0.28786582118645">
                <text:p>0.28786582118645</text:p>
              </table:table-cell>
              <table:table-cell office:value-type="float" office:value="NaN">
                <text:p>NaN</text:p>
              </table:table-cell>
              <table:table-cell office:value-type="float" office:value="0.416829158373178">
                <text:p>0.416829158373178</text:p>
              </table:table-cell>
              <table:table-cell office:value-type="float" office:value="0.574568736782821">
                <text:p>0.574568736782821</text:p>
              </table:table-cell>
              <table:table-cell office:value-type="float" office:value="0.622108976130679">
                <text:p>0.622108976130679</text:p>
              </table:table-cell>
              <table:table-cell office:value-type="float" office:value="0.672513429151927">
                <text:p>0.672513429151927</text:p>
              </table:table-cell>
              <table:table-cell office:value-type="float" office:value="0.913531083799532">
                <text:p>0.913531083799532</text:p>
              </table:table-cell>
              <table:table-cell office:value-type="float" office:value="0.522809723876563">
                <text:p>0.522809723876563</text:p>
              </table:table-cell>
              <table:table-cell office:value-type="float" office:value="0.748185339966586">
                <text:p>0.748185339966586</text:p>
              </table:table-cell>
              <table:table-cell office:value-type="float" office:value="0.294935558514343">
                <text:p>0.294935558514343</text:p>
              </table:table-cell>
              <table:table-cell office:value-type="float" office:value="0.857119521882151">
                <text:p>0.857119521882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379.8118055556">
                <text:p>43379.81180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244623778702">
                <text:p>1.25244623778702</text:p>
              </table:table-cell>
              <table:table-cell office:value-type="float" office:value="NaN">
                <text:p>NaN</text:p>
              </table:table-cell>
              <table:table-cell office:value-type="float" office:value="4.77656154588317">
                <text:p>4.77656154588317</text:p>
              </table:table-cell>
              <table:table-cell office:value-type="float" office:value="0.288156683609966">
                <text:p>0.288156683609966</text:p>
              </table:table-cell>
              <table:table-cell office:value-type="float" office:value="0.568154131657201">
                <text:p>0.568154131657201</text:p>
              </table:table-cell>
              <table:table-cell office:value-type="float" office:value="0.425258177551223">
                <text:p>0.425258177551223</text:p>
              </table:table-cell>
              <table:table-cell office:value-type="float" office:value="0.679965512228645">
                <text:p>0.679965512228645</text:p>
              </table:table-cell>
              <table:table-cell office:value-type="float" office:value="0.581194662338152">
                <text:p>0.581194662338152</text:p>
              </table:table-cell>
              <table:table-cell office:value-type="float" office:value="0.628689068166885">
                <text:p>0.628689068166885</text:p>
              </table:table-cell>
              <table:table-cell office:value-type="float" office:value="0.836813920916971">
                <text:p>0.836813920916971</text:p>
              </table:table-cell>
              <table:table-cell office:value-type="float" office:value="0.574620199490456">
                <text:p>0.574620199490456</text:p>
              </table:table-cell>
              <table:table-cell office:value-type="float" office:value="NaN">
                <text:p>NaN</text:p>
              </table:table-cell>
              <table:table-cell office:value-type="float" office:value="0.279865536200703">
                <text:p>0.279865536200703</text:p>
              </table:table-cell>
              <table:table-cell office:value-type="float" office:value="0.815908766016676">
                <text:p>0.815908766016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379.8152777778">
                <text:p>43379.8152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688047932907">
                <text:p>1.00688047932907</text:p>
              </table:table-cell>
              <table:table-cell office:value-type="float" office:value="NaN">
                <text:p>NaN</text:p>
              </table:table-cell>
              <table:table-cell office:value-type="float" office:value="4.7964419423864">
                <text:p>4.7964419423864</text:p>
              </table:table-cell>
              <table:table-cell office:value-type="float" office:value="0.281195333846824">
                <text:p>0.281195333846824</text:p>
              </table:table-cell>
              <table:table-cell office:value-type="float" office:value="NaN">
                <text:p>NaN</text:p>
              </table:table-cell>
              <table:table-cell office:value-type="float" office:value="0.456420009089564">
                <text:p>0.456420009089564</text:p>
              </table:table-cell>
              <table:table-cell office:value-type="float" office:value="0.628794835051979">
                <text:p>0.628794835051979</text:p>
              </table:table-cell>
              <table:table-cell office:value-type="float" office:value="0.442878309039411">
                <text:p>0.442878309039411</text:p>
              </table:table-cell>
              <table:table-cell office:value-type="float" office:value="0.638753372018645">
                <text:p>0.638753372018645</text:p>
              </table:table-cell>
              <table:table-cell office:value-type="float" office:value="0.78324731524409">
                <text:p>0.78324731524409</text:p>
              </table:table-cell>
              <table:table-cell office:value-type="float" office:value="0.605288092677402">
                <text:p>0.605288092677402</text:p>
              </table:table-cell>
              <table:table-cell office:value-type="float" office:value="NaN">
                <text:p>NaN</text:p>
              </table:table-cell>
              <table:table-cell office:value-type="float" office:value="0.237854611496575">
                <text:p>0.237854611496575</text:p>
              </table:table-cell>
              <table:table-cell office:value-type="float" office:value="0.776622974864541">
                <text:p>0.7766229748645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379.81875">
                <text:p>43379.81875</text:p>
              </table:table-cell>
              <table:table-cell office:value-type="float" office:value="NaN">
                <text:p>NaN</text:p>
              </table:table-cell>
              <table:table-cell office:value-type="float" office:value="1.06928637244394">
                <text:p>1.0692863724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88920065018">
                <text:p>4.5288920065018</text:p>
              </table:table-cell>
              <table:table-cell office:value-type="float" office:value="NaN">
                <text:p>NaN</text:p>
              </table:table-cell>
              <table:table-cell office:value-type="float" office:value="0.535489522864464">
                <text:p>0.535489522864464</text:p>
              </table:table-cell>
              <table:table-cell office:value-type="float" office:value="0.504154944756748">
                <text:p>0.504154944756748</text:p>
              </table:table-cell>
              <table:table-cell office:value-type="float" office:value="0.7144468336635">
                <text:p>0.7144468336635</text:p>
              </table:table-cell>
              <table:table-cell office:value-type="float" office:value="0.3845067286207">
                <text:p>0.3845067286207</text:p>
              </table:table-cell>
              <table:table-cell office:value-type="float" office:value="0.532278666277886">
                <text:p>0.532278666277886</text:p>
              </table:table-cell>
              <table:table-cell office:value-type="float" office:value="0.787473397888013">
                <text:p>0.787473397888013</text:p>
              </table:table-cell>
              <table:table-cell office:value-type="float" office:value="0.626540025352275">
                <text:p>0.626540025352275</text:p>
              </table:table-cell>
              <table:table-cell office:value-type="float" office:value="NaN">
                <text:p>NaN</text:p>
              </table:table-cell>
              <table:table-cell office:value-type="float" office:value="0.227160798773339">
                <text:p>0.227160798773339</text:p>
              </table:table-cell>
              <table:table-cell office:value-type="float" office:value="0.658680637652783">
                <text:p>0.658680637652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379.8222222222">
                <text:p>43379.8222222222</text:p>
              </table:table-cell>
              <table:table-cell office:value-type="float" office:value="NaN">
                <text:p>NaN</text:p>
              </table:table-cell>
              <table:table-cell office:value-type="float" office:value="1.00616553252122">
                <text:p>1.0061655325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9588497391323">
                <text:p>4.49588497391323</text:p>
              </table:table-cell>
              <table:table-cell office:value-type="float" office:value="0.203437479065419">
                <text:p>0.20343747906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110919088761">
                <text:p>0.653110919088761</text:p>
              </table:table-cell>
              <table:table-cell office:value-type="float" office:value="0.309187831484692">
                <text:p>0.309187831484692</text:p>
              </table:table-cell>
              <table:table-cell office:value-type="float" office:value="0.402947094347191">
                <text:p>0.402947094347191</text:p>
              </table:table-cell>
              <table:table-cell office:value-type="float" office:value="0.749228493997169">
                <text:p>0.749228493997169</text:p>
              </table:table-cell>
              <table:table-cell office:value-type="float" office:value="0.666116796394508">
                <text:p>0.666116796394508</text:p>
              </table:table-cell>
              <table:table-cell office:value-type="float" office:value="0.552575641400069">
                <text:p>0.552575641400069</text:p>
              </table:table-cell>
              <table:table-cell office:value-type="float" office:value="NaN">
                <text:p>NaN</text:p>
              </table:table-cell>
              <table:table-cell office:value-type="float" office:value="0.594126722194488">
                <text:p>0.594126722194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379.8256944445">
                <text:p>43379.8256944445</text:p>
              </table:table-cell>
              <table:table-cell office:value-type="float" office:value="NaN">
                <text:p>NaN</text:p>
              </table:table-cell>
              <table:table-cell office:value-type="float" office:value="1.06218202062427">
                <text:p>1.06218202062427</text:p>
              </table:table-cell>
              <table:table-cell office:value-type="float" office:value="1.04243274524126">
                <text:p>1.0424327452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112217455576">
                <text:p>0.203112217455576</text:p>
              </table:table-cell>
              <table:table-cell office:value-type="float" office:value="0.494592846118741">
                <text:p>0.494592846118741</text:p>
              </table:table-cell>
              <table:table-cell office:value-type="float" office:value="NaN">
                <text:p>NaN</text:p>
              </table:table-cell>
              <table:table-cell office:value-type="float" office:value="0.54160789623484">
                <text:p>0.54160789623484</text:p>
              </table:table-cell>
              <table:table-cell office:value-type="float" office:value="0.361382393979213">
                <text:p>0.361382393979213</text:p>
              </table:table-cell>
              <table:table-cell office:value-type="float" office:value="NaN">
                <text:p>NaN</text:p>
              </table:table-cell>
              <table:table-cell office:value-type="float" office:value="0.792354615380603">
                <text:p>0.792354615380603</text:p>
              </table:table-cell>
              <table:table-cell office:value-type="float" office:value="0.618691756902978">
                <text:p>0.618691756902978</text:p>
              </table:table-cell>
              <table:table-cell office:value-type="float" office:value="0.472214532293162">
                <text:p>0.472214532293162</text:p>
              </table:table-cell>
              <table:table-cell office:value-type="float" office:value="0.151345414642197">
                <text:p>0.151345414642197</text:p>
              </table:table-cell>
              <table:table-cell office:value-type="float" office:value="0.583487232389075">
                <text:p>0.583487232389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379.8291666667">
                <text:p>43379.8291666667</text:p>
              </table:table-cell>
              <table:table-cell office:value-type="float" office:value="NaN">
                <text:p>NaN</text:p>
              </table:table-cell>
              <table:table-cell office:value-type="float" office:value="1.20427756487856">
                <text:p>1.20427756487856</text:p>
              </table:table-cell>
              <table:table-cell office:value-type="float" office:value="1.6271508169967">
                <text:p>1.6271508169967</text:p>
              </table:table-cell>
              <table:table-cell office:value-type="float" office:value="NaN">
                <text:p>NaN</text:p>
              </table:table-cell>
              <table:table-cell office:value-type="float" office:value="4.45664247935688">
                <text:p>4.45664247935688</text:p>
              </table:table-cell>
              <table:table-cell office:value-type="float" office:value="NaN">
                <text:p>NaN</text:p>
              </table:table-cell>
              <table:table-cell office:value-type="float" office:value="0.360372143002394">
                <text:p>0.360372143002394</text:p>
              </table:table-cell>
              <table:table-cell office:value-type="float" office:value="0.472226857204154">
                <text:p>0.472226857204154</text:p>
              </table:table-cell>
              <table:table-cell office:value-type="float" office:value="0.507201641588075">
                <text:p>0.507201641588075</text:p>
              </table:table-cell>
              <table:table-cell office:value-type="float" office:value="0.375200092974154">
                <text:p>0.375200092974154</text:p>
              </table:table-cell>
              <table:table-cell office:value-type="float" office:value="0.323315731001447">
                <text:p>0.323315731001447</text:p>
              </table:table-cell>
              <table:table-cell office:value-type="float" office:value="0.659464300026359">
                <text:p>0.659464300026359</text:p>
              </table:table-cell>
              <table:table-cell office:value-type="float" office:value="0.518138643417496">
                <text:p>0.518138643417496</text:p>
              </table:table-cell>
              <table:table-cell office:value-type="float" office:value="0.598950325404209">
                <text:p>0.598950325404209</text:p>
              </table:table-cell>
              <table:table-cell office:value-type="float" office:value="NaN">
                <text:p>NaN</text:p>
              </table:table-cell>
              <table:table-cell office:value-type="float" office:value="0.574808754526806">
                <text:p>0.574808754526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379.8326388889">
                <text:p>43379.8326388889</text:p>
              </table:table-cell>
              <table:table-cell office:value-type="float" office:value="NaN">
                <text:p>NaN</text:p>
              </table:table-cell>
              <table:table-cell office:value-type="float" office:value="1.15414815638909">
                <text:p>1.15414815638909</text:p>
              </table:table-cell>
              <table:table-cell office:value-type="float" office:value="1.5409014596544">
                <text:p>1.5409014596544</text:p>
              </table:table-cell>
              <table:table-cell office:value-type="float" office:value="NaN">
                <text:p>NaN</text:p>
              </table:table-cell>
              <table:table-cell office:value-type="float" office:value="4.5581857698204">
                <text:p>4.5581857698204</text:p>
              </table:table-cell>
              <table:table-cell office:value-type="float" office:value="0.135169647153903">
                <text:p>0.135169647153903</text:p>
              </table:table-cell>
              <table:table-cell office:value-type="float" office:value="0.409277694035929">
                <text:p>0.409277694035929</text:p>
              </table:table-cell>
              <table:table-cell office:value-type="float" office:value="0.407027941455675">
                <text:p>0.407027941455675</text:p>
              </table:table-cell>
              <table:table-cell office:value-type="float" office:value="0.563991346402545">
                <text:p>0.563991346402545</text:p>
              </table:table-cell>
              <table:table-cell office:value-type="float" office:value="0.398667786624625">
                <text:p>0.398667786624625</text:p>
              </table:table-cell>
              <table:table-cell office:value-type="float" office:value="NaN">
                <text:p>NaN</text:p>
              </table:table-cell>
              <table:table-cell office:value-type="float" office:value="0.671338016880473">
                <text:p>0.671338016880473</text:p>
              </table:table-cell>
              <table:table-cell office:value-type="float" office:value="0.554457545828729">
                <text:p>0.554457545828729</text:p>
              </table:table-cell>
              <table:table-cell office:value-type="float" office:value="0.502090347980664">
                <text:p>0.502090347980664</text:p>
              </table:table-cell>
              <table:table-cell office:value-type="float" office:value="0.164636604072335">
                <text:p>0.164636604072335</text:p>
              </table:table-cell>
              <table:table-cell office:value-type="float" office:value="0.604955356219371">
                <text:p>0.604955356219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379.8361111111">
                <text:p>43379.836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975476691722">
                <text:p>4.44975476691722</text:p>
              </table:table-cell>
              <table:table-cell office:value-type="float" office:value="0.0765707167903953">
                <text:p>0.0765707167903953</text:p>
              </table:table-cell>
              <table:table-cell office:value-type="float" office:value="NaN">
                <text:p>NaN</text:p>
              </table:table-cell>
              <table:table-cell office:value-type="float" office:value="0.275442669576796">
                <text:p>0.275442669576796</text:p>
              </table:table-cell>
              <table:table-cell office:value-type="float" office:value="0.579902728817773">
                <text:p>0.579902728817773</text:p>
              </table:table-cell>
              <table:table-cell office:value-type="float" office:value="0.388362885819589">
                <text:p>0.388362885819589</text:p>
              </table:table-cell>
              <table:table-cell office:value-type="float" office:value="NaN">
                <text:p>NaN</text:p>
              </table:table-cell>
              <table:table-cell office:value-type="float" office:value="0.56255128652087">
                <text:p>0.56255128652087</text:p>
              </table:table-cell>
              <table:table-cell office:value-type="float" office:value="NaN">
                <text:p>NaN</text:p>
              </table:table-cell>
              <table:table-cell office:value-type="float" office:value="0.487502381802208">
                <text:p>0.487502381802208</text:p>
              </table:table-cell>
              <table:table-cell office:value-type="float" office:value="NaN">
                <text:p>NaN</text:p>
              </table:table-cell>
              <table:table-cell office:value-type="float" office:value="0.591657829812931">
                <text:p>0.591657829812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379.8395833333">
                <text:p>43379.8395833333</text:p>
              </table:table-cell>
              <table:table-cell office:value-type="float" office:value="NaN">
                <text:p>NaN</text:p>
              </table:table-cell>
              <table:table-cell office:value-type="float" office:value="1.13293332577938">
                <text:p>1.13293332577938</text:p>
              </table:table-cell>
              <table:table-cell office:value-type="float" office:value="1.60869292846746">
                <text:p>1.60869292846746</text:p>
              </table:table-cell>
              <table:table-cell office:value-type="float" office:value="NaN">
                <text:p>NaN</text:p>
              </table:table-cell>
              <table:table-cell office:value-type="float" office:value="1.02964268177324">
                <text:p>1.02964268177324</text:p>
              </table:table-cell>
              <table:table-cell office:value-type="float" office:value="0.117378876937464">
                <text:p>0.117378876937464</text:p>
              </table:table-cell>
              <table:table-cell office:value-type="float" office:value="0.33239492205314">
                <text:p>0.33239492205314</text:p>
              </table:table-cell>
              <table:table-cell office:value-type="float" office:value="0.261657114558059">
                <text:p>0.261657114558059</text:p>
              </table:table-cell>
              <table:table-cell office:value-type="float" office:value="0.555254763582092">
                <text:p>0.555254763582092</text:p>
              </table:table-cell>
              <table:table-cell office:value-type="float" office:value="0.359130058285384">
                <text:p>0.359130058285384</text:p>
              </table:table-cell>
              <table:table-cell office:value-type="float" office:value="0.371222869589314">
                <text:p>0.371222869589314</text:p>
              </table:table-cell>
              <table:table-cell office:value-type="float" office:value="0.59418853710919">
                <text:p>0.59418853710919</text:p>
              </table:table-cell>
              <table:table-cell office:value-type="float" office:value="0.551377177704811">
                <text:p>0.551377177704811</text:p>
              </table:table-cell>
              <table:table-cell office:value-type="float" office:value="0.46450620998097">
                <text:p>0.46450620998097</text:p>
              </table:table-cell>
              <table:table-cell office:value-type="float" office:value="0.107226750096135">
                <text:p>0.107226750096135</text:p>
              </table:table-cell>
              <table:table-cell office:value-type="float" office:value="0.588924235020162">
                <text:p>0.588924235020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79.8430555556">
                <text:p>43379.8430555556</text:p>
              </table:table-cell>
              <table:table-cell office:value-type="float" office:value="NaN">
                <text:p>NaN</text:p>
              </table:table-cell>
              <table:table-cell office:value-type="float" office:value="1.10749931165654">
                <text:p>1.10749931165654</text:p>
              </table:table-cell>
              <table:table-cell office:value-type="float" office:value="1.72047455996389">
                <text:p>1.72047455996389</text:p>
              </table:table-cell>
              <table:table-cell office:value-type="float" office:value="NaN">
                <text:p>NaN</text:p>
              </table:table-cell>
              <table:table-cell office:value-type="float" office:value="0.817826829821627">
                <text:p>0.817826829821627</text:p>
              </table:table-cell>
              <table:table-cell office:value-type="float" office:value="NaN">
                <text:p>NaN</text:p>
              </table:table-cell>
              <table:table-cell office:value-type="float" office:value="0.357275366447521">
                <text:p>0.357275366447521</text:p>
              </table:table-cell>
              <table:table-cell office:value-type="float" office:value="NaN">
                <text:p>NaN</text:p>
              </table:table-cell>
              <table:table-cell office:value-type="float" office:value="0.532921698414338">
                <text:p>0.532921698414338</text:p>
              </table:table-cell>
              <table:table-cell office:value-type="float" office:value="0.308347863316407">
                <text:p>0.308347863316407</text:p>
              </table:table-cell>
              <table:table-cell office:value-type="float" office:value="0.247723648570538">
                <text:p>0.247723648570538</text:p>
              </table:table-cell>
              <table:table-cell office:value-type="float" office:value="0.612555576943626">
                <text:p>0.612555576943626</text:p>
              </table:table-cell>
              <table:table-cell office:value-type="float" office:value="0.61186694567431">
                <text:p>0.61186694567431</text:p>
              </table:table-cell>
              <table:table-cell office:value-type="float" office:value="0.384039071930662">
                <text:p>0.384039071930662</text:p>
              </table:table-cell>
              <table:table-cell office:value-type="float" office:value="NaN">
                <text:p>NaN</text:p>
              </table:table-cell>
              <table:table-cell office:value-type="float" office:value="0.588209816617933">
                <text:p>0.588209816617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379.8465277778">
                <text:p>43379.8465277778</text:p>
              </table:table-cell>
              <table:table-cell office:value-type="float" office:value="NaN">
                <text:p>NaN</text:p>
              </table:table-cell>
              <table:table-cell office:value-type="float" office:value="1.05135781346862">
                <text:p>1.05135781346862</text:p>
              </table:table-cell>
              <table:table-cell office:value-type="float" office:value="1.88657157507951">
                <text:p>1.88657157507951</text:p>
              </table:table-cell>
              <table:table-cell office:value-type="float" office:value="1.97820179833966">
                <text:p>1.97820179833966</text:p>
              </table:table-cell>
              <table:table-cell office:value-type="float" office:value="0.900469229191103">
                <text:p>0.900469229191103</text:p>
              </table:table-cell>
              <table:table-cell office:value-type="float" office:value="NaN">
                <text:p>NaN</text:p>
              </table:table-cell>
              <table:table-cell office:value-type="float" office:value="0.331182366652492">
                <text:p>0.331182366652492</text:p>
              </table:table-cell>
              <table:table-cell office:value-type="float" office:value="0.243517479440155">
                <text:p>0.243517479440155</text:p>
              </table:table-cell>
              <table:table-cell office:value-type="float" office:value="0.500096048893798">
                <text:p>0.500096048893798</text:p>
              </table:table-cell>
              <table:table-cell office:value-type="float" office:value="0.316529351250523">
                <text:p>0.316529351250523</text:p>
              </table:table-cell>
              <table:table-cell office:value-type="float" office:value="0.259764269254998">
                <text:p>0.259764269254998</text:p>
              </table:table-cell>
              <table:table-cell office:value-type="float" office:value="0.642344037255839">
                <text:p>0.642344037255839</text:p>
              </table:table-cell>
              <table:table-cell office:value-type="float" office:value="0.45626008887519">
                <text:p>0.45626008887519</text:p>
              </table:table-cell>
              <table:table-cell office:value-type="float" office:value="0.462267066277074">
                <text:p>0.462267066277074</text:p>
              </table:table-cell>
              <table:table-cell office:value-type="float" office:value="0.136795049352267">
                <text:p>0.136795049352267</text:p>
              </table:table-cell>
              <table:table-cell office:value-type="float" office:value="0.52932086885474">
                <text:p>0.52932086885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79.85">
                <text:p>43379.85</text:p>
              </table:table-cell>
              <table:table-cell office:value-type="float" office:value="1.91143517687293">
                <text:p>1.91143517687293</text:p>
              </table:table-cell>
              <table:table-cell office:value-type="float" office:value="NaN">
                <text:p>NaN</text:p>
              </table:table-cell>
              <table:table-cell office:value-type="float" office:value="1.7786569502981">
                <text:p>1.7786569502981</text:p>
              </table:table-cell>
              <table:table-cell office:value-type="float" office:value="1.68409092416724">
                <text:p>1.68409092416724</text:p>
              </table:table-cell>
              <table:table-cell office:value-type="float" office:value="0.582841784902602">
                <text:p>0.582841784902602</text:p>
              </table:table-cell>
              <table:table-cell office:value-type="float" office:value="NaN">
                <text:p>NaN</text:p>
              </table:table-cell>
              <table:table-cell office:value-type="float" office:value="0.289917548558151">
                <text:p>0.289917548558151</text:p>
              </table:table-cell>
              <table:table-cell office:value-type="float" office:value="NaN">
                <text:p>NaN</text:p>
              </table:table-cell>
              <table:table-cell office:value-type="float" office:value="0.564603649277935">
                <text:p>0.564603649277935</text:p>
              </table:table-cell>
              <table:table-cell office:value-type="float" office:value="NaN">
                <text:p>NaN</text:p>
              </table:table-cell>
              <table:table-cell office:value-type="float" office:value="0.203704190532218">
                <text:p>0.203704190532218</text:p>
              </table:table-cell>
              <table:table-cell office:value-type="float" office:value="0.648302223689642">
                <text:p>0.648302223689642</text:p>
              </table:table-cell>
              <table:table-cell office:value-type="float" office:value="0.450782767109409">
                <text:p>0.450782767109409</text:p>
              </table:table-cell>
              <table:table-cell office:value-type="float" office:value="0.426957336208404">
                <text:p>0.426957336208404</text:p>
              </table:table-cell>
              <table:table-cell office:value-type="float" office:value="0.104131679431609">
                <text:p>0.104131679431609</text:p>
              </table:table-cell>
              <table:table-cell office:value-type="float" office:value="0.473392755698772">
                <text:p>0.473392755698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379.8534722222">
                <text:p>43379.8534722222</text:p>
              </table:table-cell>
              <table:table-cell office:value-type="float" office:value="1.64433375508972">
                <text:p>1.64433375508972</text:p>
              </table:table-cell>
              <table:table-cell office:value-type="float" office:value="1.08484003780816">
                <text:p>1.08484003780816</text:p>
              </table:table-cell>
              <table:table-cell office:value-type="float" office:value="1.84652576203539">
                <text:p>1.84652576203539</text:p>
              </table:table-cell>
              <table:table-cell office:value-type="float" office:value="0.872285884524398">
                <text:p>0.872285884524398</text:p>
              </table:table-cell>
              <table:table-cell office:value-type="float" office:value="0.610026050848418">
                <text:p>0.61002605084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658585435067">
                <text:p>0.217658585435067</text:p>
              </table:table-cell>
              <table:table-cell office:value-type="float" office:value="0.537005011684435">
                <text:p>0.537005011684435</text:p>
              </table:table-cell>
              <table:table-cell office:value-type="float" office:value="0.313541431597184">
                <text:p>0.313541431597184</text:p>
              </table:table-cell>
              <table:table-cell office:value-type="float" office:value="NaN">
                <text:p>NaN</text:p>
              </table:table-cell>
              <table:table-cell office:value-type="float" office:value="0.589553111765708">
                <text:p>0.589553111765708</text:p>
              </table:table-cell>
              <table:table-cell office:value-type="float" office:value="0.461723534489902">
                <text:p>0.461723534489902</text:p>
              </table:table-cell>
              <table:table-cell office:value-type="float" office:value="0.36551869146848">
                <text:p>0.36551869146848</text:p>
              </table:table-cell>
              <table:table-cell office:value-type="float" office:value="NaN">
                <text:p>NaN</text:p>
              </table:table-cell>
              <table:table-cell office:value-type="float" office:value="0.458807669091215">
                <text:p>0.458807669091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379.8569444445">
                <text:p>43379.8569444445</text:p>
              </table:table-cell>
              <table:table-cell office:value-type="float" office:value="1.21325087349739">
                <text:p>1.21325087349739</text:p>
              </table:table-cell>
              <table:table-cell office:value-type="float" office:value="1.06838642174025">
                <text:p>1.06838642174025</text:p>
              </table:table-cell>
              <table:table-cell office:value-type="float" office:value="1.79537382886174">
                <text:p>1.79537382886174</text:p>
              </table:table-cell>
              <table:table-cell office:value-type="float" office:value="NaN">
                <text:p>NaN</text:p>
              </table:table-cell>
              <table:table-cell office:value-type="float" office:value="0.590309267023502">
                <text:p>0.590309267023502</text:p>
              </table:table-cell>
              <table:table-cell office:value-type="float" office:value="NaN">
                <text:p>NaN</text:p>
              </table:table-cell>
              <table:table-cell office:value-type="float" office:value="0.229036344974523">
                <text:p>0.229036344974523</text:p>
              </table:table-cell>
              <table:table-cell office:value-type="float" office:value="0.196225369757052">
                <text:p>0.196225369757052</text:p>
              </table:table-cell>
              <table:table-cell office:value-type="float" office:value="0.567817458852614">
                <text:p>0.567817458852614</text:p>
              </table:table-cell>
              <table:table-cell office:value-type="float" office:value="0.363308496646216">
                <text:p>0.363308496646216</text:p>
              </table:table-cell>
              <table:table-cell office:value-type="float" office:value="0.199159977452557">
                <text:p>0.199159977452557</text:p>
              </table:table-cell>
              <table:table-cell office:value-type="float" office:value="0.580072373017801">
                <text:p>0.580072373017801</text:p>
              </table:table-cell>
              <table:table-cell office:value-type="float" office:value="0.331961753952255">
                <text:p>0.331961753952255</text:p>
              </table:table-cell>
              <table:table-cell office:value-type="float" office:value="0.345595233881249">
                <text:p>0.345595233881249</text:p>
              </table:table-cell>
              <table:table-cell office:value-type="float" office:value="0.108825247659901">
                <text:p>0.108825247659901</text:p>
              </table:table-cell>
              <table:table-cell office:value-type="float" office:value="0.434815593565943">
                <text:p>0.434815593565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379.8604166667">
                <text:p>43379.8604166667</text:p>
              </table:table-cell>
              <table:table-cell office:value-type="float" office:value="1.2739347905639">
                <text:p>1.2739347905639</text:p>
              </table:table-cell>
              <table:table-cell office:value-type="float" office:value="0.846195142315389">
                <text:p>0.846195142315389</text:p>
              </table:table-cell>
              <table:table-cell office:value-type="float" office:value="1.31801585313672">
                <text:p>1.31801585313672</text:p>
              </table:table-cell>
              <table:table-cell office:value-type="float" office:value="0.858499845743839">
                <text:p>0.858499845743839</text:p>
              </table:table-cell>
              <table:table-cell office:value-type="float" office:value="0.542808387874764">
                <text:p>0.542808387874764</text:p>
              </table:table-cell>
              <table:table-cell office:value-type="float" office:value="NaN">
                <text:p>NaN</text:p>
              </table:table-cell>
              <table:table-cell office:value-type="float" office:value="0.303229921209301">
                <text:p>0.303229921209301</text:p>
              </table:table-cell>
              <table:table-cell office:value-type="float" office:value="NaN">
                <text:p>NaN</text:p>
              </table:table-cell>
              <table:table-cell office:value-type="float" office:value="0.52098770598246">
                <text:p>0.52098770598246</text:p>
              </table:table-cell>
              <table:table-cell office:value-type="float" office:value="0.37770197977013">
                <text:p>0.37770197977013</text:p>
              </table:table-cell>
              <table:table-cell office:value-type="float" office:value="NaN">
                <text:p>NaN</text:p>
              </table:table-cell>
              <table:table-cell office:value-type="float" office:value="0.566751152793188">
                <text:p>0.566751152793188</text:p>
              </table:table-cell>
              <table:table-cell office:value-type="float" office:value="NaN">
                <text:p>NaN</text:p>
              </table:table-cell>
              <table:table-cell office:value-type="float" office:value="0.367108868864028">
                <text:p>0.367108868864028</text:p>
              </table:table-cell>
              <table:table-cell office:value-type="float" office:value="NaN">
                <text:p>NaN</text:p>
              </table:table-cell>
              <table:table-cell office:value-type="float" office:value="0.361291722286013">
                <text:p>0.361291722286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379.8638888889">
                <text:p>43379.8638888889</text:p>
              </table:table-cell>
              <table:table-cell office:value-type="float" office:value="1.29846304495317">
                <text:p>1.29846304495317</text:p>
              </table:table-cell>
              <table:table-cell office:value-type="float" office:value="0.911380230302929">
                <text:p>0.911380230302929</text:p>
              </table:table-cell>
              <table:table-cell office:value-type="float" office:value="NaN">
                <text:p>NaN</text:p>
              </table:table-cell>
              <table:table-cell office:value-type="float" office:value="0.972642786677465">
                <text:p>0.972642786677465</text:p>
              </table:table-cell>
              <table:table-cell office:value-type="float" office:value="0.547391045891013">
                <text:p>0.547391045891013</text:p>
              </table:table-cell>
              <table:table-cell office:value-type="float" office:value="0.114794416471659">
                <text:p>0.114794416471659</text:p>
              </table:table-cell>
              <table:table-cell office:value-type="float" office:value="0.254962212513323">
                <text:p>0.254962212513323</text:p>
              </table:table-cell>
              <table:table-cell office:value-type="float" office:value="NaN">
                <text:p>NaN</text:p>
              </table:table-cell>
              <table:table-cell office:value-type="float" office:value="0.54066252522551">
                <text:p>0.54066252522551</text:p>
              </table:table-cell>
              <table:table-cell office:value-type="float" office:value="0.314948343119454">
                <text:p>0.31494834311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389272381491">
                <text:p>0.229389272381491</text:p>
              </table:table-cell>
              <table:table-cell office:value-type="float" office:value="0.331628792743849">
                <text:p>0.331628792743849</text:p>
              </table:table-cell>
              <table:table-cell office:value-type="float" office:value="NaN">
                <text:p>NaN</text:p>
              </table:table-cell>
              <table:table-cell office:value-type="float" office:value="0.407826207340976">
                <text:p>0.407826207340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379.8673611111">
                <text:p>43379.8673611111</text:p>
              </table:table-cell>
              <table:table-cell office:value-type="float" office:value="1.40811487770499">
                <text:p>1.40811487770499</text:p>
              </table:table-cell>
              <table:table-cell office:value-type="float" office:value="0.817190959667448">
                <text:p>0.817190959667448</text:p>
              </table:table-cell>
              <table:table-cell office:value-type="float" office:value="0.906365010496518">
                <text:p>0.906365010496518</text:p>
              </table:table-cell>
              <table:table-cell office:value-type="float" office:value="0.832347702807529">
                <text:p>0.832347702807529</text:p>
              </table:table-cell>
              <table:table-cell office:value-type="float" office:value="0.59958767255387">
                <text:p>0.59958767255387</text:p>
              </table:table-cell>
              <table:table-cell office:value-type="float" office:value="0.109313511600892">
                <text:p>0.10931351160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9807123743854">
                <text:p>0.459807123743854</text:p>
              </table:table-cell>
              <table:table-cell office:value-type="float" office:value="0.316401893083036">
                <text:p>0.316401893083036</text:p>
              </table:table-cell>
              <table:table-cell office:value-type="float" office:value="NaN">
                <text:p>NaN</text:p>
              </table:table-cell>
              <table:table-cell office:value-type="float" office:value="0.596949520265639">
                <text:p>0.59694952026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222088245721">
                <text:p>0.373222088245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379.8708333333">
                <text:p>43379.8708333333</text:p>
              </table:table-cell>
              <table:table-cell office:value-type="float" office:value="1.41821079599016">
                <text:p>1.41821079599016</text:p>
              </table:table-cell>
              <table:table-cell office:value-type="float" office:value="0.817082965961949">
                <text:p>0.817082965961949</text:p>
              </table:table-cell>
              <table:table-cell office:value-type="float" office:value="0.927765636193797">
                <text:p>0.927765636193797</text:p>
              </table:table-cell>
              <table:table-cell office:value-type="float" office:value="0.768274293039593">
                <text:p>0.768274293039593</text:p>
              </table:table-cell>
              <table:table-cell office:value-type="float" office:value="0.519238910601459">
                <text:p>0.519238910601459</text:p>
              </table:table-cell>
              <table:table-cell office:value-type="float" office:value="NaN">
                <text:p>NaN</text:p>
              </table:table-cell>
              <table:table-cell office:value-type="float" office:value="0.256000737227147">
                <text:p>0.256000737227147</text:p>
              </table:table-cell>
              <table:table-cell office:value-type="float" office:value="NaN">
                <text:p>NaN</text:p>
              </table:table-cell>
              <table:table-cell office:value-type="float" office:value="0.513258135148064">
                <text:p>0.513258135148064</text:p>
              </table:table-cell>
              <table:table-cell office:value-type="float" office:value="0.371290593551628">
                <text:p>0.371290593551628</text:p>
              </table:table-cell>
              <table:table-cell office:value-type="float" office:value="0.201796347423351">
                <text:p>0.201796347423351</text:p>
              </table:table-cell>
              <table:table-cell office:value-type="float" office:value="0.583188982198896">
                <text:p>0.583188982198896</text:p>
              </table:table-cell>
              <table:table-cell office:value-type="float" office:value="NaN">
                <text:p>NaN</text:p>
              </table:table-cell>
              <table:table-cell office:value-type="float" office:value="0.322166101767005">
                <text:p>0.322166101767005</text:p>
              </table:table-cell>
              <table:table-cell office:value-type="float" office:value="0.0388594537815266">
                <text:p>0.0388594537815266</text:p>
              </table:table-cell>
              <table:table-cell office:value-type="float" office:value="0.349889484974848">
                <text:p>0.349889484974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379.8743055556">
                <text:p>43379.8743055556</text:p>
              </table:table-cell>
              <table:table-cell office:value-type="float" office:value="1.63965915917324">
                <text:p>1.63965915917324</text:p>
              </table:table-cell>
              <table:table-cell office:value-type="float" office:value="0.783045270901492">
                <text:p>0.783045270901492</text:p>
              </table:table-cell>
              <table:table-cell office:value-type="float" office:value="0.89376620055419">
                <text:p>0.89376620055419</text:p>
              </table:table-cell>
              <table:table-cell office:value-type="float" office:value="NaN">
                <text:p>NaN</text:p>
              </table:table-cell>
              <table:table-cell office:value-type="float" office:value="0.548786808024978">
                <text:p>0.548786808024978</text:p>
              </table:table-cell>
              <table:table-cell office:value-type="float" office:value="NaN">
                <text:p>NaN</text:p>
              </table:table-cell>
              <table:table-cell office:value-type="float" office:value="0.27734117355052">
                <text:p>0.27734117355052</text:p>
              </table:table-cell>
              <table:table-cell office:value-type="float" office:value="0.0694120317197671">
                <text:p>0.0694120317197671</text:p>
              </table:table-cell>
              <table:table-cell office:value-type="float" office:value="0.508269941151333">
                <text:p>0.508269941151333</text:p>
              </table:table-cell>
              <table:table-cell office:value-type="float" office:value="0.442033163883224">
                <text:p>0.442033163883224</text:p>
              </table:table-cell>
              <table:table-cell office:value-type="float" office:value="NaN">
                <text:p>NaN</text:p>
              </table:table-cell>
              <table:table-cell office:value-type="float" office:value="0.542204973235146">
                <text:p>0.542204973235146</text:p>
              </table:table-cell>
              <table:table-cell office:value-type="float" office:value="0.120916823830935">
                <text:p>0.120916823830935</text:p>
              </table:table-cell>
              <table:table-cell office:value-type="float" office:value="0.375754933863362">
                <text:p>0.375754933863362</text:p>
              </table:table-cell>
              <table:table-cell office:value-type="float" office:value="NaN">
                <text:p>NaN</text:p>
              </table:table-cell>
              <table:table-cell office:value-type="float" office:value="0.35472303112383">
                <text:p>0.354723031123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79.8777777778">
                <text:p>43379.8777777778</text:p>
              </table:table-cell>
              <table:table-cell office:value-type="float" office:value="1.38262483856542">
                <text:p>1.38262483856542</text:p>
              </table:table-cell>
              <table:table-cell office:value-type="float" office:value="0.716266585212467">
                <text:p>0.716266585212467</text:p>
              </table:table-cell>
              <table:table-cell office:value-type="float" office:value="0.949648470568583">
                <text:p>0.949648470568583</text:p>
              </table:table-cell>
              <table:table-cell office:value-type="float" office:value="0.927014478108367">
                <text:p>0.927014478108367</text:p>
              </table:table-cell>
              <table:table-cell office:value-type="float" office:value="0.631979078602846">
                <text:p>0.631979078602846</text:p>
              </table:table-cell>
              <table:table-cell office:value-type="float" office:value="0.0593360641862457">
                <text:p>0.0593360641862457</text:p>
              </table:table-cell>
              <table:table-cell office:value-type="float" office:value="0.203552364401485">
                <text:p>0.203552364401485</text:p>
              </table:table-cell>
              <table:table-cell office:value-type="float" office:value="NaN">
                <text:p>NaN</text:p>
              </table:table-cell>
              <table:table-cell office:value-type="float" office:value="0.472867722704404">
                <text:p>0.472867722704404</text:p>
              </table:table-cell>
              <table:table-cell office:value-type="float" office:value="0.389656335573608">
                <text:p>0.389656335573608</text:p>
              </table:table-cell>
              <table:table-cell office:value-type="float" office:value="NaN">
                <text:p>NaN</text:p>
              </table:table-cell>
              <table:table-cell office:value-type="float" office:value="0.522594433012593">
                <text:p>0.522594433012593</text:p>
              </table:table-cell>
              <table:table-cell office:value-type="float" office:value="0.133437862310112">
                <text:p>0.133437862310112</text:p>
              </table:table-cell>
              <table:table-cell office:value-type="float" office:value="0.298833956412794">
                <text:p>0.298833956412794</text:p>
              </table:table-cell>
              <table:table-cell office:value-type="float" office:value="NaN">
                <text:p>NaN</text:p>
              </table:table-cell>
              <table:table-cell office:value-type="float" office:value="0.330072477402204">
                <text:p>0.330072477402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379.88125">
                <text:p>43379.8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565629243463">
                <text:p>0.717565629243463</text:p>
              </table:table-cell>
              <table:table-cell office:value-type="float" office:value="0.900230856160832">
                <text:p>0.900230856160832</text:p>
              </table:table-cell>
              <table:table-cell office:value-type="float" office:value="0.565625510661562">
                <text:p>0.56562551066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666945319722">
                <text:p>0.433666945319722</text:p>
              </table:table-cell>
              <table:table-cell office:value-type="float" office:value="0.349879671170822">
                <text:p>0.349879671170822</text:p>
              </table:table-cell>
              <table:table-cell office:value-type="float" office:value="NaN">
                <text:p>NaN</text:p>
              </table:table-cell>
              <table:table-cell office:value-type="float" office:value="0.545191492636413">
                <text:p>0.545191492636413</text:p>
              </table:table-cell>
              <table:table-cell office:value-type="float" office:value="0.0986455585423212">
                <text:p>0.0986455585423212</text:p>
              </table:table-cell>
              <table:table-cell office:value-type="float" office:value="0.264748659803107">
                <text:p>0.264748659803107</text:p>
              </table:table-cell>
              <table:table-cell office:value-type="float" office:value="NaN">
                <text:p>NaN</text:p>
              </table:table-cell>
              <table:table-cell office:value-type="float" office:value="0.328301394005304">
                <text:p>0.328301394005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79.8847222222">
                <text:p>43379.8847222222</text:p>
              </table:table-cell>
              <table:table-cell office:value-type="float" office:value="1.43642740085482">
                <text:p>1.43642740085482</text:p>
              </table:table-cell>
              <table:table-cell office:value-type="float" office:value="0.701025169551091">
                <text:p>0.70102516955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41852754439">
                <text:p>0.676941852754439</text:p>
              </table:table-cell>
              <table:table-cell office:value-type="float" office:value="NaN">
                <text:p>NaN</text:p>
              </table:table-cell>
              <table:table-cell office:value-type="float" office:value="0.24037083268812">
                <text:p>0.24037083268812</text:p>
              </table:table-cell>
              <table:table-cell office:value-type="float" office:value="NaN">
                <text:p>NaN</text:p>
              </table:table-cell>
              <table:table-cell office:value-type="float" office:value="0.415603375427533">
                <text:p>0.415603375427533</text:p>
              </table:table-cell>
              <table:table-cell office:value-type="float" office:value="0.324404615891577">
                <text:p>0.324404615891577</text:p>
              </table:table-cell>
              <table:table-cell office:value-type="float" office:value="NaN">
                <text:p>NaN</text:p>
              </table:table-cell>
              <table:table-cell office:value-type="float" office:value="0.535383531941644">
                <text:p>0.535383531941644</text:p>
              </table:table-cell>
              <table:table-cell office:value-type="float" office:value="NaN">
                <text:p>NaN</text:p>
              </table:table-cell>
              <table:table-cell office:value-type="float" office:value="0.244688865311289">
                <text:p>0.244688865311289</text:p>
              </table:table-cell>
              <table:table-cell office:value-type="float" office:value="0.0426048654667444">
                <text:p>0.0426048654667444</text:p>
              </table:table-cell>
              <table:table-cell office:value-type="float" office:value="0.280546235257141">
                <text:p>0.2805462352571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379.8881944444">
                <text:p>43379.8881944444</text:p>
              </table:table-cell>
              <table:table-cell office:value-type="float" office:value="1.53577876539576">
                <text:p>1.53577876539576</text:p>
              </table:table-cell>
              <table:table-cell office:value-type="float" office:value="0.71584423064955">
                <text:p>0.71584423064955</text:p>
              </table:table-cell>
              <table:table-cell office:value-type="float" office:value="0.723545364343078">
                <text:p>0.723545364343078</text:p>
              </table:table-cell>
              <table:table-cell office:value-type="float" office:value="0.922526246173069">
                <text:p>0.92252624617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6448450270508">
                <text:p>0.436448450270508</text:p>
              </table:table-cell>
              <table:table-cell office:value-type="float" office:value="0.232579485919558">
                <text:p>0.232579485919558</text:p>
              </table:table-cell>
              <table:table-cell office:value-type="float" office:value="NaN">
                <text:p>NaN</text:p>
              </table:table-cell>
              <table:table-cell office:value-type="float" office:value="0.548472908563001">
                <text:p>0.548472908563001</text:p>
              </table:table-cell>
              <table:table-cell office:value-type="float" office:value="NaN">
                <text:p>NaN</text:p>
              </table:table-cell>
              <table:table-cell office:value-type="float" office:value="0.221661287190525">
                <text:p>0.221661287190525</text:p>
              </table:table-cell>
              <table:table-cell office:value-type="float" office:value="NaN">
                <text:p>NaN</text:p>
              </table:table-cell>
              <table:table-cell office:value-type="float" office:value="0.276334294729554">
                <text:p>0.2763342947295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379.8916666667">
                <text:p>43379.8916666667</text:p>
              </table:table-cell>
              <table:table-cell office:value-type="float" office:value="1.57929268736907">
                <text:p>1.57929268736907</text:p>
              </table:table-cell>
              <table:table-cell office:value-type="float" office:value="0.790425781941427">
                <text:p>0.790425781941427</text:p>
              </table:table-cell>
              <table:table-cell office:value-type="float" office:value="0.809696328011878">
                <text:p>0.809696328011878</text:p>
              </table:table-cell>
              <table:table-cell office:value-type="float" office:value="0.883537068976061">
                <text:p>0.883537068976061</text:p>
              </table:table-cell>
              <table:table-cell office:value-type="float" office:value="0.67635178075113">
                <text:p>0.6763517807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28292238412">
                <text:p>0.44228292238412</text:p>
              </table:table-cell>
              <table:table-cell office:value-type="float" office:value="0.184667611960538">
                <text:p>0.184667611960538</text:p>
              </table:table-cell>
              <table:table-cell office:value-type="float" office:value="0.156649981876356">
                <text:p>0.15664998187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0095785907119">
                <text:p>0.260095785907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379.8951388889">
                <text:p>43379.8951388889</text:p>
              </table:table-cell>
              <table:table-cell office:value-type="float" office:value="1.11067550268585">
                <text:p>1.11067550268585</text:p>
              </table:table-cell>
              <table:table-cell office:value-type="float" office:value="NaN">
                <text:p>NaN</text:p>
              </table:table-cell>
              <table:table-cell office:value-type="float" office:value="0.732605620232683">
                <text:p>0.732605620232683</text:p>
              </table:table-cell>
              <table:table-cell office:value-type="float" office:value="0.772539627046491">
                <text:p>0.772539627046491</text:p>
              </table:table-cell>
              <table:table-cell office:value-type="float" office:value="0.658793925672558">
                <text:p>0.658793925672558</text:p>
              </table:table-cell>
              <table:table-cell office:value-type="float" office:value="NaN">
                <text:p>NaN</text:p>
              </table:table-cell>
              <table:table-cell office:value-type="float" office:value="0.147342673536624">
                <text:p>0.147342673536624</text:p>
              </table:table-cell>
              <table:table-cell office:value-type="float" office:value="0.109593366215806">
                <text:p>0.109593366215806</text:p>
              </table:table-cell>
              <table:table-cell office:value-type="float" office:value="0.446927361185256">
                <text:p>0.44692736118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36611238828">
                <text:p>0.528236611238828</text:p>
              </table:table-cell>
              <table:table-cell office:value-type="float" office:value="0.13047190478224">
                <text:p>0.13047190478224</text:p>
              </table:table-cell>
              <table:table-cell office:value-type="float" office:value="0.197834461838053">
                <text:p>0.197834461838053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252018844025853">
                <text:p>0.252018844025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379.8986111111">
                <text:p>43379.8986111111</text:p>
              </table:table-cell>
              <table:table-cell office:value-type="float" office:value="1.12937555732708">
                <text:p>1.1293755573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6663665256897">
                <text:p>0.0646663665256897</text:p>
              </table:table-cell>
              <table:table-cell office:value-type="float" office:value="0.143083126678318">
                <text:p>0.143083126678318</text:p>
              </table:table-cell>
              <table:table-cell office:value-type="float" office:value="NaN">
                <text:p>NaN</text:p>
              </table:table-cell>
              <table:table-cell office:value-type="float" office:value="0.458622656508261">
                <text:p>0.45862265650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088618814119">
                <text:p>0.524088618814119</text:p>
              </table:table-cell>
              <table:table-cell office:value-type="float" office:value="0.0784089700952437">
                <text:p>0.0784089700952437</text:p>
              </table:table-cell>
              <table:table-cell office:value-type="float" office:value="0.142289910423349">
                <text:p>0.142289910423349</text:p>
              </table:table-cell>
              <table:table-cell office:value-type="float" office:value="NaN">
                <text:p>NaN</text:p>
              </table:table-cell>
              <table:table-cell office:value-type="float" office:value="0.242240823162056">
                <text:p>0.242240823162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379.9020833333">
                <text:p>43379.9020833333</text:p>
              </table:table-cell>
              <table:table-cell office:value-type="float" office:value="1.10030922544709">
                <text:p>1.10030922544709</text:p>
              </table:table-cell>
              <table:table-cell office:value-type="float" office:value="NaN">
                <text:p>NaN</text:p>
              </table:table-cell>
              <table:table-cell office:value-type="float" office:value="0.661524582626992">
                <text:p>0.661524582626992</text:p>
              </table:table-cell>
              <table:table-cell office:value-type="float" office:value="0.797953656177189">
                <text:p>0.797953656177189</text:p>
              </table:table-cell>
              <table:table-cell office:value-type="float" office:value="0.614789154597936">
                <text:p>0.614789154597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148375729431">
                <text:p>0.080148375729431</text:p>
              </table:table-cell>
              <table:table-cell office:value-type="float" office:value="0.461452526322098">
                <text:p>0.461452526322098</text:p>
              </table:table-cell>
              <table:table-cell office:value-type="float" office:value="0.169228531785066">
                <text:p>0.169228531785066</text:p>
              </table:table-cell>
              <table:table-cell office:value-type="float" office:value="NaN">
                <text:p>NaN</text:p>
              </table:table-cell>
              <table:table-cell office:value-type="float" office:value="0.530722866662808">
                <text:p>0.530722866662808</text:p>
              </table:table-cell>
              <table:table-cell office:value-type="float" office:value="NaN">
                <text:p>NaN</text:p>
              </table:table-cell>
              <table:table-cell office:value-type="float" office:value="0.187040366915184">
                <text:p>0.187040366915184</text:p>
              </table:table-cell>
              <table:table-cell office:value-type="float" office:value="NaN">
                <text:p>NaN</text:p>
              </table:table-cell>
              <table:table-cell office:value-type="float" office:value="0.201292821187733">
                <text:p>0.201292821187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379.9055555556">
                <text:p>43379.9055555556</text:p>
              </table:table-cell>
              <table:table-cell office:value-type="float" office:value="0.894420797776249">
                <text:p>0.894420797776249</text:p>
              </table:table-cell>
              <table:table-cell office:value-type="float" office:value="NaN">
                <text:p>NaN</text:p>
              </table:table-cell>
              <table:table-cell office:value-type="float" office:value="0.593162045358437">
                <text:p>0.593162045358437</text:p>
              </table:table-cell>
              <table:table-cell office:value-type="float" office:value="0.830242041243341">
                <text:p>0.83024204124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90963621594">
                <text:p>0.404490963621594</text:p>
              </table:table-cell>
              <table:table-cell office:value-type="float" office:value="NaN">
                <text:p>NaN</text:p>
              </table:table-cell>
              <table:table-cell office:value-type="float" office:value="0.136396381708945">
                <text:p>0.13639638170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239329732921">
                <text:p>0.192239329732921</text:p>
              </table:table-cell>
              <table:table-cell office:value-type="float" office:value="NaN">
                <text:p>NaN</text:p>
              </table:table-cell>
              <table:table-cell office:value-type="float" office:value="0.200394104697788">
                <text:p>0.200394104697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379.9090277778">
                <text:p>43379.9090277778</text:p>
              </table:table-cell>
              <table:table-cell office:value-type="float" office:value="NaN">
                <text:p>NaN</text:p>
              </table:table-cell>
              <table:table-cell office:value-type="float" office:value="0.715820039383845">
                <text:p>0.715820039383845</text:p>
              </table:table-cell>
              <table:table-cell office:value-type="float" office:value="0.462346446980707">
                <text:p>0.462346446980707</text:p>
              </table:table-cell>
              <table:table-cell office:value-type="float" office:value="0.762549134095872">
                <text:p>0.762549134095872</text:p>
              </table:table-cell>
              <table:table-cell office:value-type="float" office:value="0.552141064962129">
                <text:p>0.552141064962129</text:p>
              </table:table-cell>
              <table:table-cell office:value-type="float" office:value="NaN">
                <text:p>NaN</text:p>
              </table:table-cell>
              <table:table-cell office:value-type="float" office:value="0.1163192701685">
                <text:p>0.1163192701685</text:p>
              </table:table-cell>
              <table:table-cell office:value-type="float" office:value="0.0519030352827983">
                <text:p>0.0519030352827983</text:p>
              </table:table-cell>
              <table:table-cell office:value-type="float" office:value="0.355451259253655">
                <text:p>0.355451259253655</text:p>
              </table:table-cell>
              <table:table-cell office:value-type="float" office:value="0.172528575900433">
                <text:p>0.172528575900433</text:p>
              </table:table-cell>
              <table:table-cell office:value-type="float" office:value="NaN">
                <text:p>NaN</text:p>
              </table:table-cell>
              <table:table-cell office:value-type="float" office:value="0.531778589491776">
                <text:p>0.53177858949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761323402724">
                <text:p>0.181761323402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379.9125">
                <text:p>43379.9125</text:p>
              </table:table-cell>
              <table:table-cell office:value-type="float" office:value="1.01839101368962">
                <text:p>1.01839101368962</text:p>
              </table:table-cell>
              <table:table-cell office:value-type="float" office:value="0.733331220606321">
                <text:p>0.733331220606321</text:p>
              </table:table-cell>
              <table:table-cell office:value-type="float" office:value="0.404273529389346">
                <text:p>0.404273529389346</text:p>
              </table:table-cell>
              <table:table-cell office:value-type="float" office:value="1.07576316231722">
                <text:p>1.07576316231722</text:p>
              </table:table-cell>
              <table:table-cell office:value-type="float" office:value="0.32114919860679">
                <text:p>0.32114919860679</text:p>
              </table:table-cell>
              <table:table-cell office:value-type="float" office:value="NaN">
                <text:p>NaN</text:p>
              </table:table-cell>
              <table:table-cell office:value-type="float" office:value="0.120432540402672">
                <text:p>0.120432540402672</text:p>
              </table:table-cell>
              <table:table-cell office:value-type="float" office:value="NaN">
                <text:p>NaN</text:p>
              </table:table-cell>
              <table:table-cell office:value-type="float" office:value="0.320882507481116">
                <text:p>0.320882507481116</text:p>
              </table:table-cell>
              <table:table-cell office:value-type="float" office:value="0.221029569502779">
                <text:p>0.221029569502779</text:p>
              </table:table-cell>
              <table:table-cell office:value-type="float" office:value="NaN">
                <text:p>NaN</text:p>
              </table:table-cell>
              <table:table-cell office:value-type="float" office:value="0.520919980635795">
                <text:p>0.520919980635795</text:p>
              </table:table-cell>
              <table:table-cell office:value-type="float" office:value="0.0874716603181218">
                <text:p>0.0874716603181218</text:p>
              </table:table-cell>
              <table:table-cell office:value-type="float" office:value="0.25205684206399">
                <text:p>0.25205684206399</text:p>
              </table:table-cell>
              <table:table-cell office:value-type="float" office:value="NaN">
                <text:p>NaN</text:p>
              </table:table-cell>
              <table:table-cell office:value-type="float" office:value="0.164689454186819">
                <text:p>0.164689454186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379.9159722222">
                <text:p>43379.9159722222</text:p>
              </table:table-cell>
              <table:table-cell office:value-type="float" office:value="1.01141145495827">
                <text:p>1.01141145495827</text:p>
              </table:table-cell>
              <table:table-cell office:value-type="float" office:value="NaN">
                <text:p>NaN</text:p>
              </table:table-cell>
              <table:table-cell office:value-type="float" office:value="0.354906823115147">
                <text:p>0.35490682311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2556480530411">
                <text:p>0.0492556480530411</text:p>
              </table:table-cell>
              <table:table-cell office:value-type="float" office:value="0.374956207723681">
                <text:p>0.374956207723681</text:p>
              </table:table-cell>
              <table:table-cell office:value-type="float" office:value="0.221226315108279">
                <text:p>0.22122631510827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516279474223539">
                <text:p>0.51627947422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179230578192">
                <text:p>0.165179230578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379.9194444444">
                <text:p>43379.9194444444</text:p>
              </table:table-cell>
              <table:table-cell office:value-type="float" office:value="0.722677413234269">
                <text:p>0.722677413234269</text:p>
              </table:table-cell>
              <table:table-cell office:value-type="float" office:value="0.675586924564659">
                <text:p>0.675586924564659</text:p>
              </table:table-cell>
              <table:table-cell office:value-type="float" office:value="0.364254069221529">
                <text:p>0.36425406922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614147485877">
                <text:p>0.35261414748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115371204954">
                <text:p>0.552115371204954</text:p>
              </table:table-cell>
              <table:table-cell office:value-type="float" office:value="NaN">
                <text:p>NaN</text:p>
              </table:table-cell>
              <table:table-cell office:value-type="float" office:value="0.263148519243447">
                <text:p>0.263148519243447</text:p>
              </table:table-cell>
              <table:table-cell office:value-type="float" office:value="NaN">
                <text:p>NaN</text:p>
              </table:table-cell>
              <table:table-cell office:value-type="float" office:value="0.155208588215597">
                <text:p>0.1552085882155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379.9229166667">
                <text:p>43379.9229166667</text:p>
              </table:table-cell>
              <table:table-cell office:value-type="float" office:value="0.657880134811219">
                <text:p>0.657880134811219</text:p>
              </table:table-cell>
              <table:table-cell office:value-type="float" office:value="0.550762155754244">
                <text:p>0.550762155754244</text:p>
              </table:table-cell>
              <table:table-cell office:value-type="float" office:value="0.341702502594508">
                <text:p>0.34170250259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465517832482">
                <text:p>0.33846551783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8998682942524">
                <text:p>0.0818998682942524</text:p>
              </table:table-cell>
              <table:table-cell office:value-type="float" office:value="0.194391919805046">
                <text:p>0.194391919805046</text:p>
              </table:table-cell>
              <table:table-cell office:value-type="float" office:value="NaN">
                <text:p>NaN</text:p>
              </table:table-cell>
              <table:table-cell office:value-type="float" office:value="0.14761688590913">
                <text:p>0.147616885909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379.9263888889">
                <text:p>43379.9263888889</text:p>
              </table:table-cell>
              <table:table-cell office:value-type="float" office:value="NaN">
                <text:p>NaN</text:p>
              </table:table-cell>
              <table:table-cell office:value-type="float" office:value="0.604501648581748">
                <text:p>0.604501648581748</text:p>
              </table:table-cell>
              <table:table-cell office:value-type="float" office:value="0.295333647774534">
                <text:p>0.295333647774534</text:p>
              </table:table-cell>
              <table:table-cell office:value-type="float" office:value="NaN">
                <text:p>NaN</text:p>
              </table:table-cell>
              <table:table-cell office:value-type="float" office:value="0.32088776648941">
                <text:p>0.32088776648941</text:p>
              </table:table-cell>
              <table:table-cell office:value-type="float" office:value="NaN">
                <text:p>NaN</text:p>
              </table:table-cell>
              <table:table-cell office:value-type="float" office:value="0.0970348442416444">
                <text:p>0.0970348442416444</text:p>
              </table:table-cell>
              <table:table-cell office:value-type="float" office:value="NaN">
                <text:p>NaN</text:p>
              </table:table-cell>
              <table:table-cell office:value-type="float" office:value="0.326630502419956">
                <text:p>0.326630502419956</text:p>
              </table:table-cell>
              <table:table-cell office:value-type="float" office:value="0.205986483083969">
                <text:p>0.20598648308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785635518358">
                <text:p>0.115785635518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379.9298611111">
                <text:p>43379.9298611111</text:p>
              </table:table-cell>
              <table:table-cell office:value-type="float" office:value="0.599865825600233">
                <text:p>0.599865825600233</text:p>
              </table:table-cell>
              <table:table-cell office:value-type="float" office:value="0.509017925475582">
                <text:p>0.509017925475582</text:p>
              </table:table-cell>
              <table:table-cell office:value-type="float" office:value="0.315882760669616">
                <text:p>0.315882760669616</text:p>
              </table:table-cell>
              <table:table-cell office:value-type="float" office:value="1.13644745368879">
                <text:p>1.13644745368879</text:p>
              </table:table-cell>
              <table:table-cell office:value-type="float" office:value="0.250426511529632">
                <text:p>0.250426511529632</text:p>
              </table:table-cell>
              <table:table-cell office:value-type="float" office:value="NaN">
                <text:p>NaN</text:p>
              </table:table-cell>
              <table:table-cell office:value-type="float" office:value="0.114285518379909">
                <text:p>0.114285518379909</text:p>
              </table:table-cell>
              <table:table-cell office:value-type="float" office:value="NaN">
                <text:p>NaN</text:p>
              </table:table-cell>
              <table:table-cell office:value-type="float" office:value="0.316863626470862">
                <text:p>0.31686362647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405856170018">
                <text:p>0.55340585617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726924643625">
                <text:p>0.101726924643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379.9333333333">
                <text:p>43379.9333333333</text:p>
              </table:table-cell>
              <table:table-cell office:value-type="float" office:value="0.413649571812595">
                <text:p>0.413649571812595</text:p>
              </table:table-cell>
              <table:table-cell office:value-type="float" office:value="NaN">
                <text:p>NaN</text:p>
              </table:table-cell>
              <table:table-cell office:value-type="float" office:value="0.320162496386491">
                <text:p>0.320162496386491</text:p>
              </table:table-cell>
              <table:table-cell office:value-type="float" office:value="1.12572573121798">
                <text:p>1.12572573121798</text:p>
              </table:table-cell>
              <table:table-cell office:value-type="float" office:value="0.288255483561262">
                <text:p>0.288255483561262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0.0992369210844188">
                <text:p>0.0992369210844188</text:p>
              </table:table-cell>
              <table:table-cell office:value-type="float" office:value="NaN">
                <text:p>NaN</text:p>
              </table:table-cell>
              <table:table-cell office:value-type="float" office:value="0.318424725086437">
                <text:p>0.31842472508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354770891993">
                <text:p>0.50935477089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420836851729">
                <text:p>0.1034208368517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379.9368055556">
                <text:p>43379.9368055556</text:p>
              </table:table-cell>
              <table:table-cell office:value-type="float" office:value="0.454091012608071">
                <text:p>0.454091012608071</text:p>
              </table:table-cell>
              <table:table-cell office:value-type="float" office:value="NaN">
                <text:p>NaN</text:p>
              </table:table-cell>
              <table:table-cell office:value-type="float" office:value="0.356771657982231">
                <text:p>0.356771657982231</text:p>
              </table:table-cell>
              <table:table-cell office:value-type="float" office:value="1.13326252508231">
                <text:p>1.13326252508231</text:p>
              </table:table-cell>
              <table:table-cell office:value-type="float" office:value="0.31671014043788">
                <text:p>0.31671014043788</text:p>
              </table:table-cell>
              <table:table-cell office:value-type="float" office:value="NaN">
                <text:p>NaN</text:p>
              </table:table-cell>
              <table:table-cell office:value-type="float" office:value="0.0634892216409">
                <text:p>0.0634892216409</text:p>
              </table:table-cell>
              <table:table-cell office:value-type="float" office:value="NaN">
                <text:p>NaN</text:p>
              </table:table-cell>
              <table:table-cell office:value-type="float" office:value="0.315038363458054">
                <text:p>0.31503836345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0546200731">
                <text:p>0.5050546200731</text:p>
              </table:table-cell>
              <table:table-cell office:value-type="float" office:value="NaN">
                <text:p>NaN</text:p>
              </table:table-cell>
              <table:table-cell office:value-type="float" office:value="0.110580389003619">
                <text:p>0.110580389003619</text:p>
              </table:table-cell>
              <table:table-cell office:value-type="float" office:value="NaN">
                <text:p>NaN</text:p>
              </table:table-cell>
              <table:table-cell office:value-type="float" office:value="0.107797427523114">
                <text:p>0.107797427523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379.9402777778">
                <text:p>43379.9402777778</text:p>
              </table:table-cell>
              <table:table-cell office:value-type="float" office:value="0.533862582048627">
                <text:p>0.533862582048627</text:p>
              </table:table-cell>
              <table:table-cell office:value-type="float" office:value="0.589188386449171">
                <text:p>0.58918838644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766324464517">
                <text:p>0.36176632446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304325563918">
                <text:p>0.31530432556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425642931364">
                <text:p>0.1044256429313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379.94375">
                <text:p>43379.94375</text:p>
              </table:table-cell>
              <table:table-cell office:value-type="float" office:value="0.499062448939903">
                <text:p>0.499062448939903</text:p>
              </table:table-cell>
              <table:table-cell office:value-type="float" office:value="0.579522073673792">
                <text:p>0.579522073673792</text:p>
              </table:table-cell>
              <table:table-cell office:value-type="float" office:value="0.336679169015575">
                <text:p>0.336679169015575</text:p>
              </table:table-cell>
              <table:table-cell office:value-type="float" office:value="0.950900360553979">
                <text:p>0.95090036055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045106506237">
                <text:p>0.313045106506237</text:p>
              </table:table-cell>
              <table:table-cell office:value-type="float" office:value="0.164815079486271">
                <text:p>0.164815079486271</text:p>
              </table:table-cell>
              <table:table-cell office:value-type="float" office:value="NaN">
                <text:p>NaN</text:p>
              </table:table-cell>
              <table:table-cell office:value-type="float" office:value="0.503377092669159">
                <text:p>0.503377092669159</text:p>
              </table:table-cell>
              <table:table-cell office:value-type="float" office:value="0.102891631578313">
                <text:p>0.10289163157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367726435851">
                <text:p>0.111367726435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379.9472222222">
                <text:p>43379.9472222222</text:p>
              </table:table-cell>
              <table:table-cell office:value-type="float" office:value="0.411504122151207">
                <text:p>0.411504122151207</text:p>
              </table:table-cell>
              <table:table-cell office:value-type="float" office:value="0.590290571440317">
                <text:p>0.590290571440317</text:p>
              </table:table-cell>
              <table:table-cell office:value-type="float" office:value="0.381990864447385">
                <text:p>0.381990864447385</text:p>
              </table:table-cell>
              <table:table-cell office:value-type="float" office:value="0.924728621702357">
                <text:p>0.924728621702357</text:p>
              </table:table-cell>
              <table:table-cell office:value-type="float" office:value="0.33998377797657">
                <text:p>0.3399837779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723565437997">
                <text:p>0.279723565437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144090906346">
                <text:p>0.113144090906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379.9506944444">
                <text:p>43379.9506944444</text:p>
              </table:table-cell>
              <table:table-cell office:value-type="float" office:value="0.446343881937512">
                <text:p>0.446343881937512</text:p>
              </table:table-cell>
              <table:table-cell office:value-type="float" office:value="NaN">
                <text:p>NaN</text:p>
              </table:table-cell>
              <table:table-cell office:value-type="float" office:value="0.379805365314596">
                <text:p>0.379805365314596</text:p>
              </table:table-cell>
              <table:table-cell office:value-type="float" office:value="1.0907498485816">
                <text:p>1.0907498485816</text:p>
              </table:table-cell>
              <table:table-cell office:value-type="float" office:value="0.340018312514894">
                <text:p>0.3400183125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745629918082">
                <text:p>0.27674562991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553654685643">
                <text:p>0.089553654685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379.9541666667">
                <text:p>43379.9541666667</text:p>
              </table:table-cell>
              <table:table-cell office:value-type="float" office:value="0.505502980280731">
                <text:p>0.505502980280731</text:p>
              </table:table-cell>
              <table:table-cell office:value-type="float" office:value="NaN">
                <text:p>NaN</text:p>
              </table:table-cell>
              <table:table-cell office:value-type="float" office:value="0.273486910126461">
                <text:p>0.273486910126461</text:p>
              </table:table-cell>
              <table:table-cell office:value-type="float" office:value="0.765303434300716">
                <text:p>0.76530343430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905412734846">
                <text:p>0.24590541273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442485000223">
                <text:p>0.1084424850002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379.9576388889">
                <text:p>43379.9576388889</text:p>
              </table:table-cell>
              <table:table-cell office:value-type="float" office:value="0.537406867718321">
                <text:p>0.537406867718321</text:p>
              </table:table-cell>
              <table:table-cell office:value-type="float" office:value="0.545328996141342">
                <text:p>0.545328996141342</text:p>
              </table:table-cell>
              <table:table-cell office:value-type="float" office:value="0.329409958778427">
                <text:p>0.329409958778427</text:p>
              </table:table-cell>
              <table:table-cell office:value-type="float" office:value="0.802718748034243">
                <text:p>0.802718748034243</text:p>
              </table:table-cell>
              <table:table-cell office:value-type="float" office:value="0.300847910414697">
                <text:p>0.30084791041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010266509998">
                <text:p>0.25201026650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347761560549">
                <text:p>0.116347761560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379.9611111111">
                <text:p>43379.9611111111</text:p>
              </table:table-cell>
              <table:table-cell office:value-type="float" office:value="0.597708283502239">
                <text:p>0.597708283502239</text:p>
              </table:table-cell>
              <table:table-cell office:value-type="float" office:value="0.528283063175123">
                <text:p>0.528283063175123</text:p>
              </table:table-cell>
              <table:table-cell office:value-type="float" office:value="0.337719267342482">
                <text:p>0.337719267342482</text:p>
              </table:table-cell>
              <table:table-cell office:value-type="float" office:value="0.858641716642097">
                <text:p>0.85864171664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1413828045205">
                <text:p>0.0501413828045205</text:p>
              </table:table-cell>
              <table:table-cell office:value-type="float" office:value="0.0206105744916538">
                <text:p>0.0206105744916538</text:p>
              </table:table-cell>
              <table:table-cell office:value-type="float" office:value="0.244433622101056">
                <text:p>0.244433622101056</text:p>
              </table:table-cell>
              <table:table-cell office:value-type="float" office:value="0.0836061014632783">
                <text:p>0.0836061014632783</text:p>
              </table:table-cell>
              <table:table-cell office:value-type="float" office:value="NaN">
                <text:p>NaN</text:p>
              </table:table-cell>
              <table:table-cell office:value-type="float" office:value="0.511298360478591">
                <text:p>0.51129836047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833854676236">
                <text:p>0.114833854676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379.9645833333">
                <text:p>43379.9645833333</text:p>
              </table:table-cell>
              <table:table-cell office:value-type="float" office:value="0.489157552635767">
                <text:p>0.489157552635767</text:p>
              </table:table-cell>
              <table:table-cell office:value-type="float" office:value="0.472183714968853">
                <text:p>0.47218371496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0550633757273">
                <text:p>0.24055063375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0886049163829">
                <text:p>0.094088604916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8981284862084">
                <text:p>0.0798981284862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379.9680555556">
                <text:p>43379.9680555556</text:p>
              </table:table-cell>
              <table:table-cell office:value-type="float" office:value="0.529322950163493">
                <text:p>0.529322950163493</text:p>
              </table:table-cell>
              <table:table-cell office:value-type="float" office:value="NaN">
                <text:p>NaN</text:p>
              </table:table-cell>
              <table:table-cell office:value-type="float" office:value="0.332695854793849">
                <text:p>0.332695854793849</text:p>
              </table:table-cell>
              <table:table-cell office:value-type="float" office:value="0.642036638249639">
                <text:p>0.64203663824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018478101742">
                <text:p>0.24601847810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983287267421">
                <text:p>0.52298328726742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2199311661139">
                <text:p>0.08121993116611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379.9715277778">
                <text:p>43379.9715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331716240043">
                <text:p>0.429331716240043</text:p>
              </table:table-cell>
              <table:table-cell office:value-type="float" office:value="0.625030612629521">
                <text:p>0.625030612629521</text:p>
              </table:table-cell>
              <table:table-cell office:value-type="float" office:value="0.274377569034703">
                <text:p>0.274377569034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595721783452">
                <text:p>0.19859572178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4614558119443">
                <text:p>0.0804614558119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379.975">
                <text:p>43379.975</text:p>
              </table:table-cell>
              <table:table-cell office:value-type="float" office:value="0.501354406416237">
                <text:p>0.501354406416237</text:p>
              </table:table-cell>
              <table:table-cell office:value-type="float" office:value="0.478924317084443">
                <text:p>0.478924317084443</text:p>
              </table:table-cell>
              <table:table-cell office:value-type="float" office:value="0.456546651876286">
                <text:p>0.456546651876286</text:p>
              </table:table-cell>
              <table:table-cell office:value-type="float" office:value="0.577086131728391">
                <text:p>0.57708613172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577192906402">
                <text:p>0.0698577192906402</text:p>
              </table:table-cell>
              <table:table-cell office:value-type="float" office:value="NaN">
                <text:p>NaN</text:p>
              </table:table-cell>
              <table:table-cell office:value-type="float" office:value="0.195043333145573">
                <text:p>0.19504333314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379.9784722222">
                <text:p>43379.9784722222</text:p>
              </table:table-cell>
              <table:table-cell office:value-type="float" office:value="0.46070282555673">
                <text:p>0.46070282555673</text:p>
              </table:table-cell>
              <table:table-cell office:value-type="float" office:value="0.446635134815369">
                <text:p>0.446635134815369</text:p>
              </table:table-cell>
              <table:table-cell office:value-type="float" office:value="0.51276657744083">
                <text:p>0.51276657744083</text:p>
              </table:table-cell>
              <table:table-cell office:value-type="float" office:value="0.487029502499412">
                <text:p>0.487029502499412</text:p>
              </table:table-cell>
              <table:table-cell office:value-type="float" office:value="0.267455849232018">
                <text:p>0.26745584923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340361015932">
                <text:p>0.18834036101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8515355842308">
                <text:p>0.06385153558423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379.9819444444">
                <text:p>43379.9819444444</text:p>
              </table:table-cell>
              <table:table-cell office:value-type="float" office:value="0.440079772161788">
                <text:p>0.440079772161788</text:p>
              </table:table-cell>
              <table:table-cell office:value-type="float" office:value="0.394398549640457">
                <text:p>0.394398549640457</text:p>
              </table:table-cell>
              <table:table-cell office:value-type="float" office:value="0.279159807348703">
                <text:p>0.279159807348703</text:p>
              </table:table-cell>
              <table:table-cell office:value-type="float" office:value="0.473062185157508">
                <text:p>0.473062185157508</text:p>
              </table:table-cell>
              <table:table-cell office:value-type="float" office:value="0.239264547869753">
                <text:p>0.23926454786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647358017525">
                <text:p>0.19064735801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379.9854166667">
                <text:p>43379.9854166667</text:p>
              </table:table-cell>
              <table:table-cell office:value-type="float" office:value="0.408888657257961">
                <text:p>0.40888865725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530892799998">
                <text:p>0.523530892799998</text:p>
              </table:table-cell>
              <table:table-cell office:value-type="float" office:value="0.222350577504011">
                <text:p>0.22235057750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669042944705">
                <text:p>0.181669042944705</text:p>
              </table:table-cell>
              <table:table-cell office:value-type="float" office:value="0.0250427227234118">
                <text:p>0.025042722723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255221035207">
                <text:p>0.0422552210352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379.9888888889">
                <text:p>43379.9888888889</text:p>
              </table:table-cell>
              <table:table-cell office:value-type="float" office:value="0.520277278433284">
                <text:p>0.520277278433284</text:p>
              </table:table-cell>
              <table:table-cell office:value-type="float" office:value="0.336658321568425">
                <text:p>0.336658321568425</text:p>
              </table:table-cell>
              <table:table-cell office:value-type="float" office:value="0.241799381351418">
                <text:p>0.241799381351418</text:p>
              </table:table-cell>
              <table:table-cell office:value-type="float" office:value="0.610158767759081">
                <text:p>0.610158767759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027226970896">
                <text:p>0.18302722697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037843317947">
                <text:p>0.52803784331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379.9923611111">
                <text:p>43379.9923611111</text:p>
              </table:table-cell>
              <table:table-cell office:value-type="float" office:value="0.484095639520543">
                <text:p>0.484095639520543</text:p>
              </table:table-cell>
              <table:table-cell office:value-type="float" office:value="0.334091145330806">
                <text:p>0.334091145330806</text:p>
              </table:table-cell>
              <table:table-cell office:value-type="float" office:value="0.239511439813043">
                <text:p>0.239511439813043</text:p>
              </table:table-cell>
              <table:table-cell office:value-type="float" office:value="0.445490703236699">
                <text:p>0.44549070323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68010606378">
                <text:p>0.070468010606378</text:p>
              </table:table-cell>
              <table:table-cell office:value-type="float" office:value="NaN">
                <text:p>NaN</text:p>
              </table:table-cell>
              <table:table-cell office:value-type="float" office:value="0.173423058149496">
                <text:p>0.1734230581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1191290613795">
                <text:p>0.04911912906137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379.9958333333">
                <text:p>43379.9958333333</text:p>
              </table:table-cell>
              <table:table-cell office:value-type="float" office:value="0.406503912204908">
                <text:p>0.40650391220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080097210711">
                <text:p>0.16108009721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368787852462">
                <text:p>0.53536878785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379.9993055556">
                <text:p>43379.9993055556</text:p>
              </table:table-cell>
              <table:table-cell office:value-type="float" office:value="0.350512462952015">
                <text:p>0.350512462952015</text:p>
              </table:table-cell>
              <table:table-cell office:value-type="float" office:value="0.313457595058963">
                <text:p>0.313457595058963</text:p>
              </table:table-cell>
              <table:table-cell office:value-type="float" office:value="0.224355332184977">
                <text:p>0.224355332184977</text:p>
              </table:table-cell>
              <table:table-cell office:value-type="float" office:value="NaN">
                <text:p>NaN</text:p>
              </table:table-cell>
              <table:table-cell office:value-type="float" office:value="0.216793743983465">
                <text:p>0.216793743983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407405798423">
                <text:p>0.16540740579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4260373574288">
                <text:p>0.04442603735742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380.0027777778">
                <text:p>43380.0027777778</text:p>
              </table:table-cell>
              <table:table-cell office:value-type="float" office:value="0.358563001786749">
                <text:p>0.358563001786749</text:p>
              </table:table-cell>
              <table:table-cell office:value-type="float" office:value="NaN">
                <text:p>NaN</text:p>
              </table:table-cell>
              <table:table-cell office:value-type="float" office:value="0.175051911777548">
                <text:p>0.175051911777548</text:p>
              </table:table-cell>
              <table:table-cell office:value-type="float" office:value="0.654000152863159">
                <text:p>0.65400015286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818736373742">
                <text:p>0.14981873637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380.00625">
                <text:p>43380.00625</text:p>
              </table:table-cell>
              <table:table-cell office:value-type="float" office:value="0.309976329139278">
                <text:p>0.309976329139278</text:p>
              </table:table-cell>
              <table:table-cell office:value-type="float" office:value="0.2356780566146">
                <text:p>0.2356780566146</text:p>
              </table:table-cell>
              <table:table-cell office:value-type="float" office:value="0.185718960698157">
                <text:p>0.185718960698157</text:p>
              </table:table-cell>
              <table:table-cell office:value-type="float" office:value="0.484156228453461">
                <text:p>0.484156228453461</text:p>
              </table:table-cell>
              <table:table-cell office:value-type="float" office:value="0.216352102085009">
                <text:p>0.216352102085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481804295027">
                <text:p>0.133481804295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272162888643">
                <text:p>0.11427216288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380.0097222222">
                <text:p>43380.0097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422126408236">
                <text:p>0.146422126408236</text:p>
              </table:table-cell>
              <table:table-cell office:value-type="float" office:value="0.514616526778637">
                <text:p>0.51461652677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528712411617">
                <text:p>0.11852871241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9648095874136">
                <text:p>0.0469648095874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380.0131944444">
                <text:p>43380.01319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216159835216">
                <text:p>0.13421615983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8197577333733">
                <text:p>0.089819757733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305482266011">
                <text:p>0.534305482266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380.0166666667">
                <text:p>43380.01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6896132500293">
                <text:p>0.0976896132500293</text:p>
              </table:table-cell>
              <table:table-cell office:value-type="float" office:value="0.505819783376664">
                <text:p>0.505819783376664</text:p>
              </table:table-cell>
              <table:table-cell office:value-type="float" office:value="0.164149077081181">
                <text:p>0.16414907708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3721979738219">
                <text:p>0.088372197973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380.0201388889">
                <text:p>43380.0201388889</text:p>
              </table:table-cell>
              <table:table-cell office:value-type="float" office:value="0.286335002260252">
                <text:p>0.28633500226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928278371159">
                <text:p>0.16392827837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0905206049328">
                <text:p>0.091090520604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1589997243703">
                <text:p>0.04015899972437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380.0236111111">
                <text:p>43380.0236111111</text:p>
              </table:table-cell>
              <table:table-cell office:value-type="float" office:value="0.294268640262207">
                <text:p>0.29426864026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946069572829">
                <text:p>0.43894606957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NaN">
                <text:p>NaN</text:p>
              </table:table-cell>
              <table:table-cell office:value-type="float" office:value="0.092153441077599">
                <text:p>0.09215344107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617496190052">
                <text:p>0.027661749619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380.0270833333">
                <text:p>43380.02708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103721658955">
                <text:p>0.10410372165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761264452446">
                <text:p>0.077376126445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380.0305555556">
                <text:p>43380.0305555556</text:p>
              </table:table-cell>
              <table:table-cell office:value-type="float" office:value="0.303803013639929">
                <text:p>0.30380301363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187401595355">
                <text:p>0.320187401595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120875705241">
                <text:p>0.078112087570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5125626399102">
                <text:p>0.03751256263991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380.0340277778">
                <text:p>43380.0340277778</text:p>
              </table:table-cell>
              <table:table-cell office:value-type="float" office:value="0.265138804446458">
                <text:p>0.265138804446458</text:p>
              </table:table-cell>
              <table:table-cell office:value-type="float" office:value="NaN">
                <text:p>NaN</text:p>
              </table:table-cell>
              <table:table-cell office:value-type="float" office:value="0.0834725116907471">
                <text:p>0.083472511690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5050317603083">
                <text:p>0.087505031760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80.0375">
                <text:p>43380.0375</text:p>
              </table:table-cell>
              <table:table-cell office:value-type="float" office:value="0.264044778420065">
                <text:p>0.26404477842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969916141776">
                <text:p>0.31596991614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9292210603988">
                <text:p>0.075929221060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380.0409722222">
                <text:p>43380.0409722222</text:p>
              </table:table-cell>
              <table:table-cell office:value-type="float" office:value="0.322121441041507">
                <text:p>0.32212144104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9533358854436">
                <text:p>0.095953335885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380.0444444444">
                <text:p>43380.0444444444</text:p>
              </table:table-cell>
              <table:table-cell office:value-type="float" office:value="0.410589179492749">
                <text:p>0.41058917949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5633412120337">
                <text:p>0.094563341212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380.0479166667">
                <text:p>43380.04791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6228773248913">
                <text:p>0.097622877324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380.0513888889">
                <text:p>43380.0513888889</text:p>
              </table:table-cell>
              <table:table-cell office:value-type="float" office:value="0.34189000704378">
                <text:p>0.34189000704378</text:p>
              </table:table-cell>
              <table:table-cell office:value-type="float" office:value="NaN">
                <text:p>NaN</text:p>
              </table:table-cell>
              <table:table-cell office:value-type="float" office:value="0.0391217822921268">
                <text:p>0.0391217822921268</text:p>
              </table:table-cell>
              <table:table-cell office:value-type="float" office:value="0.297638363960681">
                <text:p>0.29763836396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997275260413">
                <text:p>0.081997275260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380.0548611111">
                <text:p>43380.0548611111</text:p>
              </table:table-cell>
              <table:table-cell office:value-type="float" office:value="0.31010989905284">
                <text:p>0.3101098990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352803191215">
                <text:p>0.25535280319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278707850495">
                <text:p>0.076278707850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5238953781065">
                <text:p>0.03752389537810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380.0583333333">
                <text:p>43380.0583333333</text:p>
              </table:table-cell>
              <table:table-cell office:value-type="float" office:value="NaN">
                <text:p>NaN</text:p>
              </table:table-cell>
              <table:table-cell office:value-type="float" office:value="0.170709762144951">
                <text:p>0.170709762144951</text:p>
              </table:table-cell>
              <table:table-cell office:value-type="float" office:value="NaN">
                <text:p>NaN</text:p>
              </table:table-cell>
              <table:table-cell office:value-type="float" office:value="0.213186630535521">
                <text:p>0.21318663053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2095726471249">
                <text:p>0.0152095726471249</text:p>
              </table:table-cell>
              <table:table-cell office:value-type="float" office:value="0.0612762458907454">
                <text:p>0.061276245890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293710671646">
                <text:p>0.535293710671646</text:p>
              </table:table-cell>
              <table:table-cell office:value-type="float" office:value="NaN">
                <text:p>NaN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NaN">
                <text:p>NaN</text:p>
              </table:table-cell>
              <table:table-cell office:value-type="float" office:value="0.0343638725214963">
                <text:p>0.0343638725214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380.0618055556">
                <text:p>43380.0618055556</text:p>
              </table:table-cell>
              <table:table-cell office:value-type="float" office:value="0.245910617194578">
                <text:p>0.245910617194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15650826101">
                <text:p>0.23515650826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317411923545">
                <text:p>0.064431741192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380.0652777778">
                <text:p>43380.0652777778</text:p>
              </table:table-cell>
              <table:table-cell office:value-type="float" office:value="0.226271110291066">
                <text:p>0.22627111029106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4508689085543">
                <text:p>0.052450868908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380.06875">
                <text:p>43380.0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491079244606">
                <text:p>0.062749107924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7240607015524">
                <text:p>0.054724060701552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300015325717">
                <text:p>0.01503000153257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380.0722222222">
                <text:p>43380.0722222222</text:p>
              </table:table-cell>
              <table:table-cell office:value-type="float" office:value="0.225125189540464">
                <text:p>0.225125189540464</text:p>
              </table:table-cell>
              <table:table-cell office:value-type="float" office:value="NaN">
                <text:p>NaN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8599487668445">
                <text:p>0.055859948766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380.0756944444">
                <text:p>43380.07569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380751632631">
                <text:p>0.18638075163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2639783378124">
                <text:p>0.049263978337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380.0791666667">
                <text:p>43380.0791666667</text:p>
              </table:table-cell>
              <table:table-cell office:value-type="float" office:value="0.2098171071911">
                <text:p>0.209817107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125126028909">
                <text:p>0.15412512602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0336753245623">
                <text:p>0.052033675324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380.0826388889">
                <text:p>43380.0826388889</text:p>
              </table:table-cell>
              <table:table-cell office:value-type="float" office:value="0.173920553006219">
                <text:p>0.17392055300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717214793513">
                <text:p>0.14371721479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9316848751761">
                <text:p>0.049931684875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380.0861111111">
                <text:p>43380.086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0546006016879">
                <text:p>0.04505460060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380.0895833333">
                <text:p>43380.0895833333</text:p>
              </table:table-cell>
              <table:table-cell office:value-type="float" office:value="0.168626318366108">
                <text:p>0.16862631836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8357701494293">
                <text:p>0.038835770149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380.0965277778">
                <text:p>43380.0965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1688577184161">
                <text:p>0.054168857718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380.1">
                <text:p>4338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293077425482">
                <text:p>0.12529307742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2863464322123">
                <text:p>0.044286346432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380.1034722222">
                <text:p>43380.10347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6479052613">
                <text:p>0.15092647905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6965041025773">
                <text:p>0.046696504102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380.1104166667">
                <text:p>43380.1104166667</text:p>
              </table:table-cell>
              <table:table-cell office:value-type="float" office:value="0.183500975669183">
                <text:p>0.18350097566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3898796162671">
                <text:p>0.037389879616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380.1138888889">
                <text:p>43380.1138888889</text:p>
              </table:table-cell>
              <table:table-cell office:value-type="float" office:value="0.163326154186151">
                <text:p>0.16332615418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032027670486">
                <text:p>0.14303202767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9783319892603">
                <text:p>0.030978331989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132092832424">
                <text:p>0.02131320928324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380.1173611111">
                <text:p>43380.11736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751054717505">
                <text:p>0.026275105471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380.1208449074">
                <text:p>43380.120844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55731202972">
                <text:p>0.1475573120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0060668835205">
                <text:p>0.028006066883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380.1243171296">
                <text:p>43380.12431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3862848560354">
                <text:p>0.024386284856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380.1277893519">
                <text:p>43380.1277893519</text:p>
              </table:table-cell>
              <table:table-cell office:value-type="float" office:value="0.153501761702564">
                <text:p>0.15350176170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3925160553063">
                <text:p>0.023392516055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380.1312615741">
                <text:p>43380.1312615741</text:p>
              </table:table-cell>
              <table:table-cell office:value-type="float" office:value="0.141068954047398">
                <text:p>0.14106895404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183458171487">
                <text:p>0.12718345817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3522645765306">
                <text:p>0.02635226457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380.1347337963">
                <text:p>43380.134733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380.1382060185">
                <text:p>43380.1382060185</text:p>
              </table:table-cell>
              <table:table-cell office:value-type="float" office:value="0.129636141499699">
                <text:p>0.12963614149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0838907246055">
                <text:p>0.022083890724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380.145150463">
                <text:p>43380.14515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789694881938">
                <text:p>0.12478969488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146325859504">
                <text:p>0.020414632585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380.1555671296">
                <text:p>43380.1555671296</text:p>
              </table:table-cell>
              <table:table-cell office:value-type="float" office:value="0.133238548251498">
                <text:p>0.1332385482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1715198916724">
                <text:p>0.02317151989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380.1659837963">
                <text:p>43380.165983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391475955545">
                <text:p>0.101391475955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630004203817">
                <text:p>0.017863000420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380.1694560185">
                <text:p>43380.169456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295593278205">
                <text:p>0.10829559327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5446527194527">
                <text:p>0.017544652719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380.1729282407">
                <text:p>43380.17292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025631458804">
                <text:p>0.0168025631458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380.176400463">
                <text:p>43380.176400463</text:p>
              </table:table-cell>
              <table:table-cell office:value-type="float" office:value="0.105443989104895">
                <text:p>0.10544398910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380957315528">
                <text:p>0.0174380957315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380.1868171296">
                <text:p>43380.1868171296</text:p>
              </table:table-cell>
              <table:table-cell office:value-type="float" office:value="0.120651188959835">
                <text:p>0.12065118895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794480501236">
                <text:p>0.017979448050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380.207650463">
                <text:p>43380.20765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0754526589222">
                <text:p>0.020075452658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380.2111226852">
                <text:p>43380.211122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108952600029">
                <text:p>0.017410895260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380.2180671296">
                <text:p>43380.21806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31917163539">
                <text:p>0.1153191716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347533076829">
                <text:p>0.018834753307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380.2215393519">
                <text:p>43380.2215393519</text:p>
              </table:table-cell>
              <table:table-cell office:value-type="float" office:value="0.0417728417740424">
                <text:p>0.041772841774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5764662401">
                <text:p>0.0173576466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380.2250115741">
                <text:p>43380.225011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408476285576">
                <text:p>0.013840847628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380.2284837963">
                <text:p>43380.228483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2473351542088">
                <text:p>0.012247335154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380.2354282407">
                <text:p>43380.23542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2121176030467">
                <text:p>0.077212117603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208920447807">
                <text:p>0.0113208920447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380.238900463">
                <text:p>43380.23890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05179084326">
                <text:p>0.011690517908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380.2562615741">
                <text:p>43380.256261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9740414900968">
                <text:p>0.082974041490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0620051167352">
                <text:p>0.0093062005116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380.2666782407">
                <text:p>43380.266678240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781109850202">
                <text:p>0.007078110985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380.3118171296">
                <text:p>43380.31181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577837392601">
                <text:p>0.0054957783739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380.3534837963">
                <text:p>43380.353483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